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6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4.609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4.221cm"/>
    </style:style>
    <style:style style:name="co7" style:family="table-column">
      <style:table-column-properties fo:break-before="auto" style:column-width="4.276cm"/>
    </style:style>
    <style:style style:name="co8" style:family="table-column">
      <style:table-column-properties fo:break-before="auto" style:column-width="4.438cm"/>
    </style:style>
    <style:style style:name="co9" style:family="table-column">
      <style:table-column-properties fo:break-before="auto" style:column-width="4.247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1.058cm"/>
    </style:style>
    <style:style style:name="co12" style:family="table-column">
      <style:table-column-properties fo:break-before="auto" style:column-width="5.392cm"/>
    </style:style>
    <style:style style:name="co13" style:family="table-column">
      <style:table-column-properties fo:break-before="auto" style:column-width="5.667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2.096cm"/>
    </style:style>
    <style:style style:name="co16" style:family="table-column">
      <style:table-column-properties fo:break-before="auto" style:column-width="2.976cm"/>
    </style:style>
    <style:style style:name="co17" style:family="table-column">
      <style:table-column-properties fo:break-before="auto" style:column-width="1.743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2.75cm"/>
    </style:style>
    <style:style style:name="co21" style:family="table-column">
      <style:table-column-properties fo:break-before="auto" style:column-width="2.45cm"/>
    </style:style>
    <style:style style:name="co22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11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1.446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1.071cm" fo:break-before="auto" style:use-optimal-row-height="false"/>
    </style:style>
    <style:style style:name="ro9" style:family="table-row">
      <style:table-row-properties style:row-height="1.729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1.598cm" fo:break-before="auto" style:use-optimal-row-height="false"/>
    </style:style>
    <style:style style:name="ro12" style:family="table-row">
      <style:table-row-properties style:row-height="2.237cm" fo:break-before="auto" style:use-optimal-row-height="true"/>
    </style:style>
    <style:style style:name="ro13" style:family="table-row">
      <style:table-row-properties style:row-height="1.372cm" fo:break-before="auto" style:use-optimal-row-height="false"/>
    </style:style>
    <style:style style:name="ro14" style:family="table-row">
      <style:table-row-properties style:row-height="1.635cm" fo:break-before="auto" style:use-optimal-row-height="false"/>
    </style:style>
    <style:style style:name="ro15" style:family="table-row">
      <style:table-row-properties style:row-height="1.559cm" fo:break-before="auto" style:use-optimal-row-height="false"/>
    </style:style>
    <style:style style:name="ro16" style:family="table-row">
      <style:table-row-properties style:row-height="1.446cm" fo:break-before="auto" style:use-optimal-row-height="false"/>
    </style:style>
    <style:style style:name="ro17" style:family="table-row">
      <style:table-row-properties style:row-height="0.647cm" fo:break-before="auto" style:use-optimal-row-height="true"/>
    </style:style>
    <style:style style:name="ro18" style:family="table-row">
      <style:table-row-properties style:row-height="0.931cm" fo:break-before="auto" style:use-optimal-row-height="false"/>
    </style:style>
    <style:style style:name="ro19" style:family="table-row">
      <style:table-row-properties style:row-height="0.841cm" fo:break-before="auto" style:use-optimal-row-height="true"/>
    </style:style>
    <style:style style:name="ro20" style:family="table-row">
      <style:table-row-properties style:row-height="1.6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5" style:family="table-cell" style:parent-style-name="Default">
      <style:table-cell-properties fo:wrap-option="wrap" style:vertical-align="middle"/>
    </style:style>
    <style:style style:name="ce7" style:family="table-cell" style:parent-style-name="Default" style:data-style-name="N0">
      <style:table-cell-properties fo:wrap-option="wrap" style:vertical-align="middle"/>
    </style:style>
    <style:style style:name="ce8" style:family="table-cell" style:parent-style-name="Default">
      <style:table-cell-properties fo:border-bottom="none" fo:wrap-option="wrap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padding-bottom="0.035cm" fo:padding-left="0.035cm" fo:padding-right="0.286cm" fo:padding-top="0.035cm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0.06pt solid #000000" fo:padding-bottom="0.035cm" fo:padding-left="0.035cm" fo:padding-right="0.286cm" fo:padding-top="0.035cm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padding-bottom="0.035cm" fo:padding-left="0.035cm" fo:padding-right="0.286cm" fo:padding-top="0.035cm" style:vertical-align="middl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padding-bottom="0.035cm" fo:padding-left="0.035cm" fo:padding-right="0.286cm" fo:padding-top="0.035cm" style:vertical-align="middle"/>
      <style:paragraph-properties fo:text-align="end" fo:margin-left="0cm"/>
    </style:style>
    <style:style style:name="ce3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 style:data-style-name="N99"/>
    <style:style style:name="ce27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7" style:family="table-cell" style:parent-style-name="Default">
      <style:table-cell-properties fo:border="0.99pt solid #000000"/>
    </style:style>
    <style:style style:name="ce6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9" style:family="table-cell" style:parent-style-name="Pivot_20_Table_20_Category" style:data-style-name="N0">
      <style:table-cell-properties fo:border="0.99pt solid #000000"/>
    </style:style>
    <style:style style:name="ce7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8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8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6" style:family="table-cell" style:parent-style-name="Pivot_20_Table_20_Value" style:data-style-name="N108">
      <style:table-cell-properties fo:border-bottom="0.99pt solid #000000" fo:border-left="0.99pt solid #000000" fo:border-right="2.01pt solid #000000" fo:border-top="0.99pt solid #000000"/>
    </style:style>
    <style:style style:name="ce87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93" style:family="table-cell" style:parent-style-name="Pivot_20_Table_20_Result" style:data-style-name="N108">
      <style:table-cell-properties fo:border-bottom="2.01pt solid #000000" fo:border-left="0.99pt solid #000000" fo:border-right="2.01pt solid #000000" fo:border-top="0.99pt solid #000000"/>
    </style:style>
    <style:style style:name="ce1" style:family="table-cell" style:parent-style-name="Default" style:data-style-name="N108"/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19" style:family="table-cell" style:parent-style-name="Default">
      <style:table-cell-properties fo:wrap-option="wrap"/>
    </style:style>
    <style:style style:name="ce88" style:family="table-cell" style:parent-style-name="Default" style:data-style-name="N99">
      <style:table-cell-properties fo:wrap-option="wrap"/>
    </style:style>
    <style:style style:name="ce98" style:family="table-cell" style:parent-style-name="Default">
      <style:table-cell-properties fo:background-color="#2a6099" style:text-align-source="fix" style:repeat-content="false" fo:wrap-option="wrap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9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102" style:family="table-cell" style:parent-style-name="Default">
      <style:table-cell-properties fo:wrap-option="wrap" fo:border="0.06pt solid #000000"/>
    </style:style>
    <style:style style:name="ce12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fo:wrap-option="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28" style:family="table-cell" style:parent-style-name="Default">
      <style:table-cell-properties fo:background-color="#f6f9d4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wrap-option="wrap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fo:background-color="#f7d1d5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ffd7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ffa6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>
      <style:table-cell-properties fo:background-color="#dee6ef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7" style:family="table-cell" style:parent-style-name="Default">
      <style:table-cell-properties fo:background-color="#ffdbb6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able-cell-properties fo:background-color="#dee7e5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fo:background-color="#dddddd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132" style:family="table-cell" style:parent-style-name="Default">
      <style:table-cell-properties fo:background-color="#ffd8ce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ffd8ce" style:text-align-source="fix" style:repeat-content="false" fo:wrap-option="wrap" fo:padding="0.136cm" style:vertical-align="middle"/>
      <style:paragraph-properties fo:text-align="center" fo:margin-left="0cm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8pt" fo:font-weight="bold" style:font-size-asian="28pt" style:font-weight-asian="bold" style:font-size-complex="28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6" style:family="table-cell" style:parent-style-name="Default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start" fo:margin-left="0cm"/>
    </style:style>
    <style:style style:name="ce38" style:family="table-cell" style:parent-style-name="Default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ffff38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1" style:family="table-cell" style:parent-style-name="Default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52" style:family="table-cell" style:parent-style-name="Default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53" style:family="table-cell" style:parent-style-name="Default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54" style:family="table-cell" style:parent-style-name="Default">
      <style:table-cell-properties fo:background-color="#ffdbb6" style:text-align-source="fix" style:repeat-content="false" fo:wrap-option="wrap" fo:border="0.06pt solid #000000" fo:padding="0.136cm"/>
      <style:paragraph-properties fo:text-align="start" fo:margin-left="0cm"/>
    </style:style>
    <style:style style:name="ce155" style:family="table-cell" style:parent-style-name="Default">
      <style:table-cell-properties fo:background-color="#ff972f" style:text-align-source="fix" style:repeat-content="false" fo:wrap-option="wrap" fo:border="0.06pt solid #000000" fo:padding="0.136cm"/>
      <style:paragraph-properties fo:text-align="start" fo:margin-left="0cm"/>
    </style:style>
    <style:style style:name="ce156" style:family="table-cell" style:parent-style-name="Default">
      <style:table-cell-properties fo:background-color="#dee7e5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57" style:family="table-cell" style:parent-style-name="Default">
      <style:table-cell-properties fo:background-color="#81aca6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58" style:family="table-cell" style:parent-style-name="Default">
      <style:table-cell-properties fo:background-color="#dddddd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59" style:family="table-cell" style:parent-style-name="Default">
      <style:table-cell-properties fo:background-color="#999999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60" style:family="table-cell" style:parent-style-name="Default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61" style:family="table-cell" style:parent-style-name="Default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51" style:family="table-cell" style:parent-style-name="Default" style:data-style-name="N76">
      <style:table-cell-properties style:text-align-source="fix" style:repeat-content="false" fo:wrap-option="wrap"/>
      <style:paragraph-properties fo:text-align="start" fo:margin-left="0cm"/>
    </style:style>
    <style:style style:name="ce175" style:family="table-cell" style:parent-style-name="Default">
      <style:table-cell-properties fo:border-bottom="0.99pt dashed #000000" fo:background-color="#000000" style:text-align-source="fix" style:repeat-content="false" fo:wrap-option="wrap" fo:border-left="0.99pt dashed #000000" fo:border-right="none" fo:border-top="0.99pt dashed #000000" style:vertical-align="middle"/>
      <style:paragraph-properties fo:text-align="center" fo:margin-left="0cm"/>
      <style:text-properties fo:color="#ffffff" style:text-underline-style="none" fo:font-weight="bold" style:font-weight-asian="bold" style:font-weight-complex="bold"/>
    </style:style>
    <style:style style:name="ce181" style:family="table-cell" style:parent-style-name="Default">
      <style:table-cell-properties fo:border-bottom="0.99pt dashed #000000" fo:background-color="#ffff00" style:text-align-source="fix" style:repeat-content="false" fo:wrap-option="wrap" fo:border-left="none" fo:border-right="0.99pt dashed #000000" fo:border-top="0.99pt dashe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ffff38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83" style:family="table-cell" style:parent-style-name="Default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84" style:family="table-cell" style:parent-style-name="Default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85" style:family="table-cell" style:parent-style-name="Default">
      <style:table-cell-properties fo:background-color="#ffdbb6" style:text-align-source="fix" style:repeat-content="false" fo:wrap-option="wrap" fo:border="0.06pt solid #000000" fo:padding="0.136cm"/>
      <style:paragraph-properties fo:text-align="center" fo:margin-left="0cm"/>
    </style:style>
    <style:style style:name="ce186" style:family="table-cell" style:parent-style-name="Default">
      <style:table-cell-properties fo:background-color="#ff972f" style:text-align-source="fix" style:repeat-content="false" fo:wrap-option="wrap" fo:border="0.06pt solid #000000" fo:padding="0.136cm"/>
      <style:paragraph-properties fo:text-align="center" fo:margin-left="0cm"/>
    </style:style>
    <style:style style:name="ce187" style:family="table-cell" style:parent-style-name="Default">
      <style:table-cell-properties fo:background-color="#dee7e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88" style:family="table-cell" style:parent-style-name="Default">
      <style:table-cell-properties fo:background-color="#81aca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89" style:family="table-cell" style:parent-style-name="Default">
      <style:table-cell-properties fo:background-color="#dddddd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90" style:family="table-cell" style:parent-style-name="Default">
      <style:table-cell-properties fo:background-color="#99999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91" style:family="table-cell" style:parent-style-name="Default">
      <style:table-cell-properties fo:background-color="#dedce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1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70" style:family="table-cell" style:parent-style-name="Default">
      <style:table-cell-properties fo:background-color="#000000" style:text-align-source="fix" style:repeat-content="false" fo:wrap-option="no-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f6f9d4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d4ea6b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fd7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11" style:family="table-cell" style:parent-style-name="Default">
      <style:table-cell-properties style:text-align-source="fix" style:repeat-content="false" fo:wrap-option="no-wrap" fo:padding="0.136cm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f7d1d5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e16173" style:text-align-source="fix" style:repeat-content="false" fo:border="0.06pt solid #000000" fo:padding="0.136cm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f7d1d5" style:text-align-source="fix" style:repeat-content="false" fo:border="0.06pt solid #000000" fo:padding="0.136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ffff38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dee6e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729fc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18" style:family="table-cell" style:parent-style-name="Default">
      <style:table-cell-properties fo:background-color="#ffdbb6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19" style:family="table-cell" style:parent-style-name="Default">
      <style:table-cell-properties fo:background-color="#ff972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20" style:family="table-cell" style:parent-style-name="Default">
      <style:table-cell-properties fo:background-color="#ffdbb6" fo:border="0.06pt solid #000000" fo:padding="0.136cm"/>
    </style:style>
    <style:style style:name="ce221" style:family="table-cell" style:parent-style-name="Default">
      <style:table-cell-properties fo:background-color="#ff972f" fo:border="0.06pt solid #000000" fo:padding="0.136cm"/>
    </style:style>
    <style:style style:name="ce222" style:family="table-cell" style:parent-style-name="Default">
      <style:table-cell-properties fo:background-color="#dee7e5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23" style:family="table-cell" style:parent-style-name="Default">
      <style:table-cell-properties fo:background-color="#81aca6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24" style:family="table-cell" style:parent-style-name="Default">
      <style:table-cell-properties fo:background-color="#dddddd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25" style:family="table-cell" style:parent-style-name="Default">
      <style:table-cell-properties fo:background-color="#999999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2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90" style:family="table-cell" style:parent-style-name="Default" style:data-style-name="N108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1" style:family="table-cell" style:parent-style-name="Default" style:data-style-name="N108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2" style:family="table-cell" style:parent-style-name="Default" style:data-style-name="N108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30" style:family="table-cell" style:parent-style-name="Default" style:data-style-name="N108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94" style:family="table-cell" style:parent-style-name="Default" style:data-style-name="N108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5" style:family="table-cell" style:parent-style-name="Default" style:data-style-name="N108">
      <style:table-cell-properties fo:background-color="#ffff38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5" style:family="table-cell" style:parent-style-name="Default" style:data-style-name="N108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6" style:family="table-cell" style:parent-style-name="Default" style:data-style-name="N108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9" style:family="table-cell" style:parent-style-name="Default" style:data-style-name="N108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6" style:family="table-cell" style:parent-style-name="Default" style:data-style-name="N108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35" style:family="table-cell" style:parent-style-name="Default" style:data-style-name="N108">
      <style:table-cell-properties fo:background-color="#ffdbb6" style:text-align-source="fix" style:repeat-content="false" fo:border="0.06pt solid #000000" fo:padding="0.136cm" style:vertical-align="middle"/>
      <style:paragraph-properties fo:text-align="center" fo:margin-left="0cm"/>
    </style:style>
    <style:style style:name="ce236" style:family="table-cell" style:parent-style-name="Default" style:data-style-name="N108">
      <style:table-cell-properties fo:background-color="#ff972f" style:text-align-source="fix" style:repeat-content="false" fo:border="0.06pt solid #000000" fo:padding="0.136cm" style:vertical-align="middle"/>
      <style:paragraph-properties fo:text-align="center" fo:margin-left="0cm"/>
    </style:style>
    <style:style style:name="ce237" style:family="table-cell" style:parent-style-name="Default" style:data-style-name="N108">
      <style:table-cell-properties fo:background-color="#dee7e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52" style:family="table-cell" style:parent-style-name="Default" style:data-style-name="N108">
      <style:table-cell-properties fo:background-color="#81aca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0" style:family="table-cell" style:parent-style-name="Default" style:data-style-name="N108">
      <style:table-cell-properties fo:background-color="#dddddd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1" style:family="table-cell" style:parent-style-name="Default" style:data-style-name="N108">
      <style:table-cell-properties fo:background-color="#99999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5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56" style:family="table-cell" style:parent-style-name="Default" style:data-style-name="N108">
      <style:table-cell-properties style:text-align-source="fix" style:repeat-content="false" fo:wrap-option="wrap"/>
      <style:paragraph-properties fo:text-align="center" fo:margin-left="0cm"/>
    </style:style>
    <style:style style:name="ce104" style:family="table-cell" style:parent-style-name="Default" style:data-style-name="N108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60" style:family="table-cell" style:parent-style-name="Default" style:data-style-name="N108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61" style:family="table-cell" style:parent-style-name="Default" style:data-style-name="N108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75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76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4" style:family="table-cell" style:parent-style-name="Default" style:data-style-name="N108">
      <style:table-cell-properties fo:background-color="#dedce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8" style:family="table-cell" style:parent-style-name="Default">
      <style:table-cell-properties fo:background-color="#000000" fo:wrap-option="wrap" fo:padding="0.136cm" style:vertical-align="middl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style:text-align-source="fix" style:repeat-content="false" fo:wrap-option="wrap" fo:border-left="0.06pt solid #000000" fo:padding="0.136cm" fo:border-right="0.06pt solid #000000" fo:border-top="0.06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fo:border-bottom="none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111" style:family="table-cell" style:parent-style-name="Default">
      <style:table-cell-properties fo:border-bottom="none" fo:wrap-option="wrap" fo:border-left="0.06pt solid #000000" fo:padding="0.136cm" fo:border-right="0.06pt solid #000000" fo:border-top="none" style:vertical-align="middle"/>
    </style:style>
    <style:style style:name="ce195" style:family="table-cell" style:parent-style-name="Default">
      <style:table-cell-properties fo:border-bottom="none" fo:border-left="0.06pt solid #000000" fo:border-right="0.06pt solid #000000" fo:border-top="none"/>
    </style:style>
    <style:style style:name="ce112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114" style:family="table-cell" style:parent-style-name="Default" style:data-style-name="N108">
      <style:table-cell-properties fo:border-bottom="0.06pt solid #000000" style:text-align-source="fix" style:repeat-content="false" fo:border-left="0.06pt solid #000000" fo:padding="0.136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16" style:family="table-cell" style:parent-style-name="Default" style:data-style-name="N108">
      <style:table-cell-properties fo:border-bottom="none" style:text-align-source="fix" style:repeat-content="false" fo:wrap-option="wrap" fo:border-left="0.06pt solid #000000" fo:padding="0.136cm" fo:border-right="0.06pt solid #000000" fo:border-top="0.06pt solid #000000" style:vertical-align="middle"/>
      <style:paragraph-properties fo:text-align="center" fo:margin-left="0cm"/>
    </style:style>
    <style:style style:name="ce117" style:family="table-cell" style:parent-style-name="Default" style:data-style-name="N108">
      <style:table-cell-properties fo:border-bottom="none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282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262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7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4" style:family="table-cell" style:parent-style-name="Default" style:data-style-name="N108">
      <style:table-cell-properties style:text-align-source="fix" style:repeat-content="false" fo:wrap-option="wrap" fo:border="none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88" style:family="table-cell" style:parent-style-name="Default" style:data-style-name="N0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89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290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29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92" style:family="table-cell" style:parent-style-name="Default" style:data-style-name="N0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9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95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6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7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9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 fo:wrap-option="wrap"/>
      <style:paragraph-properties fo:text-align="center" fo:margin-left="0cm"/>
      <style:map style:condition="cell-content()=&quot;a commander&quot;" style:apply-style-name="A_20_commander" style:base-cell-address="Liste_Materiel.Q1"/>
      <style:map style:condition="cell-content()=[$Liste_Materiel.$G$110]" style:apply-style-name="En_20_attente_20_de_20_réception" style:base-cell-address="Liste_Materiel.Q1"/>
      <style:map style:condition="cell-content()=[$Liste_Materiel.$G$111]" style:apply-style-name="Sans_20_nom1" style:base-cell-address="Liste_Materiel.Q1"/>
      <style:map style:condition="cell-content()=[$Liste_Materiel.$G$112]" style:apply-style-name="colis_20_perdu" style:base-cell-address="Liste_Materiel.Q1"/>
    </style:style>
    <style:style style:name="ce32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a commander&quot;" style:apply-style-name="A_20_commander" style:base-cell-address="Liste_Materiel.Q1"/>
      <style:map style:condition="cell-content()=[$Liste_Materiel.$G$110]" style:apply-style-name="En_20_attente_20_de_20_réception" style:base-cell-address="Liste_Materiel.Q1"/>
      <style:map style:condition="cell-content()=[$Liste_Materiel.$G$111]" style:apply-style-name="Sans_20_nom1" style:base-cell-address="Liste_Materiel.Q1"/>
      <style:map style:condition="cell-content()=[$Liste_Materiel.$G$112]" style:apply-style-name="colis_20_perdu" style:base-cell-address="Liste_Materiel.Q1"/>
    </style:style>
    <style:style style:name="ce3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map style:condition="cell-content()=&quot;a commander&quot;" style:apply-style-name="A_20_commander" style:base-cell-address="Liste_Materiel.Q1"/>
      <style:map style:condition="cell-content()=[$Liste_Materiel.$G$110]" style:apply-style-name="En_20_attente_20_de_20_réception" style:base-cell-address="Liste_Materiel.Q1"/>
      <style:map style:condition="cell-content()=[$Liste_Materiel.$G$111]" style:apply-style-name="Sans_20_nom1" style:base-cell-address="Liste_Materiel.Q1"/>
      <style:map style:condition="cell-content()=[$Liste_Materiel.$G$112]" style:apply-style-name="colis_20_perdu" style:base-cell-address="Liste_Materiel.Q1"/>
    </style:style>
    <style:style style:name="ce3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a commander&quot;" style:apply-style-name="A_20_commander" style:base-cell-address="Liste_Materiel.Q1"/>
      <style:map style:condition="cell-content()=[$Liste_Materiel.$G$110]" style:apply-style-name="En_20_attente_20_de_20_réception" style:base-cell-address="Liste_Materiel.Q1"/>
      <style:map style:condition="cell-content()=[$Liste_Materiel.$G$111]" style:apply-style-name="Sans_20_nom1" style:base-cell-address="Liste_Materiel.Q1"/>
      <style:map style:condition="cell-content()=[$Liste_Materiel.$G$112]" style:apply-style-name="colis_20_perdu" style:base-cell-address="Liste_Materiel.Q1"/>
    </style:style>
    <style:style style:name="ce3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a commander&quot;" style:apply-style-name="A_20_commander" style:base-cell-address="Liste_Materiel.Q1"/>
      <style:map style:condition="cell-content()=[$Liste_Materiel.$G$110]" style:apply-style-name="En_20_attente_20_de_20_réception" style:base-cell-address="Liste_Materiel.Q1"/>
      <style:map style:condition="cell-content()=[$Liste_Materiel.$G$111]" style:apply-style-name="Sans_20_nom1" style:base-cell-address="Liste_Materiel.Q1"/>
      <style:map style:condition="cell-content()=[$Liste_Materiel.$G$112]" style:apply-style-name="colis_20_perdu" style:base-cell-address="Liste_Materiel.Q1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Liste_Materiel.G109">
          <table:error-message table:message-type="stop" table:display="true"/>
        </table:content-validation>
        <table:content-validation table:name="val2" table:condition="of:cell-content-is-in-list([$Liste_Materiel.$G$109:.$G$112])" table:allow-empty-cell="true" table:display-list="sort-ascending" table:base-cell-address="Liste_Materiel.Q79">
          <table:error-message table:message-type="stop" table:display="true"/>
        </table:content-validation>
      </table:content-validations>
      <table:table table:name="NT_Aladecoupe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60"/>
          <table:table-cell table:style-name="ce89" table:formula="of:=TODAY()" office:value-type="date" office:date-value="2022-11-10" calcext:value-type="date">
            <text:p>10/11/22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- multiple -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6" office:value-type="currency" office:currency="EUR" office:value="16.58" calcext:value-type="currency">
            <text:p>16,58 €</text:p>
          </table:table-cell>
          <table:table-cell/>
        </table:table-row>
        <table:table-row table:style-name="ro1">
          <table:table-cell table:style-name="ce32" office:value-type="string" calcext:value-type="string">
            <text:p>Plaque de PMMA incolore 5mm 450* 350mm</text:p>
          </table:table-cell>
          <table:table-cell table:style-name="ce69" office:value-type="float" office:value="2" calcext:value-type="float">
            <text:p>2</text:p>
          </table:table-cell>
          <table:table-cell table:style-name="ce86" office:value-type="currency" office:currency="EUR" office:value="24.7" calcext:value-type="currency">
            <text:p>24,70 €</text:p>
          </table:table-cell>
          <table:table-cell/>
        </table:table-row>
        <table:table-row table:style-name="ro1">
          <table:table-cell table:style-name="ce32" office:value-type="string" calcext:value-type="string">
            <text:p>(vide)</text:p>
          </table:table-cell>
          <table:table-cell table:style-name="ce69" office:value-type="string" calcext:value-type="string">
            <text:p>(vide)</text:p>
          </table:table-cell>
          <table:table-cell table:style-name="ce87"/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41.28" calcext:value-type="currency">
            <text:p>41,28 €</text:p>
          </table:table-cell>
          <table:table-cell/>
        </table:table-row>
        <table:table-row table:style-name="ro1" table:number-rows-repeated="7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Acieraudetail" table:style-name="ta1">
        <table:table-column table:style-name="co1" table:default-cell-style-name="ce5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2-11-10" calcext:value-type="date">
            <text:p>10/11/22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- multiple -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6" office:value-type="currency" office:currency="EUR" office:value="13.14" calcext:value-type="currency">
            <text:p>13,14 €</text:p>
          </table:table-cell>
          <table:table-cell/>
        </table:table-row>
        <table:table-row table:style-name="ro1">
          <table:table-cell table:style-name="ce32" office:value-type="string" calcext:value-type="string">
            <text:p>Tube Inox A4 10mm*1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71.76" calcext:value-type="currency">
            <text:p>71,76 €</text:p>
          </table:table-cell>
          <table:table-cell/>
        </table:table-row>
        <table:table-row table:style-name="ro1">
          <table:table-cell table:style-name="ce32" office:value-type="string" calcext:value-type="string">
            <text:p>(vide)</text:p>
          </table:table-cell>
          <table:table-cell table:style-name="ce69" office:value-type="string" calcext:value-type="string">
            <text:p>(vide)</text:p>
          </table:table-cell>
          <table:table-cell table:style-name="ce87"/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84.9" calcext:value-type="currency">
            <text:p>84,90 €</text:p>
          </table:table-cell>
          <table:table-cell/>
        </table:table-row>
        <table:table-row table:style-name="ro1" table:number-rows-repeated="7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Amazon" table:style-name="ta1">
        <table:table-column table:style-name="co1" table:default-cell-style-name="ce5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2-11-10" calcext:value-type="date">
            <text:p>10/11/22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Amazon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Aimants néodymes carrée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49.84" calcext:value-type="currency">
            <text:p>49,84 €</text:p>
          </table:table-cell>
          <table:table-cell/>
        </table:table-row>
        <table:table-row table:style-name="ro1">
          <table:table-cell table:style-name="ce32" office:value-type="string" calcext:value-type="string">
            <text:p>Convertisseur de tension de voiture 12v vers 5v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65.72" calcext:value-type="currency">
            <text:p>65,72 €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Indicateur de niveau de batterie 3S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67.36" calcext:value-type="currency">
            <text:p>67,36 €</text:p>
          </table:table-cell>
          <table:table-cell/>
        </table:table-row>
        <table:table-row table:style-name="ro1">
          <table:table-cell table:style-name="ce32" office:value-type="string" calcext:value-type="string">
            <text:p>Jeu de connecteurs banannes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71.96" calcext:value-type="currency">
            <text:p>71,96 €</text:p>
          </table:table-cell>
          <table:table-cell/>
        </table:table-row>
        <table:table-row table:style-name="ro1">
          <table:table-cell table:style-name="ce32" office:value-type="string" calcext:value-type="string">
            <text:p>Jeu de gaines thermo-rétractable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Jeu de rilsans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Jeu de sertissage de connecteurs jst et dupont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Kit de plots raspberry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57.072" calcext:value-type="currency">
            <text:p>57,07 €</text:p>
          </table:table-cell>
          <table:table-cell/>
        </table:table-row>
        <table:table-row table:style-name="ro1">
          <table:table-cell table:style-name="ce32" office:value-type="string" calcext:value-type="string">
            <text:p>Moteur Brushless de F2838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209.48" calcext:value-type="currency">
            <text:p>209,48 €</text:p>
          </table:table-cell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521.432" calcext:value-type="currency">
            <text:p>521,43 €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Arianeplast" table:style-name="ta1">
        <table:table-column table:style-name="co1" table:default-cell-style-name="ce5"/>
        <table:table-column table:style-name="co2" table:default-cell-style-name="Default"/>
        <table:table-column table:style-name="co7" table:default-cell-style-name="ce119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style-name="ce49"/>
          <table:covered-table-cell table:style-name="ce88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98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103"/>
          <table:table-cell table:style-name="ce99" table:formula="of:=TODAY()" office:value-type="date" office:date-value="2022-11-10" calcext:value-type="date">
            <text:p>10/11/22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/>
          <table:table-cell table:style-name="ce10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- multiple -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Bobine de PETG pour imprimante 3D 1Kg</text:p>
          </table:table-cell>
          <table:table-cell table:style-name="ce69" office:value-type="float" office:value="2" calcext:value-type="float">
            <text:p>2</text:p>
          </table:table-cell>
          <table:table-cell table:style-name="ce86" office:value-type="currency" office:currency="EUR" office:value="48" calcext:value-type="currency">
            <text:p>48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6" office:value-type="currency" office:currency="EUR" office:value="10" calcext:value-type="currency">
            <text:p>1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(vide)</text:p>
          </table:table-cell>
          <table:table-cell table:style-name="ce69" office:value-type="string" calcext:value-type="string">
            <text:p>(vide)</text:p>
          </table:table-cell>
          <table:table-cell table:style-name="ce87"/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58" calcext:value-type="currency">
            <text:p>58,00 €</text:p>
          </table:table-cell>
          <table:table-cell/>
        </table:table-row>
        <table:table-row table:style-name="ro1" table:number-rows-repeated="7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Bricovis" table:style-name="ta1">
        <table:table-column table:style-name="co1" table:default-cell-style-name="ce5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2-11-10" calcext:value-type="date">
            <text:p>10/11/22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- multiple -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Ecrous freins M5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Ecrous freins M8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0.864" calcext:value-type="currency">
            <text:p>0,86 €</text:p>
          </table:table-cell>
          <table:table-cell/>
        </table:table-row>
        <table:table-row table:style-name="ro1">
          <table:table-cell table:style-name="ce32" office:value-type="string" calcext:value-type="string">
            <text:p>Ecrous M3</text:p>
          </table:table-cell>
          <table:table-cell table:style-name="ce69" office:value-type="float" office:value="62" calcext:value-type="float">
            <text:p>62</text:p>
          </table:table-cell>
          <table:table-cell table:style-name="ce86" office:value-type="currency" office:currency="EUR" office:value="2.976" calcext:value-type="currency">
            <text:p>2,98 €</text:p>
          </table:table-cell>
          <table:table-cell/>
        </table:table-row>
        <table:table-row table:style-name="ro1">
          <table:table-cell table:style-name="ce32" office:value-type="string" calcext:value-type="string">
            <text:p>Ecrous M4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Ecrous M8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0.72" calcext:value-type="currency">
            <text:p>0,72 €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6" office:value-type="currency" office:currency="EUR" office:value="7.73" calcext:value-type="currency">
            <text:p>7,73 €</text:p>
          </table:table-cell>
          <table:table-cell/>
        </table:table-row>
        <table:table-row table:style-name="ro1">
          <table:table-cell table:style-name="ce32" office:value-type="string" calcext:value-type="string">
            <text:p>Rondelle M3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Rondelles M10*22mm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Rondelles M2,5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Rondelles M8*18mm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Rondelles M8*22mm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Tige Inox M8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23.52" calcext:value-type="currency">
            <text:p>23,52 €</text:p>
          </table:table-cell>
          <table:table-cell table:style-name="ce1"/>
        </table:table-row>
        <table:table-row table:style-name="ro1">
          <table:table-cell table:style-name="ce32" office:value-type="string" calcext:value-type="string">
            <text:p>Vis TCHC M2,5*12mm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2,5*18mm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2,5*5mm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2,5*6mm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3*10mm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3*14mm</text:p>
          </table:table-cell>
          <table:table-cell table:style-name="ce69" office:value-type="float" office:value="26" calcext:value-type="float">
            <text:p>26</text:p>
          </table:table-cell>
          <table:table-cell table:style-name="ce86" office:value-type="currency" office:currency="EUR" office:value="3.432" calcext:value-type="currency">
            <text:p>3,43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3*16mm</text:p>
          </table:table-cell>
          <table:table-cell table:style-name="ce69" office:value-type="float" office:value="8" calcext:value-type="float">
            <text:p>8</text:p>
          </table:table-cell>
          <table:table-cell table:style-name="ce86" office:value-type="currency" office:currency="EUR" office:value="0.864" calcext:value-type="currency">
            <text:p>0,86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3*18mm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3*40mm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3*5mm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3*8mm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4*30mm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5*30mm</text:p>
          </table:table-cell>
          <table:table-cell table:style-name="ce69" office:value-type="float" office:value="7" calcext:value-type="float">
            <text:p>7</text:p>
          </table:table-cell>
          <table:table-cell table:style-name="ce86" office:value-type="currency" office:currency="EUR" office:value="1.848" calcext:value-type="currency">
            <text:p>1,85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F M3*20mm</text:p>
          </table:table-cell>
          <table:table-cell table:style-name="ce69" office:value-type="float" office:value="16" calcext:value-type="float">
            <text:p>16</text:p>
          </table:table-cell>
          <table:table-cell table:style-name="ce86" office:value-type="currency" office:currency="EUR" office:value="1.344" calcext:value-type="currency">
            <text:p>1,34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FHC M5*20mm</text:p>
          </table:table-cell>
          <table:table-cell table:style-name="ce69" office:value-type="float" office:value="13" calcext:value-type="float">
            <text:p>13</text:p>
          </table:table-cell>
          <table:table-cell table:style-name="ce86" office:value-type="currency" office:currency="EUR" office:value="2.184" calcext:value-type="currency">
            <text:p>2,18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H M5*20mm</text:p>
          </table:table-cell>
          <table:table-cell table:style-name="ce69" office:value-type="float" office:value="7" calcext:value-type="float">
            <text:p>7</text:p>
          </table:table-cell>
          <table:table-cell table:style-name="ce86" office:value-type="currency" office:currency="EUR" office:value="1.26" calcext:value-type="currency">
            <text:p>1,26 €</text:p>
          </table:table-cell>
          <table:table-cell/>
        </table:table-row>
        <table:table-row table:style-name="ro1">
          <table:table-cell table:style-name="ce32" office:value-type="string" calcext:value-type="string">
            <text:p>(vide)</text:p>
          </table:table-cell>
          <table:table-cell table:style-name="ce69" office:value-type="string" calcext:value-type="string">
            <text:p>(vide)</text:p>
          </table:table-cell>
          <table:table-cell table:style-name="ce87"/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46.742" calcext:value-type="currency">
            <text:p>46,74 €</text:p>
          </table:table-cell>
          <table:table-cell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Conrad" table:style-name="ta1">
        <table:table-column table:style-name="co1" table:default-cell-style-name="ce5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2-11-10" calcext:value-type="date">
            <text:p>10/11/22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- multiple -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Carte micro SD 32Go</text:p>
          </table:table-cell>
          <table:table-cell table:style-name="ce69" office:value-type="float" office:value="3" calcext:value-type="float">
            <text:p>3</text:p>
          </table:table-cell>
          <table:table-cell table:style-name="ce86" office:value-type="currency" office:currency="EUR" office:value="59.97" calcext:value-type="currency">
            <text:p>59,97 €</text:p>
          </table:table-cell>
          <table:table-cell/>
        </table:table-row>
        <table:table-row table:style-name="ro1">
          <table:table-cell table:style-name="ce32" office:value-type="string" calcext:value-type="string">
            <text:p>Clé USB Ultra Fit 128Go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165.56" calcext:value-type="currency">
            <text:p>165,56 €</text:p>
          </table:table-cell>
          <table:table-cell/>
        </table:table-row>
        <table:table-row table:style-name="ro1">
          <table:table-cell table:style-name="ce32" office:value-type="string" calcext:value-type="string">
            <text:p>Connecteurs XT60 femelle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5.36" calcext:value-type="currency">
            <text:p>5,36 €</text:p>
          </table:table-cell>
          <table:table-cell/>
        </table:table-row>
        <table:table-row table:style-name="ro1">
          <table:table-cell table:style-name="ce32" office:value-type="string" calcext:value-type="string">
            <text:p>Connecteurs XT60 mâles</text:p>
          </table:table-cell>
          <table:table-cell table:style-name="ce69" office:value-type="float" office:value="8" calcext:value-type="float">
            <text:p>8</text:p>
          </table:table-cell>
          <table:table-cell table:style-name="ce86" office:value-type="currency" office:currency="EUR" office:value="10.72" calcext:value-type="currency">
            <text:p>10,72 €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6" office:value-type="currency" office:currency="EUR" office:value="9.59" calcext:value-type="currency">
            <text:p>9,59 €</text:p>
          </table:table-cell>
          <table:table-cell/>
        </table:table-row>
        <table:table-row table:style-name="ro1">
          <table:table-cell table:style-name="ce32" office:value-type="string" calcext:value-type="string">
            <text:p>ILS (contact reed)</text:p>
          </table:table-cell>
          <table:table-cell table:style-name="ce69" office:value-type="float" office:value="5" calcext:value-type="float">
            <text:p>5</text:p>
          </table:table-cell>
          <table:table-cell table:style-name="ce86" office:value-type="currency" office:currency="EUR" office:value="9.5" calcext:value-type="currency">
            <text:p>9,50 €</text:p>
          </table:table-cell>
          <table:table-cell/>
        </table:table-row>
        <table:table-row table:style-name="ro1">
          <table:table-cell table:style-name="ce32" office:value-type="string" calcext:value-type="string">
            <text:p>ILS (contact reed) étanche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LED 5mm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3.76" calcext:value-type="currency">
            <text:p>3,76 €</text:p>
          </table:table-cell>
          <table:table-cell/>
        </table:table-row>
        <table:table-row table:style-name="ro1">
          <table:table-cell table:style-name="ce32" office:value-type="string" calcext:value-type="string">
            <text:p>Module Relai Arduino 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Module RTC DS3231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Résistances 1kohm</text:p>
          </table:table-cell>
          <table:table-cell table:style-name="ce69" office:value-type="float" office:value="14" calcext:value-type="float">
            <text:p>14</text:p>
          </table:table-cell>
          <table:table-cell table:style-name="ce86" office:value-type="currency" office:currency="EUR" office:value="1.96" calcext:value-type="currency">
            <text:p>1,96 €</text:p>
          </table:table-cell>
          <table:table-cell/>
        </table:table-row>
        <table:table-row table:style-name="ro1">
          <table:table-cell table:style-name="ce32" office:value-type="string" calcext:value-type="string">
            <text:p>Résistances 220ohm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 table:style-name="ce1"/>
        </table:table-row>
        <table:table-row table:style-name="ro1">
          <table:table-cell table:style-name="ce32" office:value-type="string" calcext:value-type="string">
            <text:p>(vide)</text:p>
          </table:table-cell>
          <table:table-cell table:style-name="ce69" office:value-type="string" calcext:value-type="string">
            <text:p>(vide)</text:p>
          </table:table-cell>
          <table:table-cell table:style-name="ce87"/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266.42" calcext:value-type="currency">
            <text:p>266,42 €</text:p>
          </table:table-cell>
          <table:table-cell/>
        </table:table-row>
        <table:table-row table:style-name="ro1" table:number-rows-repeated="16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Edmundoptics" table:style-name="ta1">
        <table:table-column table:style-name="co1" table:default-cell-style-name="ce5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2-11-10" calcext:value-type="date">
            <text:p>10/11/22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- multiple -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6" office:value-type="currency" office:currency="EUR" office:value="26" calcext:value-type="currency">
            <text:p>26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Objectif 4mm de focale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880" calcext:value-type="currency">
            <text:p>88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(vide)</text:p>
          </table:table-cell>
          <table:table-cell table:style-name="ce69" office:value-type="string" calcext:value-type="string">
            <text:p>(vide)</text:p>
          </table:table-cell>
          <table:table-cell table:style-name="ce87"/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906" calcext:value-type="currency">
            <text:p>906,00 €</text:p>
          </table:table-cell>
          <table:table-cell/>
        </table:table-row>
        <table:table-row table:style-name="ro1" table:number-rows-repeated="7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Intermodel" table:style-name="ta1">
        <table:table-column table:style-name="co1" table:default-cell-style-name="ce5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2-11-10" calcext:value-type="date">
            <text:p>10/11/22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- multiple -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Batterie Lipo 3s </text:p>
          </table:table-cell>
          <table:table-cell table:style-name="ce69" office:value-type="float" office:value="8" calcext:value-type="float">
            <text:p>8</text:p>
          </table:table-cell>
          <table:table-cell table:style-name="ce86" office:value-type="currency" office:currency="EUR" office:value="143.2" calcext:value-type="currency">
            <text:p>143,20 €</text:p>
          </table:table-cell>
          <table:table-cell/>
        </table:table-row>
        <table:table-row table:style-name="ro1">
          <table:table-cell table:style-name="ce32" office:value-type="string" calcext:value-type="string">
            <text:p>Câbles silicone 14 AWG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14" calcext:value-type="currency">
            <text:p>14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ESC <text:s/>BLHeli 30A</text:p>
          </table:table-cell>
          <table:table-cell table:style-name="ce69" office:value-type="float" office:value="8" calcext:value-type="float">
            <text:p>8</text:p>
          </table:table-cell>
          <table:table-cell table:style-name="ce86" office:value-type="currency" office:currency="EUR" office:value="188.8" calcext:value-type="currency">
            <text:p>188,80 €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6" office:value-type="currency" office:currency="EUR" office:value="6.75" calcext:value-type="currency">
            <text:p>6,75 €</text:p>
          </table:table-cell>
          <table:table-cell/>
        </table:table-row>
        <table:table-row table:style-name="ro1">
          <table:table-cell table:style-name="ce32" office:value-type="string" calcext:value-type="string">
            <text:p>Rallonge de charge de batterie Lipo 3S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4.4" calcext:value-type="currency">
            <text:p>4,40 €</text:p>
          </table:table-cell>
          <table:table-cell/>
        </table:table-row>
        <table:table-row table:style-name="ro1">
          <table:table-cell table:style-name="ce32" office:value-type="string" calcext:value-type="string">
            <text:p>(vide)</text:p>
          </table:table-cell>
          <table:table-cell table:style-name="ce69" office:value-type="string" calcext:value-type="string">
            <text:p>(vide)</text:p>
          </table:table-cell>
          <table:table-cell table:style-name="ce87"/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357.15" calcext:value-type="currency">
            <text:p>357,15 €</text:p>
          </table:table-cell>
          <table:table-cell/>
        </table:table-row>
        <table:table-row table:style-name="ro1" table:number-rows-repeated="4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Kubii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2-11-10" calcext:value-type="date">
            <text:p>10/11/22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- multiple -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Caméra HQ officielle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Nappe de caméra 30cm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3.84" calcext:value-type="currency">
            <text:p>3,84 €</text:p>
          </table:table-cell>
          <table:table-cell/>
        </table:table-row>
        <table:table-row table:style-name="ro1">
          <table:table-cell table:style-name="ce32" office:value-type="string" calcext:value-type="string">
            <text:p>Raspberry Pi 4 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279.6" calcext:value-type="currency">
            <text:p>279,60 €</text:p>
          </table:table-cell>
          <table:table-cell/>
        </table:table-row>
        <table:table-row table:style-name="ro1">
          <table:table-cell table:style-name="ce32" office:value-type="string" calcext:value-type="string">
            <text:p>(vide)</text:p>
          </table:table-cell>
          <table:table-cell table:style-name="ce69" office:value-type="string" calcext:value-type="string">
            <text:p>(vide)</text:p>
          </table:table-cell>
          <table:table-cell table:style-name="ce87"/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283.44" calcext:value-type="currency">
            <text:p>283,44 €</text:p>
          </table:table-cell>
          <table:table-cell/>
        </table:table-row>
        <table:table-row table:style-name="ro1" table:number-rows-repeated="5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Plastiquesurmesure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2-11-10" calcext:value-type="date">
            <text:p>10/11/22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- multiple -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6" office:value-type="currency" office:currency="EUR" office:value="10" calcext:value-type="currency">
            <text:p>1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Plaque de POM 5mm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164.8" calcext:value-type="currency">
            <text:p>164,80 €</text:p>
          </table:table-cell>
          <table:table-cell/>
        </table:table-row>
        <table:table-row table:style-name="ro1">
          <table:table-cell table:style-name="ce32" office:value-type="string" calcext:value-type="string">
            <text:p>(vide)</text:p>
          </table:table-cell>
          <table:table-cell table:style-name="ce69" office:value-type="string" calcext:value-type="string">
            <text:p>(vide)</text:p>
          </table:table-cell>
          <table:table-cell table:style-name="ce87"/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174.8" calcext:value-type="currency">
            <text:p>174,80 €</text:p>
          </table:table-cell>
          <table:table-cell/>
        </table:table-row>
        <table:table-row table:style-name="ro1" table:number-rows-repeated="7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ROVexpert" table:style-name="ta1">
        <table:table-column table:style-name="co1" table:default-cell-style-name="ce5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2-11-10" calcext:value-type="date">
            <text:p>10/11/22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- multiple -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Bouchon de purge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43.2" calcext:value-type="currency">
            <text:p>43,20 €</text:p>
          </table:table-cell>
          <table:table-cell/>
        </table:table-row>
        <table:table-row table:style-name="ro1">
          <table:table-cell table:style-name="ce32" office:value-type="string" calcext:value-type="string">
            <text:p>Bouton rotatif étanche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96" calcext:value-type="currency">
            <text:p>96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Brides de tube 4’’</text:p>
          </table:table-cell>
          <table:table-cell table:style-name="ce69" office:value-type="float" office:value="8" calcext:value-type="float">
            <text:p>8</text:p>
          </table:table-cell>
          <table:table-cell table:style-name="ce86" office:value-type="currency" office:currency="EUR" office:value="412.8" calcext:value-type="currency">
            <text:p>412,80 €</text:p>
          </table:table-cell>
          <table:table-cell/>
        </table:table-row>
        <table:table-row table:style-name="ro1">
          <table:table-cell table:style-name="ce32" office:value-type="string" calcext:value-type="string">
            <text:p>Capteur de pression Bar30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408" calcext:value-type="currency">
            <text:p>408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Connecteur câblé cobalt</text:p>
          </table:table-cell>
          <table:table-cell table:style-name="ce69" office:value-type="float" office:value="8" calcext:value-type="float">
            <text:p>8</text:p>
          </table:table-cell>
          <table:table-cell table:style-name="ce86" office:value-type="currency" office:currency="EUR" office:value="441.6" calcext:value-type="currency">
            <text:p>441,60 €</text:p>
          </table:table-cell>
          <table:table-cell/>
        </table:table-row>
        <table:table-row table:style-name="ro1">
          <table:table-cell table:style-name="ce32" office:value-type="string" calcext:value-type="string">
            <text:p>Connecteur de cloison Cobalt M0</text:p>
          </table:table-cell>
          <table:table-cell table:style-name="ce69" office:value-type="float" office:value="8" calcext:value-type="float">
            <text:p>8</text:p>
          </table:table-cell>
          <table:table-cell table:style-name="ce86" office:value-type="currency" office:currency="EUR" office:value="441.6" calcext:value-type="currency">
            <text:p>441,60 €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6" office:value-type="currency" office:currency="EUR" office:value="25" calcext:value-type="currency">
            <text:p>25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Tape acrylique transparente 4’’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96" calcext:value-type="currency">
            <text:p>96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Tape Aluminium 5 trous 4’’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105.6" calcext:value-type="currency">
            <text:p>105,60 €</text:p>
          </table:table-cell>
          <table:table-cell/>
        </table:table-row>
        <table:table-row table:style-name="ro1">
          <table:table-cell table:style-name="ce32" office:value-type="string" calcext:value-type="string">
            <text:p>Tube acrylique 4’’ de 298mm de longueur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1036.8" calcext:value-type="currency">
            <text:p>1 036,80 €</text:p>
          </table:table-cell>
          <table:table-cell/>
        </table:table-row>
        <table:table-row table:style-name="ro1">
          <table:table-cell table:style-name="ce32" office:value-type="string" calcext:value-type="string">
            <text:p>(vide)</text:p>
          </table:table-cell>
          <table:table-cell table:style-name="ce69" office:value-type="string" calcext:value-type="string">
            <text:p>(vide)</text:p>
          </table:table-cell>
          <table:table-cell table:style-name="ce87"/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3106.6" calcext:value-type="currency">
            <text:p>3 106,60 €</text:p>
          </table:table-cell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iste_Materiel" table:style-name="ta1">
        <table:table-column table:style-name="co11" table:default-cell-style-name="ce124"/>
        <table:table-column table:style-name="co2" table:default-cell-style-name="ce124"/>
        <table:table-column table:style-name="co12" table:default-cell-style-name="ce124"/>
        <table:table-column table:style-name="co13" table:default-cell-style-name="ce124"/>
        <table:table-column table:style-name="co14" table:default-cell-style-name="ce124"/>
        <table:table-column table:style-name="co15" table:default-cell-style-name="ce124"/>
        <table:table-column table:style-name="co16" table:default-cell-style-name="ce124"/>
        <table:table-column table:style-name="co17" table:default-cell-style-name="ce11"/>
        <table:table-column table:style-name="co2" table:default-cell-style-name="ce256"/>
        <table:table-column table:style-name="co18" table:default-cell-style-name="ce124"/>
        <table:table-column table:style-name="co19" table:default-cell-style-name="ce124"/>
        <table:table-column table:style-name="co20" table:default-cell-style-name="ce124"/>
        <table:table-column table:style-name="co2" table:default-cell-style-name="ce124"/>
        <table:table-column table:style-name="co2" table:default-cell-style-name="ce307"/>
        <table:table-column table:style-name="co21" table:default-cell-style-name="ce307"/>
        <table:table-column table:style-name="co2" table:default-cell-style-name="ce294"/>
        <table:table-column table:style-name="co22" table:default-cell-style-name="ce321"/>
        <table:table-column table:style-name="co2" table:number-columns-repeated="1007" table:default-cell-style-name="ce124"/>
        <table:table-row table:style-name="ro2">
          <table:table-cell table:number-columns-repeated="2"/>
          <table:table-cell table:style-name="ce143" office:value-type="string" calcext:value-type="string" table:number-columns-spanned="7" table:number-rows-spanned="1">
            <text:p>Liste des éléments du KOSMOS 3.0</text:p>
          </table:table-cell>
          <table:covered-table-cell table:number-columns-repeated="4"/>
          <table:covered-table-cell table:style-name="ce203"/>
          <table:covered-table-cell table:style-name="ce124"/>
          <table:table-cell table:number-columns-repeated="1015"/>
        </table:table-row>
        <table:table-row table:style-name="ro3">
          <table:table-cell table:number-columns-repeated="2"/>
          <table:table-cell table:style-name="ce33" office:value-type="string" calcext:value-type="string">
            <text:p>Dernière mise à jour :</text:p>
          </table:table-cell>
          <table:table-cell table:style-name="ce51" table:formula="of:=TODAY()" office:value-type="date" office:date-value="2022-11-10" calcext:value-type="date">
            <text:p>10 novembre 2022</text:p>
          </table:table-cell>
          <table:table-cell table:number-columns-repeated="4"/>
          <table:table-cell table:style-name="ce124"/>
          <table:table-cell table:number-columns-repeated="1015"/>
        </table:table-row>
        <table:table-row table:style-name="ro3">
          <table:table-cell table:number-columns-repeated="2"/>
          <table:table-cell table:style-name="ce143"/>
          <table:table-cell table:number-columns-repeated="5"/>
          <table:table-cell table:style-name="ce124"/>
          <table:table-cell table:number-columns-repeated="1015"/>
        </table:table-row>
        <table:table-row table:style-name="ro3">
          <table:table-cell table:number-columns-repeated="2"/>
          <table:table-cell table:style-name="ce143"/>
          <table:table-cell table:style-name="ce175" office:value-type="string" calcext:value-type="string">
            <text:p>Nombre de KOSMOS désirés</text:p>
          </table:table-cell>
          <table:table-cell table:style-name="ce181" office:value-type="float" office:value="4" calcext:value-type="float">
            <text:p>4</text:p>
          </table:table-cell>
          <table:table-cell table:number-columns-repeated="3"/>
          <table:table-cell table:style-name="ce124"/>
          <table:table-cell table:number-columns-repeated="1015"/>
        </table:table-row>
        <table:table-row table:style-name="ro1">
          <table:table-cell table:number-columns-repeated="8"/>
          <table:table-cell table:style-name="ce124"/>
          <table:table-cell table:number-columns-repeated="1015"/>
        </table:table-row>
        <table:table-row table:style-name="ro4">
          <table:table-cell table:style-name="ce119"/>
          <table:table-cell table:style-name="ce21" office:value-type="string" calcext:value-type="string">
            <text:p>Catégorie</text:p>
          </table:table-cell>
          <table:table-cell table:style-name="ce21" office:value-type="string" calcext:value-type="string">
            <text:p>Désignation</text:p>
          </table:table-cell>
          <table:table-cell table:style-name="ce21" office:value-type="string" calcext:value-type="string">
            <text:p>Détails</text:p>
          </table:table-cell>
          <table:table-cell table:style-name="ce21" office:value-type="string" calcext:value-type="string">
            <text:p>Qt / K</text:p>
          </table:table-cell>
          <table:table-cell table:style-name="ce21" office:value-type="string" calcext:value-type="string">
            <text:p>Qt</text:p>
          </table:table-cell>
          <table:table-cell table:style-name="ce21" office:value-type="string" calcext:value-type="string">
            <text:p>Fournisseur</text:p>
          </table:table-cell>
          <table:table-cell table:style-name="ce70" office:value-type="string" calcext:value-type="string">
            <text:p>Lien</text:p>
          </table:table-cell>
          <table:table-cell table:style-name="ce21" office:value-type="string" calcext:value-type="string">
            <text:p>Prix unitaire</text:p>
          </table:table-cell>
          <table:table-cell table:style-name="ce21" office:value-type="string" calcext:value-type="string">
            <text:p>Prix / K</text:p>
          </table:table-cell>
          <table:table-cell table:style-name="ce21" office:value-type="string" calcext:value-type="string">
            <text:p>Prix totale</text:p>
          </table:table-cell>
          <table:table-cell table:style-name="ce108" office:value-type="string" calcext:value-type="string">
            <text:p>Sous totaux par K </text:p>
          </table:table-cell>
          <table:table-cell table:style-name="ce108" office:value-type="string" calcext:value-type="string">
            <text:p>Sous totaux</text:p>
          </table:table-cell>
          <table:table-cell table:style-name="ce288" office:value-type="string" calcext:value-type="string">
            <text:p>Stocks</text:p>
          </table:table-cell>
          <table:table-cell table:style-name="ce288" office:value-type="string" calcext:value-type="string">
            <text:p>Reste à commander</text:p>
          </table:table-cell>
          <table:table-cell table:style-name="ce295" office:value-type="string" calcext:value-type="string">
            <text:p>Prix commande</text:p>
          </table:table-cell>
          <table:table-cell table:style-name="ce322" office:value-type="string" calcext:value-type="string">
            <text:p>Etat de la commande</text:p>
          </table:table-cell>
          <table:table-cell table:style-name="ce119" table:number-columns-repeated="1007"/>
        </table:table-row>
        <table:table-row table:style-name="ro4">
          <table:table-cell table:style-name="ce4"/>
          <table:table-cell table:style-name="ce128" office:value-type="string" calcext:value-type="string" table:number-columns-spanned="1" table:number-rows-spanned="14">
            <text:p>Électronique</text:p>
          </table:table-cell>
          <table:table-cell table:style-name="ce34" office:value-type="string" calcext:value-type="string">
            <text:p>Caméra HQ officielle</text:p>
          </table:table-cell>
          <table:table-cell table:style-name="ce34" office:value-type="string" calcext:value-type="string">
            <text:p>S’assurer que la bague C-CS soit fourni avec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E7]*[.$E$4]" office:value-type="float" office:value="4" calcext:value-type="float">
            <text:p>4</text:p>
          </table:table-cell>
          <table:table-cell table:style-name="ce52" office:value-type="string" calcext:value-type="string">
            <text:p>Kubii</text:p>
          </table:table-cell>
          <table:table-cell table:style-name="ce71" office:value-type="string" calcext:value-type="string">
            <text:p>https://www.kubii.fr/cameras-capteurs/2950-camera-hq-officielle-633696492738.html?search_query=pi+camera+hq&amp;results=11</text:p>
          </table:table-cell>
          <table:table-cell table:style-name="ce90" office:value-type="currency" office:currency="EUR" office:value="59.9" calcext:value-type="currency">
            <text:p>59,90 €</text:p>
          </table:table-cell>
          <table:table-cell table:style-name="ce90" table:formula="of:=[.I7]*[.E7]" office:value-type="currency" office:currency="EUR" office:value="59.9" calcext:value-type="currency">
            <text:p>59,90 €</text:p>
          </table:table-cell>
          <table:table-cell table:style-name="ce90" table:formula="of:=[.I7]*[.F7]" office:value-type="currency" office:currency="EUR" office:value="239.6" calcext:value-type="currency">
            <text:p>239,60 €</text:p>
          </table:table-cell>
          <table:table-cell table:style-name="ce109" table:number-columns-repeated="2"/>
          <table:table-cell table:style-name="ce289" office:value-type="float" office:value="8" calcext:value-type="float">
            <text:p>8</text:p>
          </table:table-cell>
          <table:table-cell table:style-name="ce293" table:formula="of:=IF([.F7]-[.N7]&lt;0;0;[.F7]-[.N7])" office:value-type="float" office:value="0" calcext:value-type="float">
            <text:p>0</text:p>
          </table:table-cell>
          <table:table-cell table:style-name="ce296" table:formula="of:=[.I7]*[.O7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28"/>
          <table:table-cell table:style-name="ce35" office:value-type="string" calcext:value-type="string">
            <text:p>Raspberry Pi 4 </text:p>
          </table:table-cell>
          <table:table-cell table:style-name="ce35" office:value-type="string" calcext:value-type="string">
            <text:p>Choisir la raspberry à 2Go de ram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E8]*[.$E$4]" office:value-type="float" office:value="4" calcext:value-type="float">
            <text:p>4</text:p>
          </table:table-cell>
          <table:table-cell table:style-name="ce53" office:value-type="string" calcext:value-type="string">
            <text:p>Kubii</text:p>
          </table:table-cell>
          <table:table-cell table:style-name="ce72" office:value-type="string" calcext:value-type="string">
            <text:p>https://www.kubii.fr/cartes-raspberry-pi/2771-nouveau-raspberry-pi-4-modele-b-2gb-0765756931175.html</text:p>
          </table:table-cell>
          <table:table-cell table:style-name="ce91" office:value-type="currency" office:currency="EUR" office:value="69.9" calcext:value-type="currency">
            <text:p>69,90 €</text:p>
          </table:table-cell>
          <table:table-cell table:style-name="ce91" table:formula="of:=[.I8]*[.E8]" office:value-type="currency" office:currency="EUR" office:value="69.9" calcext:value-type="currency">
            <text:p>69,90 €</text:p>
          </table:table-cell>
          <table:table-cell table:style-name="ce91" table:formula="of:=[.I8]*[.F8]" office:value-type="currency" office:currency="EUR" office:value="279.6" calcext:value-type="currency">
            <text:p>279,6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]-[.N8]&lt;0;0;[.F8]-[.N8])" office:value-type="float" office:value="4" calcext:value-type="float">
            <text:p>4</text:p>
          </table:table-cell>
          <table:table-cell table:style-name="ce296" table:formula="of:=[.I8]*[.O8]" office:value-type="currency" office:currency="EUR" office:value="279.6" calcext:value-type="currency">
            <text:p>279,6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6">
          <table:table-cell table:style-name="ce4"/>
          <table:covered-table-cell table:style-name="ce128"/>
          <table:table-cell table:style-name="ce34" office:value-type="string" calcext:value-type="string">
            <text:p>Nappe de caméra 30cm</text:p>
          </table:table-cell>
          <table:table-cell table:style-name="ce34" office:value-type="string" calcext:value-type="string">
            <text:p>La caméra a beau être livré avec une nappe, celle-ci reste un peu courte pour notre application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E9]*[.$E$4]" office:value-type="float" office:value="4" calcext:value-type="float">
            <text:p>4</text:p>
          </table:table-cell>
          <table:table-cell table:style-name="ce52" office:value-type="string" calcext:value-type="string">
            <text:p>Kubii</text:p>
          </table:table-cell>
          <table:table-cell table:style-name="ce71" office:value-type="string" calcext:value-type="string">
            <text:p>https://www.kubii.fr/cables-adaptateurs-convertisseurs/432-nappe-cable-pour-raspberry-pi-camera-kubii-3272496001411.html?search_query=nappe&amp;results=11#/28-dimensions-300mm_x_16mm_12_x_0_6</text:p>
          </table:table-cell>
          <table:table-cell table:style-name="ce90" office:value-type="currency" office:currency="EUR" office:value="0.96" calcext:value-type="currency">
            <text:p>0,96 €</text:p>
          </table:table-cell>
          <table:table-cell table:style-name="ce90" table:formula="of:=[.I9]*[.E9]" office:value-type="currency" office:currency="EUR" office:value="0.96" calcext:value-type="currency">
            <text:p>0,96 €</text:p>
          </table:table-cell>
          <table:table-cell table:style-name="ce90" table:formula="of:=[.I9]*[.F9]" office:value-type="currency" office:currency="EUR" office:value="3.84" calcext:value-type="currency">
            <text:p>3,84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9]-[.N9]&lt;0;0;[.F9]-[.N9])" office:value-type="float" office:value="4" calcext:value-type="float">
            <text:p>4</text:p>
          </table:table-cell>
          <table:table-cell table:style-name="ce296" table:formula="of:=[.I9]*[.O9]" office:value-type="currency" office:currency="EUR" office:value="3.84" calcext:value-type="currency">
            <text:p>3,84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4">
          <table:table-cell table:style-name="ce5"/>
          <table:covered-table-cell table:style-name="ce128"/>
          <table:table-cell table:style-name="ce35" office:value-type="string" calcext:value-type="string">
            <text:p>Carte micro SD 32Go</text:p>
          </table:table-cell>
          <table:table-cell table:style-name="ce35" office:value-type="string" calcext:value-type="string">
            <text:p>S’assurer que la vitesse d’écriture est à minima de 1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E10]*[.$E$4]" office:value-type="float" office:value="4" calcext:value-type="float">
            <text:p>4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carte-microsdhc-sandisk-extreme-pro-32-gb-class-10-uhs-i-uhs-class-3-v30-video-speed-class-avec-adaptateur-sd-stand-1553728.html</text:p>
          </table:table-cell>
          <table:table-cell table:style-name="ce53" office:value-type="float" office:value="19.99" calcext:value-type="float">
            <text:p>19,99</text:p>
          </table:table-cell>
          <table:table-cell table:style-name="ce91" table:formula="of:=[.I10]*[.E10]" office:value-type="currency" office:currency="EUR" office:value="19.99" calcext:value-type="currency">
            <text:p>19,99 €</text:p>
          </table:table-cell>
          <table:table-cell table:style-name="ce91" table:formula="of:=[.I10]*[.F10]" office:value-type="currency" office:currency="EUR" office:value="79.96" calcext:value-type="currency">
            <text:p>79,96 €</text:p>
          </table:table-cell>
          <table:table-cell table:style-name="ce111" table:number-columns-repeated="2"/>
          <table:table-cell table:style-name="ce289" office:value-type="float" office:value="1" calcext:value-type="float">
            <text:p>1</text:p>
          </table:table-cell>
          <table:table-cell table:style-name="ce293" table:formula="of:=IF([.F10]-[.N10]&lt;0;0;[.F10]-[.N10])" office:value-type="float" office:value="3" calcext:value-type="float">
            <text:p>3</text:p>
          </table:table-cell>
          <table:table-cell table:style-name="ce296" table:formula="of:=[.I10]*[.O10]" office:value-type="currency" office:currency="EUR" office:value="59.97" calcext:value-type="currency">
            <text:p>59,97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5" table:number-columns-repeated="1007"/>
        </table:table-row>
        <table:table-row table:style-name="ro6">
          <table:table-cell table:style-name="ce5"/>
          <table:covered-table-cell table:style-name="ce128"/>
          <table:table-cell table:style-name="ce34" office:value-type="string" calcext:value-type="string">
            <text:p>Clé USB Ultra Fit 128Go</text:p>
          </table:table-cell>
          <table:table-cell table:style-name="ce34" office:value-type="string" calcext:value-type="string">
            <text:p>Minimum 32Go, Attrention s’assurer qu’il s’agit d’une clé ultra fit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E11]*[.$E$4]" office:value-type="float" office:value="4" calcext:value-type="float">
            <text:p>4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sandisk-cruzer-ultra-fit-cle-usb-128-gb-noir-sdcz430-128g-g46-usb-3-1-gen-1-1650714.html</text:p>
          </table:table-cell>
          <table:table-cell table:style-name="ce52" office:value-type="float" office:value="41.39" calcext:value-type="float">
            <text:p>41,39</text:p>
          </table:table-cell>
          <table:table-cell table:style-name="ce90" table:formula="of:=[.I11]*[.E11]" office:value-type="currency" office:currency="EUR" office:value="41.39" calcext:value-type="currency">
            <text:p>41,39 €</text:p>
          </table:table-cell>
          <table:table-cell table:style-name="ce90" table:formula="of:=[.I11]*[.F11]" office:value-type="currency" office:currency="EUR" office:value="165.56" calcext:value-type="currency">
            <text:p>165,56 €</text:p>
          </table:table-cell>
          <table:table-cell table:style-name="ce111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1]-[.N11]&lt;0;0;[.F11]-[.N11])" office:value-type="float" office:value="4" calcext:value-type="float">
            <text:p>4</text:p>
          </table:table-cell>
          <table:table-cell table:style-name="ce296" table:formula="of:=[.I11]*[.O11]" office:value-type="currency" office:currency="EUR" office:value="165.56" calcext:value-type="currency">
            <text:p>165,5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5" table:number-columns-repeated="1007"/>
        </table:table-row>
        <table:table-row table:style-name="ro5">
          <table:table-cell table:style-name="ce5"/>
          <table:covered-table-cell table:style-name="ce128"/>
          <table:table-cell table:style-name="ce35" office:value-type="string" calcext:value-type="string">
            <text:p>Module RTC DS3231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style-name="ce53" table:formula="of:=[.E12]*[.$E$4]" office:value-type="float" office:value="4" calcext:value-type="float">
            <text:p>4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whadda-wpm352-carte-de-developpement-1-pc-s-2481900.html</text:p>
          </table:table-cell>
          <table:table-cell table:style-name="ce53" office:value-type="float" office:value="9.49" calcext:value-type="float">
            <text:p>9,49</text:p>
          </table:table-cell>
          <table:table-cell table:style-name="ce91" table:formula="of:=[.I12]*[.E12]" office:value-type="currency" office:currency="EUR" office:value="9.49" calcext:value-type="currency">
            <text:p>9,49 €</text:p>
          </table:table-cell>
          <table:table-cell table:style-name="ce91" table:formula="of:=[.I12]*[.F12]" office:value-type="currency" office:currency="EUR" office:value="37.96" calcext:value-type="currency">
            <text:p>37,96 €</text:p>
          </table:table-cell>
          <table:table-cell table:style-name="ce111" table:number-columns-repeated="2"/>
          <table:table-cell table:style-name="ce289" office:value-type="float" office:value="5" calcext:value-type="float">
            <text:p>5</text:p>
          </table:table-cell>
          <table:table-cell table:style-name="ce293" table:formula="of:=IF([.F12]-[.N12]&lt;0;0;[.F12]-[.N12])" office:value-type="float" office:value="0" calcext:value-type="float">
            <text:p>0</text:p>
          </table:table-cell>
          <table:table-cell table:style-name="ce296" table:formula="of:=[.I12]*[.O12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5" table:number-columns-repeated="1007"/>
        </table:table-row>
        <table:table-row table:style-name="ro5">
          <table:table-cell table:style-name="ce4"/>
          <table:covered-table-cell table:style-name="ce128"/>
          <table:table-cell table:style-name="ce34" office:value-type="string" calcext:value-type="string">
            <text:p>Module Relai Arduino </text:p>
          </table:table-cell>
          <table:table-cell table:style-name="ce34"/>
          <table:table-cell table:style-name="ce52" office:value-type="float" office:value="1" calcext:value-type="float">
            <text:p>1</text:p>
          </table:table-cell>
          <table:table-cell table:style-name="ce52" table:formula="of:=[.E13]*[.$E$4]" office:value-type="float" office:value="4" calcext:value-type="float">
            <text:p>4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makerfactory-mf-6402384-module-relais-1-pc-s-convient-pour-kits-de-developpement-arduino-2134128.html</text:p>
          </table:table-cell>
          <table:table-cell table:style-name="ce90" office:value-type="currency" office:currency="EUR" office:value="3.97" calcext:value-type="currency">
            <text:p>3,97 €</text:p>
          </table:table-cell>
          <table:table-cell table:style-name="ce90" table:formula="of:=[.I13]*[.E13]" office:value-type="currency" office:currency="EUR" office:value="3.97" calcext:value-type="currency">
            <text:p>3,97 €</text:p>
          </table:table-cell>
          <table:table-cell table:style-name="ce90" table:formula="of:=[.I13]*[.F13]" office:value-type="currency" office:currency="EUR" office:value="15.88" calcext:value-type="currency">
            <text:p>15,88 €</text:p>
          </table:table-cell>
          <table:table-cell table:style-name="ce110" table:number-columns-repeated="2"/>
          <table:table-cell table:style-name="ce289" office:value-type="float" office:value="5" calcext:value-type="float">
            <text:p>5</text:p>
          </table:table-cell>
          <table:table-cell table:style-name="ce293" table:formula="of:=IF([.F13]-[.N13]&lt;0;0;[.F13]-[.N13])" office:value-type="float" office:value="0" calcext:value-type="float">
            <text:p>0</text:p>
          </table:table-cell>
          <table:table-cell table:style-name="ce296" table:formula="of:=[.I13]*[.O13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6">
          <table:table-cell table:style-name="ce4"/>
          <table:covered-table-cell table:style-name="ce128"/>
          <table:table-cell table:style-name="ce35" office:value-type="string" calcext:value-type="string">
            <text:p>Indicateur de niveau de batterie 3S</text:p>
          </table:table-cell>
          <table:table-cell table:style-name="ce35" office:value-type="string" calcext:value-type="string">
            <text:p>S’assurer qe l’indicateur est dimensionné pour une batterie de 12v soit 3s en Lipo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E14]*[.$E$4]" office:value-type="float" office:value="4" calcext:value-type="float">
            <text:p>4</text:p>
          </table:table-cell>
          <table:table-cell table:style-name="ce53" office:value-type="string" calcext:value-type="string">
            <text:p>Amazon</text:p>
          </table:table-cell>
          <table:table-cell table:style-name="ce72" office:value-type="string" calcext:value-type="string">
            <text:p>https://www.amazon.fr/TECNOIOT-Capacit%C3%A9-Indicateur-batteries-lithium-ion/dp/B09MS69PDJ/ref=sr_1_17?__mk_fr_FR=%C3%85M%C3%85%C5%BD%C3%95%C3%91&amp;crid=2WVAKW9IHEWUL&amp;keywords=indicateur%2Bniveau%2Bcharge%2Bbatterie%2B3s&amp;qid=1668076455&amp;sprefix=indicateur%2Bniveau%2Bcharge%2Bbatterie%2B3s%2Caps%2C107&amp;sr=8-17&amp;th=1</text:p>
          </table:table-cell>
          <table:table-cell table:style-name="ce91" office:value-type="currency" office:currency="EUR" office:value="16.84" calcext:value-type="currency">
            <text:p>16,84 €</text:p>
          </table:table-cell>
          <table:table-cell table:style-name="ce91" table:formula="of:=[.I14]*[.E14]" office:value-type="currency" office:currency="EUR" office:value="16.84" calcext:value-type="currency">
            <text:p>16,84 €</text:p>
          </table:table-cell>
          <table:table-cell table:style-name="ce91" table:formula="of:=[.I14]*[.F14]" office:value-type="currency" office:currency="EUR" office:value="67.36" calcext:value-type="currency">
            <text:p>67,36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4]-[.N14]&lt;0;0;[.F14]-[.N14])" office:value-type="float" office:value="4" calcext:value-type="float">
            <text:p>4</text:p>
          </table:table-cell>
          <table:table-cell table:style-name="ce296" table:formula="of:=[.I14]*[.O14]" office:value-type="currency" office:currency="EUR" office:value="67.36" calcext:value-type="currency">
            <text:p>67,3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28"/>
          <table:table-cell table:style-name="ce34" office:value-type="string" calcext:value-type="string">
            <text:p>Résistances 220ohm</text:p>
          </table:table-cell>
          <table:table-cell table:style-name="ce34"/>
          <table:table-cell table:style-name="ce52" office:value-type="float" office:value="2" calcext:value-type="float">
            <text:p>2</text:p>
          </table:table-cell>
          <table:table-cell table:style-name="ce52" table:formula="of:=[.E15]*[.$E$4]" office:value-type="float" office:value="8" calcext:value-type="float">
            <text:p>8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resistance-a-couche-carbone-yageo-cfr25j220rh-220-sortie-axiale-0207-0-25-w-1-pc-s-1417693.html</text:p>
          </table:table-cell>
          <table:table-cell table:style-name="ce90" office:value-type="currency" office:currency="EUR" office:value="0.08" calcext:value-type="currency">
            <text:p>0,08 €</text:p>
          </table:table-cell>
          <table:table-cell table:style-name="ce90" table:formula="of:=[.I15]*[.E15]" office:value-type="currency" office:currency="EUR" office:value="0.16" calcext:value-type="currency">
            <text:p>0,16 €</text:p>
          </table:table-cell>
          <table:table-cell table:style-name="ce90" table:formula="of:=[.I15]*[.F15]" office:value-type="currency" office:currency="EUR" office:value="0.64" calcext:value-type="currency">
            <text:p>0,64 €</text:p>
          </table:table-cell>
          <table:table-cell table:style-name="ce110" table:number-columns-repeated="2"/>
          <table:table-cell table:style-name="ce289" office:value-type="float" office:value="10" calcext:value-type="float">
            <text:p>10</text:p>
          </table:table-cell>
          <table:table-cell table:style-name="ce293" table:formula="of:=IF([.F15]-[.N15]&lt;0;0;[.F15]-[.N15])" office:value-type="float" office:value="0" calcext:value-type="float">
            <text:p>0</text:p>
          </table:table-cell>
          <table:table-cell table:style-name="ce296" table:formula="of:=[.I15]*[.O15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28"/>
          <table:table-cell table:style-name="ce35" office:value-type="string" calcext:value-type="string">
            <text:p>Résistances 1kohm</text:p>
          </table:table-cell>
          <table:table-cell table:style-name="ce35"/>
          <table:table-cell table:style-name="ce53" office:value-type="float" office:value="6" calcext:value-type="float">
            <text:p>6</text:p>
          </table:table-cell>
          <table:table-cell table:style-name="ce53" table:formula="of:=[.E16]*[.$E$4]" office:value-type="float" office:value="24" calcext:value-type="float">
            <text:p>24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yageo-mf0207fte52-1k-resistance-a-couche-metallique-1-k-sortie-axiale-0207-0-6-w-1-1-pc-s-1417606.html</text:p>
          </table:table-cell>
          <table:table-cell table:style-name="ce91" office:value-type="currency" office:currency="EUR" office:value="0.14" calcext:value-type="currency">
            <text:p>0,14 €</text:p>
          </table:table-cell>
          <table:table-cell table:style-name="ce91" table:formula="of:=[.I16]*[.E16]" office:value-type="currency" office:currency="EUR" office:value="0.84" calcext:value-type="currency">
            <text:p>0,84 €</text:p>
          </table:table-cell>
          <table:table-cell table:style-name="ce91" table:formula="of:=[.I16]*[.F16]" office:value-type="currency" office:currency="EUR" office:value="3.36" calcext:value-type="currency">
            <text:p>3,36 €</text:p>
          </table:table-cell>
          <table:table-cell table:style-name="ce110" table:number-columns-repeated="2"/>
          <table:table-cell table:style-name="ce289" office:value-type="float" office:value="10" calcext:value-type="float">
            <text:p>10</text:p>
          </table:table-cell>
          <table:table-cell table:style-name="ce293" table:formula="of:=IF([.F16]-[.N16]&lt;0;0;[.F16]-[.N16])" office:value-type="float" office:value="14" calcext:value-type="float">
            <text:p>14</text:p>
          </table:table-cell>
          <table:table-cell table:style-name="ce296" table:formula="of:=[.I16]*[.O16]" office:value-type="currency" office:currency="EUR" office:value="1.96" calcext:value-type="currency">
            <text:p>1,9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28"/>
          <table:table-cell table:style-name="ce34" office:value-type="string" calcext:value-type="string">
            <text:p>LED 5mm</text:p>
          </table:table-cell>
          <table:table-cell table:style-name="ce34" office:value-type="string" calcext:value-type="string">
            <text:p>On peut sélectionner 2 couleurs (1 verte et 1 rouge) Mais faire attention à la puissance pour la visibilité au soleil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E17]*[.$E$4]" office:value-type="float" office:value="8" calcext:value-type="float">
            <text:p>8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huiyuan-5034g3c-bua-b-led-vert-rond-5-mm-18000-mcd-15-20-ma-3-2-v-1526861.html</text:p>
          </table:table-cell>
          <table:table-cell table:style-name="ce90" office:value-type="currency" office:currency="EUR" office:value="0.94" calcext:value-type="currency">
            <text:p>0,94 €</text:p>
          </table:table-cell>
          <table:table-cell table:style-name="ce90" table:formula="of:=[.I17]*[.E17]" office:value-type="currency" office:currency="EUR" office:value="1.88" calcext:value-type="currency">
            <text:p>1,88 €</text:p>
          </table:table-cell>
          <table:table-cell table:style-name="ce90" table:formula="of:=[.I17]*[.F17]" office:value-type="currency" office:currency="EUR" office:value="7.52" calcext:value-type="currency">
            <text:p>7,52 €</text:p>
          </table:table-cell>
          <table:table-cell table:style-name="ce110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17]-[.N17]&lt;0;0;[.F17]-[.N17])" office:value-type="float" office:value="4" calcext:value-type="float">
            <text:p>4</text:p>
          </table:table-cell>
          <table:table-cell table:style-name="ce296" table:formula="of:=[.I17]*[.O17]" office:value-type="currency" office:currency="EUR" office:value="3.76" calcext:value-type="currency">
            <text:p>3,7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28"/>
          <table:table-cell table:style-name="ce35" office:value-type="string" calcext:value-type="string">
            <text:p>ILS (contact reed)</text:p>
          </table:table-cell>
          <table:table-cell table:style-name="ce35"/>
          <table:table-cell table:style-name="ce53" office:value-type="float" office:value="3" calcext:value-type="float">
            <text:p>3</text:p>
          </table:table-cell>
          <table:table-cell table:style-name="ce53" table:formula="of:=[.E18]*[.$E$4]" office:value-type="float" office:value="12" calcext:value-type="float">
            <text:p>12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contact-reed-hamlin-mdcg-4-mdcg-4-1-no-t-200-v-dc-0-5-a-10-w-1-pc-s-506217.html</text:p>
          </table:table-cell>
          <table:table-cell table:style-name="ce91" office:value-type="currency" office:currency="EUR" office:value="1.9" calcext:value-type="currency">
            <text:p>1,90 €</text:p>
          </table:table-cell>
          <table:table-cell table:style-name="ce91" table:formula="of:=[.I18]*[.E18]" office:value-type="currency" office:currency="EUR" office:value="5.7" calcext:value-type="currency">
            <text:p>5,70 €</text:p>
          </table:table-cell>
          <table:table-cell table:style-name="ce91" table:formula="of:=[.I18]*[.F18]" office:value-type="currency" office:currency="EUR" office:value="22.8" calcext:value-type="currency">
            <text:p>22,80 €</text:p>
          </table:table-cell>
          <table:table-cell table:style-name="ce110" table:number-columns-repeated="2"/>
          <table:table-cell table:style-name="ce289" office:value-type="float" office:value="7" calcext:value-type="float">
            <text:p>7</text:p>
          </table:table-cell>
          <table:table-cell table:style-name="ce293" table:formula="of:=IF([.F18]-[.N18]&lt;0;0;[.F18]-[.N18])" office:value-type="float" office:value="5" calcext:value-type="float">
            <text:p>5</text:p>
          </table:table-cell>
          <table:table-cell table:style-name="ce296" table:formula="of:=[.I18]*[.O18]" office:value-type="currency" office:currency="EUR" office:value="9.5" calcext:value-type="currency">
            <text:p>9,5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28"/>
          <table:table-cell table:style-name="ce36" office:value-type="string" calcext:value-type="string">
            <text:p>ILS (contact reed) étanche</text:p>
          </table:table-cell>
          <table:table-cell table:style-name="ce36"/>
          <table:table-cell table:style-name="ce54" office:value-type="float" office:value="1" calcext:value-type="float">
            <text:p>1</text:p>
          </table:table-cell>
          <table:table-cell table:style-name="ce52" table:formula="of:=[.E19]*[.$E$4]" office:value-type="float" office:value="4" calcext:value-type="float">
            <text:p>4</text:p>
          </table:table-cell>
          <table:table-cell table:style-name="ce54" office:value-type="string" calcext:value-type="string">
            <text:p>Conrad</text:p>
          </table:table-cell>
          <table:table-cell table:style-name="ce73" office:value-type="string" calcext:value-type="string">
            <text:p>https://www.conrad.fr/fr/p/contact-reed-hamlin-59025-3-t-02-a-59025-3-t-02-a-1-inverseur-rt-175-v-dc-0-25-a-5-w-1-pc-s-503645.html</text:p>
          </table:table-cell>
          <table:table-cell table:style-name="ce92" office:value-type="currency" office:currency="EUR" office:value="6.99" calcext:value-type="currency">
            <text:p>6,99 €</text:p>
          </table:table-cell>
          <table:table-cell table:style-name="ce92" table:formula="of:=[.I19]*[.E19]" office:value-type="currency" office:currency="EUR" office:value="6.99" calcext:value-type="currency">
            <text:p>6,99 €</text:p>
          </table:table-cell>
          <table:table-cell table:style-name="ce90" table:formula="of:=[.I19]*[.F19]" office:value-type="currency" office:currency="EUR" office:value="27.96" calcext:value-type="currency">
            <text:p>27,96 €</text:p>
          </table:table-cell>
          <table:table-cell table:style-name="ce195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19]-[.N19]&lt;0;0;[.F19]-[.N19])" office:value-type="float" office:value="0" calcext:value-type="float">
            <text:p>0</text:p>
          </table:table-cell>
          <table:table-cell table:style-name="ce296" table:formula="of:=[.I19]*[.O19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28"/>
          <table:table-cell table:style-name="ce35" office:value-type="string" calcext:value-type="string">
            <text:p>Objectif 4mm de focale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style-name="ce53" table:formula="of:=[.E20]*[.$E$4]" office:value-type="float" office:value="4" calcext:value-type="float">
            <text:p>4</text:p>
          </table:table-cell>
          <table:table-cell table:style-name="ce53" office:value-type="string" calcext:value-type="string">
            <text:p>Edmund Optics</text:p>
          </table:table-cell>
          <table:table-cell table:style-name="ce72" office:value-type="string" calcext:value-type="string">
            <text:p>edmundoptics.fr/p/4mm-uc-series-fixed-focal-length-lens/2966/</text:p>
          </table:table-cell>
          <table:table-cell table:style-name="ce91" office:value-type="currency" office:currency="EUR" office:value="220" calcext:value-type="currency">
            <text:p>220,00 €</text:p>
          </table:table-cell>
          <table:table-cell table:style-name="ce91" table:formula="of:=[.I20]*[.E20]" office:value-type="currency" office:currency="EUR" office:value="220" calcext:value-type="currency">
            <text:p>220,00 €</text:p>
          </table:table-cell>
          <table:table-cell table:style-name="ce91" table:formula="of:=[.I20]*[.F20]" office:value-type="currency" office:currency="EUR" office:value="880" calcext:value-type="currency">
            <text:p>880,00 €</text:p>
          </table:table-cell>
          <table:table-cell table:style-name="ce112" table:formula="of:=SUM([.J7:.J20])" office:value-type="currency" office:currency="EUR" office:value="458.01" calcext:value-type="currency">
            <text:p>458,01 €</text:p>
          </table:table-cell>
          <table:table-cell table:style-name="ce112" table:formula="of:=SUM([.K7:.K20])" office:value-type="currency" office:currency="EUR" office:value="1832.04" calcext:value-type="currency">
            <text:p>1 832,04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20]-[.N20]&lt;0;0;[.F20]-[.N20])" office:value-type="float" office:value="4" calcext:value-type="float">
            <text:p>4</text:p>
          </table:table-cell>
          <table:table-cell table:style-name="ce296" table:formula="of:=[.I20]*[.O20]" office:value-type="currency" office:currency="EUR" office:value="880" calcext:value-type="currency">
            <text:p>88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9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Default"/>
          <table:table-cell table:style-name="ce131"/>
          <table:table-cell table:style-name="ce211"/>
          <table:table-cell table:style-name="ce230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24" table:content-validation-name="val2"/>
          <table:table-cell table:style-name="ce4" table:number-columns-repeated="1007"/>
        </table:table-row>
        <table:table-row table:style-name="ro4">
          <table:table-cell table:style-name="ce4"/>
          <table:table-cell table:style-name="ce130" office:value-type="string" calcext:value-type="string" table:number-columns-spanned="1" table:number-rows-spanned="6">
            <text:p>Connectiques et câbles</text:p>
          </table:table-cell>
          <table:table-cell table:style-name="ce38" office:value-type="string" calcext:value-type="string">
            <text:p>Jeu de sertissage de connecteurs jst et dupont</text:p>
          </table:table-cell>
          <table:table-cell table:style-name="ce38"/>
          <table:table-cell table:style-name="ce55" office:value-type="float" office:value="1" calcext:value-type="float">
            <text:p>1</text:p>
          </table:table-cell>
          <table:table-cell table:style-name="ce55" table:formula="of:=[.E22]*[.$E$4]" office:value-type="float" office:value="4" calcext:value-type="float">
            <text:p>4</text:p>
          </table:table-cell>
          <table:table-cell table:style-name="ce55" office:value-type="string" calcext:value-type="string">
            <text:p>Amazon</text:p>
          </table:table-cell>
          <table:table-cell table:style-name="ce75" office:value-type="string" calcext:value-type="string">
            <text:p>https://www.amazon.fr/Preciva-Sertissage-Sertisseuse-Connecteurs-Connecteur/dp/B07QY7K5SW/ref=sr_1_20?__mk_fr_FR=%C3%85M%C3%85%C5%BD%C3%95%C3%91&amp;crid=2VV7GWT9HFAXD&amp;keywords=connecteur+jst&amp;qid=1664530597&amp;qu=eyJxc2MiOiI1LjQ0IiwicXNhIjoiNS4zNiIsInFzcCI6IjQuOTEifQ%3D%3D&amp;sprefix=connecteurs+jst%2Caps%2C167&amp;sr=8-20</text:p>
          </table:table-cell>
          <table:table-cell table:style-name="ce94" office:value-type="currency" office:currency="EUR" office:value="43.99" calcext:value-type="currency">
            <text:p>43,99 €</text:p>
          </table:table-cell>
          <table:table-cell table:style-name="ce94" table:formula="of:=[.I22]*[.E22]" office:value-type="currency" office:currency="EUR" office:value="43.99" calcext:value-type="currency">
            <text:p>43,99 €</text:p>
          </table:table-cell>
          <table:table-cell table:style-name="ce94" table:formula="of:=[.I22]*[.F22]" office:value-type="currency" office:currency="EUR" office:value="175.96" calcext:value-type="currency">
            <text:p>175,96 €</text:p>
          </table:table-cell>
          <table:table-cell table:style-name="ce109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22]-[.N22]&lt;0;0;[.F22]-[.N22])" office:value-type="float" office:value="0" calcext:value-type="float">
            <text:p>0</text:p>
          </table:table-cell>
          <table:table-cell table:style-name="ce296" table:formula="of:=[.I22]*[.O22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6"/>
          <table:covered-table-cell table:style-name="ce130"/>
          <table:table-cell table:style-name="ce39" office:value-type="string" calcext:value-type="string">
            <text:p>Câbles silicone 14 AWG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56" table:formula="of:=[.E23]*[.$E$4]" office:value-type="float" office:value="4" calcext:value-type="float">
            <text:p>4</text:p>
          </table:table-cell>
          <table:table-cell table:style-name="ce56" office:value-type="string" calcext:value-type="string">
            <text:p>Intermodel</text:p>
          </table:table-cell>
          <table:table-cell table:style-name="ce76" office:value-type="string" calcext:value-type="string">
            <text:p>https://www.intermodel.fr/rallonges-fils/2620-fil-silicone-14-awg-212mm-rougenoir-2x1m-intermodel-fil-prise-rallonge-a2pro-cable-fil-silicone-cable-silicone-silicon-wire.html</text:p>
          </table:table-cell>
          <table:table-cell table:style-name="ce76" office:value-type="float" office:value="3.5" calcext:value-type="float">
            <text:p>3,5</text:p>
          </table:table-cell>
          <table:table-cell table:style-name="ce104" table:formula="of:=[.I23]*[.E23]" office:value-type="currency" office:currency="EUR" office:value="3.5" calcext:value-type="currency">
            <text:p>3,50 €</text:p>
          </table:table-cell>
          <table:table-cell table:style-name="ce104" table:formula="of:=[.I23]*[.F23]" office:value-type="currency" office:currency="EUR" office:value="14" calcext:value-type="currency">
            <text:p>14,00 €</text:p>
          </table:table-cell>
          <table:table-cell table:style-name="ce113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23]-[.N23]&lt;0;0;[.F23]-[.N23])" office:value-type="float" office:value="4" calcext:value-type="float">
            <text:p>4</text:p>
          </table:table-cell>
          <table:table-cell table:style-name="ce296" table:formula="of:=[.I23]*[.O23]" office:value-type="currency" office:currency="EUR" office:value="14" calcext:value-type="currency">
            <text:p>14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6" table:number-columns-repeated="1007"/>
        </table:table-row>
        <table:table-row table:style-name="ro5">
          <table:table-cell table:style-name="ce6"/>
          <table:covered-table-cell table:style-name="ce130"/>
          <table:table-cell table:style-name="ce38" office:value-type="string" calcext:value-type="string">
            <text:p>Connecteurs XT60 mâles</text:p>
          </table:table-cell>
          <table:table-cell table:style-name="ce38"/>
          <table:table-cell table:style-name="ce55" office:value-type="float" office:value="2" calcext:value-type="float">
            <text:p>2</text:p>
          </table:table-cell>
          <table:table-cell table:style-name="ce55" table:formula="of:=[.E24]*[.$E$4]" office:value-type="float" office:value="8" calcext:value-type="float">
            <text:p>8</text:p>
          </table:table-cell>
          <table:table-cell table:style-name="ce55" office:value-type="string" calcext:value-type="string">
            <text:p>Conrad</text:p>
          </table:table-cell>
          <table:table-cell table:style-name="ce77" office:value-type="string" calcext:value-type="string">
            <text:p>https://www.conrad.fr/fr/p/reely-re-6586515-fiche-male-pour-batterie-xt60-3-5-mm-a-souder-1-pc-s-2195505.html</text:p>
          </table:table-cell>
          <table:table-cell table:style-name="ce77" office:value-type="float" office:value="1.34" calcext:value-type="float">
            <text:p>1,34</text:p>
          </table:table-cell>
          <table:table-cell table:style-name="ce94" table:formula="of:=[.I24]*[.E24]" office:value-type="currency" office:currency="EUR" office:value="2.68" calcext:value-type="currency">
            <text:p>2,68 €</text:p>
          </table:table-cell>
          <table:table-cell table:style-name="ce94" table:formula="of:=[.I24]*[.F24]" office:value-type="currency" office:currency="EUR" office:value="10.72" calcext:value-type="currency">
            <text:p>10,72 €</text:p>
          </table:table-cell>
          <table:table-cell table:style-name="ce113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24]-[.N24]&lt;0;0;[.F24]-[.N24])" office:value-type="float" office:value="8" calcext:value-type="float">
            <text:p>8</text:p>
          </table:table-cell>
          <table:table-cell table:style-name="ce296" table:formula="of:=[.I24]*[.O24]" office:value-type="currency" office:currency="EUR" office:value="10.72" calcext:value-type="currency">
            <text:p>10,72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6" table:number-columns-repeated="1007"/>
        </table:table-row>
        <table:table-row table:style-name="ro5">
          <table:table-cell table:style-name="ce6"/>
          <table:covered-table-cell table:style-name="ce130"/>
          <table:table-cell table:style-name="ce39" office:value-type="string" calcext:value-type="string">
            <text:p>Connecteurs XT60 femelle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56" table:formula="of:=[.E25]*[.$E$4]" office:value-type="float" office:value="4" calcext:value-type="float">
            <text:p>4</text:p>
          </table:table-cell>
          <table:table-cell table:style-name="ce56" office:value-type="string" calcext:value-type="string">
            <text:p>Conrad</text:p>
          </table:table-cell>
          <table:table-cell table:style-name="ce76" office:value-type="string" calcext:value-type="string">
            <text:p>https://www.conrad.fr/fr/p/reely-re-6618948-prise-femelle-deluxe-pour-batterie-xt60h-3-5-mm-dore-e-a-souder-1-pc-s-2206316.html</text:p>
          </table:table-cell>
          <table:table-cell table:style-name="ce76" office:value-type="float" office:value="1.34" calcext:value-type="float">
            <text:p>1,34</text:p>
          </table:table-cell>
          <table:table-cell table:style-name="ce104" table:formula="of:=[.I25]*[.E25]" office:value-type="currency" office:currency="EUR" office:value="1.34" calcext:value-type="currency">
            <text:p>1,34 €</text:p>
          </table:table-cell>
          <table:table-cell table:style-name="ce104" table:formula="of:=[.I25]*[.F25]" office:value-type="currency" office:currency="EUR" office:value="5.36" calcext:value-type="currency">
            <text:p>5,36 €</text:p>
          </table:table-cell>
          <table:table-cell table:style-name="ce113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25]-[.N25]&lt;0;0;[.F25]-[.N25])" office:value-type="float" office:value="4" calcext:value-type="float">
            <text:p>4</text:p>
          </table:table-cell>
          <table:table-cell table:style-name="ce296" table:formula="of:=[.I25]*[.O25]" office:value-type="currency" office:currency="EUR" office:value="5.36" calcext:value-type="currency">
            <text:p>5,3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6" table:number-columns-repeated="1007"/>
        </table:table-row>
        <table:table-row table:style-name="ro10">
          <table:table-cell table:style-name="ce6"/>
          <table:covered-table-cell table:style-name="ce130"/>
          <table:table-cell table:style-name="ce38" office:value-type="string" calcext:value-type="string">
            <text:p>Jeu de gaines thermo-rétractable</text:p>
          </table:table-cell>
          <table:table-cell table:style-name="ce38"/>
          <table:table-cell table:style-name="ce55" office:value-type="float" office:value="1" calcext:value-type="float">
            <text:p>1</text:p>
          </table:table-cell>
          <table:table-cell table:style-name="ce55" table:formula="of:=[.E26]*[.$E$4]" office:value-type="float" office:value="4" calcext:value-type="float">
            <text:p>4</text:p>
          </table:table-cell>
          <table:table-cell table:style-name="ce55" office:value-type="string" calcext:value-type="string">
            <text:p>Amazon</text:p>
          </table:table-cell>
          <table:table-cell table:style-name="ce77" office:value-type="string" calcext:value-type="string">
            <text:p>https://www.amazon.fr/LIBERRWAR-Gaine-Thermor%C3%A9tractable-Tailles-Ratio/dp/B076KL5K1V/ref=sr_1_3_sspa?__mk_fr_FR=%C3%85M%C3%85%C5%BD%C3%95%C3%91&amp;crid=AQ274RZGXCK9&amp;keywords=gaine+thermo&amp;qid=1664532333&amp;qu=eyJxc2MiOiI1LjQ1IiwicXNhIjoiNC45MiIsInFzcCI6IjQuNjIifQ%3D%3D&amp;sprefix=gaine+thermo%2Caps%2C179&amp;sr=8-3-spons&amp;psc=1&amp;spLa=ZW5jcnlwdGVkUXVhbGlmaWVyPUFUM05GNVRLSzBOTzkmZW5jcnlwdGVkSWQ9QTA3ODEwNTQyOEZGSU5RVURES0hRJmVuY3J5cHRlZEFkSWQ9QTA0NzQxODIxTlM0NDVDRDJBSU9EJndpZGdldE5hbWU9c3BfYXRmJmFjdGlvbj1jbGlja1JlZGlyZWN0JmRvTm90TG9nQ2xpY2s9dHJ1ZQ==</text:p>
          </table:table-cell>
          <table:table-cell table:style-name="ce77" office:value-type="float" office:value="9.99" calcext:value-type="float">
            <text:p>9,99</text:p>
          </table:table-cell>
          <table:table-cell table:style-name="ce94" table:formula="of:=[.I26]*[.E26]" office:value-type="currency" office:currency="EUR" office:value="9.99" calcext:value-type="currency">
            <text:p>9,99 €</text:p>
          </table:table-cell>
          <table:table-cell table:style-name="ce94" table:formula="of:=[.I26]*[.F26]" office:value-type="currency" office:currency="EUR" office:value="39.96" calcext:value-type="currency">
            <text:p>39,96 €</text:p>
          </table:table-cell>
          <table:table-cell table:style-name="ce113" table:number-columns-repeated="2"/>
          <table:table-cell table:style-name="ce290" office:value-type="float" office:value="4" calcext:value-type="float">
            <text:p>4</text:p>
          </table:table-cell>
          <table:table-cell table:style-name="ce293" table:formula="of:=IF([.F26]-[.N26]&lt;0;0;[.F26]-[.N26])" office:value-type="float" office:value="0" calcext:value-type="float">
            <text:p>0</text:p>
          </table:table-cell>
          <table:table-cell table:style-name="ce296" table:formula="of:=[.I26]*[.O26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6" table:number-columns-repeated="1007"/>
        </table:table-row>
        <table:table-row table:style-name="ro5">
          <table:table-cell table:style-name="ce6"/>
          <table:covered-table-cell table:style-name="ce130"/>
          <table:table-cell table:style-name="ce39" office:value-type="string" calcext:value-type="string">
            <text:p>Jeu de connecteurs banannes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56" table:formula="of:=[.E27]*[.$E$4]" office:value-type="float" office:value="4" calcext:value-type="float">
            <text:p>4</text:p>
          </table:table-cell>
          <table:table-cell table:style-name="ce56" office:value-type="string" calcext:value-type="string">
            <text:p>Amazon</text:p>
          </table:table-cell>
          <table:table-cell table:style-name="ce76" office:value-type="string" calcext:value-type="string">
            <text:p>https://www.amazon.fr/GTIWUNG-Connecteur-Remplacement-Connecteurs-Batterie/dp/B083FNTK5R/ref=sr_1_7?__mk_fr_FR=%C3%85M%C3%85%C5%BD%C3%95%C3%91&amp;crid=OYE8LHRJWINE&amp;keywords=connecteur%2Bbanane&amp;qid=1664532402&amp;qu=eyJxc2MiOiI0Ljk4IiwicXNhIjoiNC43NyIsInFzcCI6IjQuNDQifQ%3D%3D&amp;sprefix=connecteurs%2Bbananes%2Caps%2C175&amp;sr=8-7&amp;th=1</text:p>
          </table:table-cell>
          <table:table-cell table:style-name="ce76" office:value-type="float" office:value="17.99" calcext:value-type="float">
            <text:p>17,99</text:p>
          </table:table-cell>
          <table:table-cell table:style-name="ce104" table:formula="of:=[.I27]*[.E27]" office:value-type="currency" office:currency="EUR" office:value="17.99" calcext:value-type="currency">
            <text:p>17,99 €</text:p>
          </table:table-cell>
          <table:table-cell table:style-name="ce104" table:formula="of:=[.I27]*[.F27]" office:value-type="currency" office:currency="EUR" office:value="71.96" calcext:value-type="currency">
            <text:p>71,96 €</text:p>
          </table:table-cell>
          <table:table-cell table:style-name="ce114" table:formula="of:=SUM([.J22:.J27])" office:value-type="currency" office:currency="EUR" office:value="79.49" calcext:value-type="currency">
            <text:p>79,49 €</text:p>
          </table:table-cell>
          <table:table-cell table:style-name="ce114"/>
          <table:table-cell table:style-name="ce290" office:value-type="float" office:value="0" calcext:value-type="float">
            <text:p>0</text:p>
          </table:table-cell>
          <table:table-cell table:style-name="ce293" table:formula="of:=IF([.F27]-[.N27]&lt;0;0;[.F27]-[.N27])" office:value-type="float" office:value="4" calcext:value-type="float">
            <text:p>4</text:p>
          </table:table-cell>
          <table:table-cell table:style-name="ce296" table:formula="of:=[.I27]*[.O27]" office:value-type="currency" office:currency="EUR" office:value="71.96" calcext:value-type="currency">
            <text:p>71,9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6" table:number-columns-repeated="1007"/>
        </table:table-row>
        <table:table-row table:style-name="ro11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Default"/>
          <table:table-cell table:style-name="ce131"/>
          <table:table-cell table:style-name="ce211"/>
          <table:table-cell table:style-name="ce230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24" table:content-validation-name="val2"/>
          <table:table-cell table:style-name="ce4" table:number-columns-repeated="1007"/>
        </table:table-row>
        <table:table-row table:style-name="ro12">
          <table:table-cell table:style-name="ce4"/>
          <table:table-cell table:style-name="ce25" office:value-type="string" calcext:value-type="string" table:number-columns-spanned="1" table:number-rows-spanned="5">
            <text:p>Energie</text:p>
          </table:table-cell>
          <table:table-cell table:style-name="ce36" office:value-type="string" calcext:value-type="string">
            <text:p>Batterie Lipo 3s </text:p>
          </table:table-cell>
          <table:table-cell table:style-name="ce36" office:value-type="string" calcext:value-type="string">
            <text:p>Pour une plus grande autonomie on peut prévoir de mettre jusqu’à 4 batterie dans un KOSMOS. Le cas échéant, il faudra prévoir un connecteur en parallèle.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E29]*[.$E$4]" office:value-type="float" office:value="8" calcext:value-type="float">
            <text:p>8</text:p>
          </table:table-cell>
          <table:table-cell table:style-name="ce54" office:value-type="string" calcext:value-type="string">
            <text:p>Intermodel</text:p>
          </table:table-cell>
          <table:table-cell table:style-name="ce73" office:value-type="string" calcext:value-type="string">
            <text:p>https://www.intermodel.fr/accus-batteries/4366-accu-lipo-brainergy-2200mah-3s-30c-rc-plus-lipo-accu-mah-2200.html</text:p>
          </table:table-cell>
          <table:table-cell table:style-name="ce92" office:value-type="currency" office:currency="EUR" office:value="17.9" calcext:value-type="currency">
            <text:p>17,90 €</text:p>
          </table:table-cell>
          <table:table-cell table:style-name="ce92" table:formula="of:=[.I29]*[.E29]" office:value-type="currency" office:currency="EUR" office:value="35.8" calcext:value-type="currency">
            <text:p>35,80 €</text:p>
          </table:table-cell>
          <table:table-cell table:style-name="ce92" table:formula="of:=[.I29]*[.F29]" office:value-type="currency" office:currency="EUR" office:value="143.2" calcext:value-type="currency">
            <text:p>143,20 €</text:p>
          </table:table-cell>
          <table:table-cell table:style-name="ce109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29]-[.N29]&lt;0;0;[.F29]-[.N29])" office:value-type="float" office:value="8" calcext:value-type="float">
            <text:p>8</text:p>
          </table:table-cell>
          <table:table-cell table:style-name="ce296" table:formula="of:=[.I29]*[.O29]" office:value-type="currency" office:currency="EUR" office:value="143.2" calcext:value-type="currency">
            <text:p>143,2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4">
          <table:table-cell table:style-name="ce4"/>
          <table:covered-table-cell table:style-name="ce26"/>
          <table:table-cell table:style-name="ce40" office:value-type="string" calcext:value-type="string">
            <text:p>Convertisseur de tension de voiture 12v vers 5v</text:p>
          </table:table-cell>
          <table:table-cell table:style-name="ce40"/>
          <table:table-cell table:style-name="ce57" office:value-type="float" office:value="1" calcext:value-type="float">
            <text:p>1</text:p>
          </table:table-cell>
          <table:table-cell table:style-name="ce57" table:formula="of:=[.E30]*[.$E$4]" office:value-type="float" office:value="4" calcext:value-type="float">
            <text:p>4</text:p>
          </table:table-cell>
          <table:table-cell table:style-name="ce57" office:value-type="string" calcext:value-type="string">
            <text:p>Amazon</text:p>
          </table:table-cell>
          <table:table-cell table:style-name="ce78" office:value-type="string" calcext:value-type="string">
            <text:p>https://www.amazon.fr/riorand-voiture-Alimentation-convertisseur-module/dp/B00G890MIC</text:p>
          </table:table-cell>
          <table:table-cell table:style-name="ce95" office:value-type="currency" office:currency="EUR" office:value="16.43" calcext:value-type="currency">
            <text:p>16,43 €</text:p>
          </table:table-cell>
          <table:table-cell table:style-name="ce95" table:formula="of:=[.I30]*[.E30]" office:value-type="currency" office:currency="EUR" office:value="16.43" calcext:value-type="currency">
            <text:p>16,43 €</text:p>
          </table:table-cell>
          <table:table-cell table:style-name="ce95" table:formula="of:=[.I30]*[.F30]" office:value-type="currency" office:currency="EUR" office:value="65.72" calcext:value-type="currency">
            <text:p>65,72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30]-[.N30]&lt;0;0;[.F30]-[.N30])" office:value-type="float" office:value="4" calcext:value-type="float">
            <text:p>4</text:p>
          </table:table-cell>
          <table:table-cell table:style-name="ce296" table:formula="of:=[.I30]*[.O30]" office:value-type="currency" office:currency="EUR" office:value="65.72" calcext:value-type="currency">
            <text:p>65,72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4">
          <table:table-cell table:style-name="ce4"/>
          <table:covered-table-cell table:style-name="ce26"/>
          <table:table-cell table:style-name="ce36" office:value-type="string" calcext:value-type="string">
            <text:p>ESC <text:s/>BLHeli 30A</text:p>
          </table:table-cell>
          <table:table-cell table:style-name="ce36" office:value-type="string" calcext:value-type="string">
            <text:p>S’assurer qu’il convient à une batterie 3s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E31]*[.$E$4]" office:value-type="float" office:value="8" calcext:value-type="float">
            <text:p>8</text:p>
          </table:table-cell>
          <table:table-cell table:style-name="ce54" office:value-type="string" calcext:value-type="string">
            <text:p>Intermodel</text:p>
          </table:table-cell>
          <table:table-cell table:style-name="ce73" office:value-type="string" calcext:value-type="string">
            <text:p>https://www.intermodel.fr/controleurs-variateurs/4848-esc-30a-blheli-emax-emax-controleur-6a-30a-emax-20a-12a-blheli-25a.html</text:p>
          </table:table-cell>
          <table:table-cell table:style-name="ce92" office:value-type="currency" office:currency="EUR" office:value="23.6" calcext:value-type="currency">
            <text:p>23,60 €</text:p>
          </table:table-cell>
          <table:table-cell table:style-name="ce92" table:formula="of:=[.I31]*[.E31]" office:value-type="currency" office:currency="EUR" office:value="47.2" calcext:value-type="currency">
            <text:p>47,20 €</text:p>
          </table:table-cell>
          <table:table-cell table:style-name="ce92" table:formula="of:=[.I31]*[.F31]" office:value-type="currency" office:currency="EUR" office:value="188.8" calcext:value-type="currency">
            <text:p>188,8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31]-[.N31]&lt;0;0;[.F31]-[.N31])" office:value-type="float" office:value="8" calcext:value-type="float">
            <text:p>8</text:p>
          </table:table-cell>
          <table:table-cell table:style-name="ce296" table:formula="of:=[.I31]*[.O31]" office:value-type="currency" office:currency="EUR" office:value="188.8" calcext:value-type="currency">
            <text:p>188,8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4">
          <table:table-cell table:style-name="ce4"/>
          <table:covered-table-cell table:style-name="ce26"/>
          <table:table-cell table:style-name="ce40" office:value-type="string" calcext:value-type="string">
            <text:p>Rallonge de charge de batterie Lipo 3S</text:p>
          </table:table-cell>
          <table:table-cell table:style-name="ce40" office:value-type="string" calcext:value-type="string">
            <text:p>Acheter autant de rallonge qu’il y aura de batteries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formula="of:=[.E32]*[.$E$4]" office:value-type="float" office:value="4" calcext:value-type="float">
            <text:p>4</text:p>
          </table:table-cell>
          <table:table-cell table:style-name="ce57" office:value-type="string" calcext:value-type="string">
            <text:p>Intermodel</text:p>
          </table:table-cell>
          <table:table-cell table:style-name="ce78" office:value-type="string" calcext:value-type="string">
            <text:p>https://www.intermodel.fr/cordons-et-prises-de-charge/549-rallonge-pour-prise-equilibrage-3s-intermodel-rallonge-3s-rallonge-prise-equilibrage-3s.html</text:p>
          </table:table-cell>
          <table:table-cell table:style-name="ce95" office:value-type="currency" office:currency="EUR" office:value="1.1" calcext:value-type="currency">
            <text:p>1,10 €</text:p>
          </table:table-cell>
          <table:table-cell table:style-name="ce95" table:formula="of:=[.I32]*[.E32]" office:value-type="currency" office:currency="EUR" office:value="1.1" calcext:value-type="currency">
            <text:p>1,10 €</text:p>
          </table:table-cell>
          <table:table-cell table:style-name="ce95" table:formula="of:=[.I32]*[.F32]" office:value-type="currency" office:currency="EUR" office:value="4.4" calcext:value-type="currency">
            <text:p>4,4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32]-[.N32]&lt;0;0;[.F32]-[.N32])" office:value-type="float" office:value="4" calcext:value-type="float">
            <text:p>4</text:p>
          </table:table-cell>
          <table:table-cell table:style-name="ce296" table:formula="of:=[.I32]*[.O32]" office:value-type="currency" office:currency="EUR" office:value="4.4" calcext:value-type="currency">
            <text:p>4,4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26"/>
          <table:table-cell table:style-name="ce36" office:value-type="string" calcext:value-type="string">
            <text:p>Moteur Brushless de F2838</text:p>
          </table:table-cell>
          <table:table-cell table:style-name="ce36" office:value-type="string" calcext:value-type="string">
            <text:p>S’assurer qu’il soit vendu câblé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E33]*[.$E$4]" office:value-type="float" office:value="4" calcext:value-type="float">
            <text:p>4</text:p>
          </table:table-cell>
          <table:table-cell table:style-name="ce54" office:value-type="string" calcext:value-type="string">
            <text:p>Amazon</text:p>
          </table:table-cell>
          <table:table-cell table:style-name="ce73" office:value-type="string" calcext:value-type="string">
            <text:p>https://www.amazon.fr/dp/B07ZXCQHLX/ref=sspa_dk_detail_2?psc=1&amp;pd_rd_w=5864G&amp;content-id=amzn1.sym.844c282f-78f1-4549-b53e-9efd648da0e0&amp;pf_rd_p=844c282f-78f1-4549-b53e-9efd648da0e0&amp;pf_rd_r=QY3JH76M31MQHZ6VY7QQ&amp;pd_rd_wg=RLMiI&amp;pd_rd_r=751a18cc-94ba-4131-ba39-2e819ee4ec55&amp;s=toys&amp;sp_csd=d2lkZ2V0TmFtZT1zcF9kZXRhaWw</text:p>
          </table:table-cell>
          <table:table-cell table:style-name="ce92" office:value-type="currency" office:currency="EUR" office:value="52.37" calcext:value-type="currency">
            <text:p>52,37 €</text:p>
          </table:table-cell>
          <table:table-cell table:style-name="ce92" table:formula="of:=[.I33]*[.E33]" office:value-type="currency" office:currency="EUR" office:value="52.37" calcext:value-type="currency">
            <text:p>52,37 €</text:p>
          </table:table-cell>
          <table:table-cell table:style-name="ce92" table:formula="of:=[.I33]*[.F33]" office:value-type="currency" office:currency="EUR" office:value="209.48" calcext:value-type="currency">
            <text:p>209,48 €</text:p>
          </table:table-cell>
          <table:table-cell table:style-name="ce115" table:formula="of:=SUM([.J29:.J33])" office:value-type="currency" office:currency="EUR" office:value="152.9" calcext:value-type="currency">
            <text:p>152,90 €</text:p>
          </table:table-cell>
          <table:table-cell table:style-name="ce115" table:formula="of:=SUM([.K29:.K33])" office:value-type="currency" office:currency="EUR" office:value="611.6" calcext:value-type="currency">
            <text:p>611,60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33]-[.N33]&lt;0;0;[.F33]-[.N33])" office:value-type="float" office:value="4" calcext:value-type="float">
            <text:p>4</text:p>
          </table:table-cell>
          <table:table-cell table:style-name="ce296" table:formula="of:=[.I33]*[.O33]" office:value-type="currency" office:currency="EUR" office:value="209.48" calcext:value-type="currency">
            <text:p>209,48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3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Default"/>
          <table:table-cell table:style-name="ce131"/>
          <table:table-cell table:style-name="ce211"/>
          <table:table-cell table:style-name="ce230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table-cell table:style-name="ce136" office:value-type="string" calcext:value-type="string" table:number-columns-spanned="1" table:number-rows-spanned="9">
            <text:p>Etanchéité</text:p>
          </table:table-cell>
          <table:table-cell table:style-name="ce41" office:value-type="string" calcext:value-type="string">
            <text:p>Bouton rotatif étanche</text:p>
          </table:table-cell>
          <table:table-cell table:style-name="ce41"/>
          <table:table-cell table:style-name="ce58" office:value-type="float" office:value="1" calcext:value-type="float">
            <text:p>1</text:p>
          </table:table-cell>
          <table:table-cell table:style-name="ce191" table:formula="of:=[.E35]*[.$E$4]" office:value-type="float" office:value="4" calcext:value-type="float">
            <text:p>4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101-Interrupteur.html</text:p>
          </table:table-cell>
          <table:table-cell table:style-name="ce105" office:value-type="currency" office:currency="EUR" office:value="24" calcext:value-type="currency">
            <text:p>24,00 €</text:p>
          </table:table-cell>
          <table:table-cell table:style-name="ce105" table:formula="of:=[.I35]*[.E35]" office:value-type="currency" office:currency="EUR" office:value="24" calcext:value-type="currency">
            <text:p>24,00 €</text:p>
          </table:table-cell>
          <table:table-cell table:style-name="ce264" table:formula="of:=[.I35]*[.F35]" office:value-type="currency" office:currency="EUR" office:value="96" calcext:value-type="currency">
            <text:p>96,00 €</text:p>
          </table:table-cell>
          <table:table-cell table:style-name="ce116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35]-[.N35]&lt;0;0;[.F35]-[.N35])" office:value-type="float" office:value="4" calcext:value-type="float">
            <text:p>4</text:p>
          </table:table-cell>
          <table:table-cell table:style-name="ce296" table:formula="of:=[.I35]*[.O35]" office:value-type="currency" office:currency="EUR" office:value="96" calcext:value-type="currency">
            <text:p>96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6"/>
          <table:table-cell table:style-name="ce42" office:value-type="string" calcext:value-type="string">
            <text:p>Bouchon de purge</text:p>
          </table:table-cell>
          <table:table-cell table:style-name="ce42"/>
          <table:table-cell table:style-name="ce59" office:value-type="float" office:value="1" calcext:value-type="float">
            <text:p>1</text:p>
          </table:table-cell>
          <table:table-cell table:style-name="ce59" table:formula="of:=[.E36]*[.$E$4]" office:value-type="float" office:value="4" calcext:value-type="float">
            <text:p>4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robotics/38-aeration-et-bouchon.html</text:p>
          </table:table-cell>
          <table:table-cell table:style-name="ce106" office:value-type="currency" office:currency="EUR" office:value="10.8" calcext:value-type="currency">
            <text:p>10,80 €</text:p>
          </table:table-cell>
          <table:table-cell table:style-name="ce106" table:formula="of:=[.I36]*[.E36]" office:value-type="currency" office:currency="EUR" office:value="10.8" calcext:value-type="currency">
            <text:p>10,80 €</text:p>
          </table:table-cell>
          <table:table-cell table:style-name="ce106" table:formula="of:=[.I36]*[.F36]" office:value-type="currency" office:currency="EUR" office:value="43.2" calcext:value-type="currency">
            <text:p>43,20 €</text:p>
          </table:table-cell>
          <table:table-cell table:style-name="ce117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36]-[.N36]&lt;0;0;[.F36]-[.N36])" office:value-type="float" office:value="4" calcext:value-type="float">
            <text:p>4</text:p>
          </table:table-cell>
          <table:table-cell table:style-name="ce296" table:formula="of:=[.I36]*[.O36]" office:value-type="currency" office:currency="EUR" office:value="43.2" calcext:value-type="currency">
            <text:p>43,2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6"/>
          <table:table-cell table:style-name="ce41" office:value-type="string" calcext:value-type="string">
            <text:p>Capteur de pression Bar30</text:p>
          </table:table-cell>
          <table:table-cell table:style-name="ce41"/>
          <table:table-cell table:style-name="ce58" office:value-type="float" office:value="1" calcext:value-type="float">
            <text:p>1</text:p>
          </table:table-cell>
          <table:table-cell table:style-name="ce191" table:formula="of:=[.E37]*[.$E$4]" office:value-type="float" office:value="4" calcext:value-type="float">
            <text:p>4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8-bar30-capteur-de-pression-haute-resolution-300m.html</text:p>
          </table:table-cell>
          <table:table-cell table:style-name="ce105" office:value-type="currency" office:currency="EUR" office:value="102" calcext:value-type="currency">
            <text:p>102,00 €</text:p>
          </table:table-cell>
          <table:table-cell table:style-name="ce105" table:formula="of:=[.I37]*[.E37]" office:value-type="currency" office:currency="EUR" office:value="102" calcext:value-type="currency">
            <text:p>102,00 €</text:p>
          </table:table-cell>
          <table:table-cell table:style-name="ce264" table:formula="of:=[.I37]*[.F37]" office:value-type="currency" office:currency="EUR" office:value="408" calcext:value-type="currency">
            <text:p>408,00 €</text:p>
          </table:table-cell>
          <table:table-cell table:style-name="ce117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37]-[.N37]&lt;0;0;[.F37]-[.N37])" office:value-type="float" office:value="4" calcext:value-type="float">
            <text:p>4</text:p>
          </table:table-cell>
          <table:table-cell table:style-name="ce296" table:formula="of:=[.I37]*[.O37]" office:value-type="currency" office:currency="EUR" office:value="408" calcext:value-type="currency">
            <text:p>408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4">
          <table:table-cell table:style-name="ce4"/>
          <table:covered-table-cell table:style-name="ce136"/>
          <table:table-cell table:style-name="ce42" office:value-type="string" calcext:value-type="string">
            <text:p>Connecteur de cloison Cobalt M0</text:p>
          </table:table-cell>
          <table:table-cell table:style-name="ce42" office:value-type="string" calcext:value-type="string">
            <text:p>Sélectionner le connecteur à 3 contacts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formula="of:=[.E38]*[.$E$4]" office:value-type="float" office:value="8" calcext:value-type="float">
            <text:p>8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trail-engineering/140-132-connecteur-de-cloison-cobalt-m10.html#/116-declinaison-3_contacts</text:p>
          </table:table-cell>
          <table:table-cell table:style-name="ce106" office:value-type="currency" office:currency="EUR" office:value="55.2" calcext:value-type="currency">
            <text:p>55,20 €</text:p>
          </table:table-cell>
          <table:table-cell table:style-name="ce106" table:formula="of:=[.I38]*[.E38]" office:value-type="currency" office:currency="EUR" office:value="110.4" calcext:value-type="currency">
            <text:p>110,40 €</text:p>
          </table:table-cell>
          <table:table-cell table:style-name="ce106" table:formula="of:=[.I38]*[.F38]" office:value-type="currency" office:currency="EUR" office:value="441.6" calcext:value-type="currency">
            <text:p>441,60 €</text:p>
          </table:table-cell>
          <table:table-cell table:style-name="ce117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38]-[.N38]&lt;0;0;[.F38]-[.N38])" office:value-type="float" office:value="8" calcext:value-type="float">
            <text:p>8</text:p>
          </table:table-cell>
          <table:table-cell table:style-name="ce296" table:formula="of:=[.I38]*[.O38]" office:value-type="currency" office:currency="EUR" office:value="441.6" calcext:value-type="currency">
            <text:p>441,6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4">
          <table:table-cell table:style-name="ce4"/>
          <table:covered-table-cell table:style-name="ce136"/>
          <table:table-cell table:style-name="ce41" office:value-type="string" calcext:value-type="string">
            <text:p>Connecteur câblé cobalt</text:p>
          </table:table-cell>
          <table:table-cell table:style-name="ce41" office:value-type="string" calcext:value-type="string">
            <text:p>Sélectionner le connecteur à 3 contacts</text:p>
          </table:table-cell>
          <table:table-cell table:style-name="ce58" office:value-type="float" office:value="2" calcext:value-type="float">
            <text:p>2</text:p>
          </table:table-cell>
          <table:table-cell table:style-name="ce191" table:formula="of:=[.E39]*[.$E$4]" office:value-type="float" office:value="8" calcext:value-type="float">
            <text:p>8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trail-engineering/141-136-connecteur-cobalt.html#/120-declinaison-3_broches_sur_un_cable_de_1_metre</text:p>
          </table:table-cell>
          <table:table-cell table:style-name="ce105" office:value-type="currency" office:currency="EUR" office:value="55.2" calcext:value-type="currency">
            <text:p>55,20 €</text:p>
          </table:table-cell>
          <table:table-cell table:style-name="ce105" table:formula="of:=[.I39]*[.E39]" office:value-type="currency" office:currency="EUR" office:value="110.4" calcext:value-type="currency">
            <text:p>110,40 €</text:p>
          </table:table-cell>
          <table:table-cell table:style-name="ce264" table:formula="of:=[.I39]*[.F39]" office:value-type="currency" office:currency="EUR" office:value="441.6" calcext:value-type="currency">
            <text:p>441,60 €</text:p>
          </table:table-cell>
          <table:table-cell table:style-name="ce117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39]-[.N39]&lt;0;0;[.F39]-[.N39])" office:value-type="float" office:value="8" calcext:value-type="float">
            <text:p>8</text:p>
          </table:table-cell>
          <table:table-cell table:style-name="ce296" table:formula="of:=[.I39]*[.O39]" office:value-type="currency" office:currency="EUR" office:value="441.6" calcext:value-type="currency">
            <text:p>441,6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6">
          <table:table-cell table:style-name="ce4"/>
          <table:covered-table-cell table:style-name="ce136"/>
          <table:table-cell table:style-name="ce42" office:value-type="string" calcext:value-type="string">
            <text:p>Tape Aluminium 5 trous 4’’</text:p>
          </table:table-cell>
          <table:table-cell table:style-name="ce42" office:value-type="string" calcext:value-type="string">
            <text:p>Cette pièce est généralement fournie avec 6 vis de bonne longueur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formula="of:=[.E40]*[.$E$4]" office:value-type="float" office:value="4" calcext:value-type="float">
            <text:p>4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robotics/4-6-tape-aluminium.html#/6-declinaison-5_trous_4_</text:p>
          </table:table-cell>
          <table:table-cell table:style-name="ce106" office:value-type="currency" office:currency="EUR" office:value="26.4" calcext:value-type="currency">
            <text:p>26,40 €</text:p>
          </table:table-cell>
          <table:table-cell table:style-name="ce106" table:formula="of:=[.I40]*[.E40]" office:value-type="currency" office:currency="EUR" office:value="26.4" calcext:value-type="currency">
            <text:p>26,40 €</text:p>
          </table:table-cell>
          <table:table-cell table:style-name="ce106" table:formula="of:=[.I40]*[.F40]" office:value-type="currency" office:currency="EUR" office:value="105.6" calcext:value-type="currency">
            <text:p>105,60 €</text:p>
          </table:table-cell>
          <table:table-cell table:style-name="ce117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40]-[.N40]&lt;0;0;[.F40]-[.N40])" office:value-type="float" office:value="4" calcext:value-type="float">
            <text:p>4</text:p>
          </table:table-cell>
          <table:table-cell table:style-name="ce296" table:formula="of:=[.I40]*[.O40]" office:value-type="currency" office:currency="EUR" office:value="105.6" calcext:value-type="currency">
            <text:p>105,6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6">
          <table:table-cell table:style-name="ce4"/>
          <table:covered-table-cell table:style-name="ce136"/>
          <table:table-cell table:style-name="ce41" office:value-type="string" calcext:value-type="string">
            <text:p>Tape acrylique transparente 4’’</text:p>
          </table:table-cell>
          <table:table-cell table:style-name="ce41" office:value-type="string" calcext:value-type="string">
            <text:p>Cette pièce est généralement fournie avec 6 vis de bonne longueur</text:p>
          </table:table-cell>
          <table:table-cell table:style-name="ce58" office:value-type="float" office:value="1" calcext:value-type="float">
            <text:p>1</text:p>
          </table:table-cell>
          <table:table-cell table:style-name="ce191" table:formula="of:=[.E41]*[.$E$4]" office:value-type="float" office:value="4" calcext:value-type="float">
            <text:p>4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30-tape-acrylique-transparente.html</text:p>
          </table:table-cell>
          <table:table-cell table:style-name="ce105" office:value-type="currency" office:currency="EUR" office:value="24" calcext:value-type="currency">
            <text:p>24,00 €</text:p>
          </table:table-cell>
          <table:table-cell table:style-name="ce105" table:formula="of:=[.I41]*[.E41]" office:value-type="currency" office:currency="EUR" office:value="24" calcext:value-type="currency">
            <text:p>24,00 €</text:p>
          </table:table-cell>
          <table:table-cell table:style-name="ce264" table:formula="of:=[.I41]*[.F41]" office:value-type="currency" office:currency="EUR" office:value="96" calcext:value-type="currency">
            <text:p>96,00 €</text:p>
          </table:table-cell>
          <table:table-cell table:style-name="ce117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41]-[.N41]&lt;0;0;[.F41]-[.N41])" office:value-type="float" office:value="4" calcext:value-type="float">
            <text:p>4</text:p>
          </table:table-cell>
          <table:table-cell table:style-name="ce296" table:formula="of:=[.I41]*[.O41]" office:value-type="currency" office:currency="EUR" office:value="96" calcext:value-type="currency">
            <text:p>96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6"/>
          <table:table-cell table:style-name="ce42" office:value-type="string" calcext:value-type="string">
            <text:p>Brides de tube 4’’</text:p>
          </table:table-cell>
          <table:table-cell table:style-name="ce42"/>
          <table:table-cell table:style-name="ce59" office:value-type="float" office:value="2" calcext:value-type="float">
            <text:p>2</text:p>
          </table:table-cell>
          <table:table-cell table:style-name="ce59" table:formula="of:=[.E42]*[.$E$4]" office:value-type="float" office:value="8" calcext:value-type="float">
            <text:p>8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bluerobotics.com/store/watertight-</text:p>
          </table:table-cell>
          <table:table-cell table:style-name="ce106" office:value-type="currency" office:currency="EUR" office:value="51.6" calcext:value-type="currency">
            <text:p>51,60 €</text:p>
          </table:table-cell>
          <table:table-cell table:style-name="ce106" table:formula="of:=[.I42]*[.E42]" office:value-type="currency" office:currency="EUR" office:value="103.2" calcext:value-type="currency">
            <text:p>103,20 €</text:p>
          </table:table-cell>
          <table:table-cell table:style-name="ce106" table:formula="of:=[.I42]*[.F42]" office:value-type="currency" office:currency="EUR" office:value="412.8" calcext:value-type="currency">
            <text:p>412,80 €</text:p>
          </table:table-cell>
          <table:table-cell table:style-name="ce117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42]-[.N42]&lt;0;0;[.F42]-[.N42])" office:value-type="float" office:value="8" calcext:value-type="float">
            <text:p>8</text:p>
          </table:table-cell>
          <table:table-cell table:style-name="ce296" table:formula="of:=[.I42]*[.O42]" office:value-type="currency" office:currency="EUR" office:value="412.8" calcext:value-type="currency">
            <text:p>412,8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4">
          <table:table-cell table:style-name="ce4"/>
          <table:covered-table-cell table:style-name="ce136"/>
          <table:table-cell table:style-name="ce41" office:value-type="string" calcext:value-type="string">
            <text:p>Tube acrylique 4’’ de 298mm de longueur</text:p>
          </table:table-cell>
          <table:table-cell table:style-name="ce41"/>
          <table:table-cell table:style-name="ce58" office:value-type="float" office:value="1" calcext:value-type="float">
            <text:p>1</text:p>
          </table:table-cell>
          <table:table-cell table:style-name="ce191" table:formula="of:=[.E43]*[.$E$4]" office:value-type="float" office:value="4" calcext:value-type="float">
            <text:p>4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enclosures/locking-series/wte-flange-vp/</text:p>
          </table:table-cell>
          <table:table-cell table:style-name="ce105" office:value-type="currency" office:currency="EUR" office:value="259.2" calcext:value-type="currency">
            <text:p>259,20 €</text:p>
          </table:table-cell>
          <table:table-cell table:style-name="ce105" table:formula="of:=[.I43]*[.E43]" office:value-type="currency" office:currency="EUR" office:value="259.2" calcext:value-type="currency">
            <text:p>259,20 €</text:p>
          </table:table-cell>
          <table:table-cell table:style-name="ce264" table:formula="of:=[.I43]*[.F43]" office:value-type="currency" office:currency="EUR" office:value="1036.8" calcext:value-type="currency">
            <text:p>1 036,80 €</text:p>
          </table:table-cell>
          <table:table-cell table:style-name="ce112" table:formula="of:=SUM([.J35:.J43])" office:value-type="currency" office:currency="EUR" office:value="770.4" calcext:value-type="currency">
            <text:p>770,40 €</text:p>
          </table:table-cell>
          <table:table-cell table:style-name="ce112" table:formula="of:=SUM([.K35:.K43])" office:value-type="currency" office:currency="EUR" office:value="3081.6" calcext:value-type="currency">
            <text:p>3 081,60 €</text:p>
          </table:table-cell>
          <table:table-cell table:style-name="ce290" office:value-type="float" office:value="0" calcext:value-type="float">
            <text:p>0</text:p>
          </table:table-cell>
          <table:table-cell table:style-name="ce293" table:formula="of:=IF([.F43]-[.N43]&lt;0;0;[.F43]-[.N43])" office:value-type="float" office:value="4" calcext:value-type="float">
            <text:p>4</text:p>
          </table:table-cell>
          <table:table-cell table:style-name="ce296" table:formula="of:=[.I43]*[.O43]" office:value-type="currency" office:currency="EUR" office:value="1036.8" calcext:value-type="currency">
            <text:p>1 036,8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4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Default"/>
          <table:table-cell table:style-name="ce131"/>
          <table:table-cell table:style-name="ce211" office:value-type="string" calcext:value-type="string">
            <text:p>enclosures/locking-series/wte-locking-tube-</text:p>
          </table:table-cell>
          <table:table-cell table:style-name="ce230" table:number-columns-repeated="2"/>
          <table:table-cell table:style-name="Default"/>
          <table:table-cell table:style-name="ce131" table:number-columns-repeated="2"/>
          <table:table-cell table:style-name="ce291"/>
          <table:table-cell/>
          <table:table-cell table:style-name="ce297"/>
          <table:table-cell table:style-name="ce324" table:content-validation-name="val2"/>
          <table:table-cell table:style-name="ce4" table:number-columns-repeated="1007"/>
        </table:table-row>
        <table:table-row table:style-name="ro6">
          <table:table-cell table:style-name="ce4"/>
          <table:table-cell table:style-name="ce137" office:value-type="string" calcext:value-type="string" table:number-columns-spanned="1" table:number-rows-spanned="29">
            <text:p>Visserie</text:p>
          </table:table-cell>
          <table:table-cell table:style-name="ce152" office:value-type="string" calcext:value-type="string">
            <text:p>Tube Inox A4 10mm*1</text:p>
          </table:table-cell>
          <table:table-cell table:style-name="ce152" office:value-type="string" calcext:value-type="string">
            <text:p>s’assurer que le diamètre interne soit bien de 8mm au minimum. 1 mètre de longueur suffira</text:p>
          </table:table-cell>
          <table:table-cell table:style-name="ce183" office:value-type="float" office:value="1" calcext:value-type="float">
            <text:p>1</text:p>
          </table:table-cell>
          <table:table-cell table:style-name="ce183" table:formula="of:=[.E45]*[.$E$4]" office:value-type="float" office:value="4" calcext:value-type="float">
            <text:p>4</text:p>
          </table:table-cell>
          <table:table-cell table:style-name="ce183" office:value-type="string" calcext:value-type="string">
            <text:p>Acier au Détail</text:p>
          </table:table-cell>
          <table:table-cell table:style-name="ce218" office:value-type="string" calcext:value-type="string">
            <text:p>r1-vp/</text:p>
          </table:table-cell>
          <table:table-cell table:style-name="ce179" office:value-type="currency" office:currency="EUR" office:value="17.94" calcext:value-type="currency">
            <text:p>17,94 €</text:p>
          </table:table-cell>
          <table:table-cell table:style-name="ce179" table:formula="of:=[.I45]*[.E45]" office:value-type="currency" office:currency="EUR" office:value="17.94" calcext:value-type="currency">
            <text:p>17,94 €</text:p>
          </table:table-cell>
          <table:table-cell table:style-name="ce179" table:formula="of:=[.I45]*[.F45]" office:value-type="currency" office:currency="EUR" office:value="71.76" calcext:value-type="currency">
            <text:p>71,76 €</text:p>
          </table:table-cell>
          <table:table-cell table:style-name="ce109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5]-[.N45]&lt;0;0;[.F45]-[.N45])" office:value-type="float" office:value="4" calcext:value-type="float">
            <text:p>4</text:p>
          </table:table-cell>
          <table:table-cell table:style-name="ce296" table:formula="of:=[.I45]*[.O45]" office:value-type="currency" office:currency="EUR" office:value="71.76" calcext:value-type="currency">
            <text:p>71,7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3" office:value-type="string" calcext:value-type="string">
            <text:p>Tige Inox M8</text:p>
          </table:table-cell>
          <table:table-cell table:style-name="ce153"/>
          <table:table-cell table:style-name="ce184" office:value-type="float" office:value="1" calcext:value-type="float">
            <text:p>1</text:p>
          </table:table-cell>
          <table:table-cell table:style-name="ce184" table:formula="of:=[.E46]*[.$E$4]" office:value-type="float" office:value="4" calcext:value-type="float">
            <text:p>4</text:p>
          </table:table-cell>
          <table:table-cell table:style-name="ce184" office:value-type="string" calcext:value-type="string">
            <text:p>Bricovis</text:p>
          </table:table-cell>
          <table:table-cell table:style-name="ce219" office:value-type="string" calcext:value-type="string">
            <text:p>https://www.bricovis.fr/produit-tige-filetee-inox-a4-din-975-tigea4/#TIGE08A4</text:p>
          </table:table-cell>
          <table:table-cell table:style-name="ce176" office:value-type="currency" office:currency="EUR" office:value="5.88" calcext:value-type="currency">
            <text:p>5,88 €</text:p>
          </table:table-cell>
          <table:table-cell table:style-name="ce176" table:formula="of:=[.I46]*[.E46]" office:value-type="currency" office:currency="EUR" office:value="5.88" calcext:value-type="currency">
            <text:p>5,88 €</text:p>
          </table:table-cell>
          <table:table-cell table:style-name="ce176" table:formula="of:=[.I46]*[.F46]" office:value-type="currency" office:currency="EUR" office:value="23.52" calcext:value-type="currency">
            <text:p>23,52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6]-[.N46]&lt;0;0;[.F46]-[.N46])" office:value-type="float" office:value="4" calcext:value-type="float">
            <text:p>4</text:p>
          </table:table-cell>
          <table:table-cell table:style-name="ce296" table:formula="of:=[.I46]*[.O46]" office:value-type="currency" office:currency="EUR" office:value="23.52" calcext:value-type="currency">
            <text:p>23,52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4" office:value-type="string" calcext:value-type="string">
            <text:p>Vis TCHC M2,5*5mm</text:p>
          </table:table-cell>
          <table:table-cell table:style-name="ce154"/>
          <table:table-cell table:style-name="ce185" office:value-type="float" office:value="4" calcext:value-type="float">
            <text:p>4</text:p>
          </table:table-cell>
          <table:table-cell table:style-name="ce183" table:formula="of:=[.E47]*[.$E$4]" office:value-type="float" office:value="16" calcext:value-type="float">
            <text:p>16</text:p>
          </table:table-cell>
          <table:table-cell table:style-name="ce185" office:value-type="string" calcext:value-type="string">
            <text:p>Bricovis</text:p>
          </table:table-cell>
          <table:table-cell table:style-name="ce220" office:value-type="string" calcext:value-type="string">
            <text:p>https://www.bricovis.fr/produit-vis-a-tete-cylindrique-hexagonale-creuse-inox-a4-filetage-total-din-912-tchca4ef/#TCHC02.5/005A4EF</text:p>
          </table:table-cell>
          <table:table-cell table:style-name="ce235" office:value-type="currency" office:currency="EUR" office:value="0.108" calcext:value-type="currency">
            <text:p>0,11 €</text:p>
          </table:table-cell>
          <table:table-cell table:style-name="ce179" table:formula="of:=[.I47]*[.E47]" office:value-type="currency" office:currency="EUR" office:value="0.432" calcext:value-type="currency">
            <text:p>0,43 €</text:p>
          </table:table-cell>
          <table:table-cell table:style-name="ce179" table:formula="of:=[.I47]*[.F47]" office:value-type="currency" office:currency="EUR" office:value="1.728" calcext:value-type="currency">
            <text:p>1,73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47]-[.N47]&lt;0;0;[.F47]-[.N47])" office:value-type="float" office:value="0" calcext:value-type="float">
            <text:p>0</text:p>
          </table:table-cell>
          <table:table-cell table:style-name="ce296" table:formula="of:=[.I47]*[.O47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5" office:value-type="string" calcext:value-type="string">
            <text:p>Vis TCHC M2,5*6mm</text:p>
          </table:table-cell>
          <table:table-cell table:style-name="ce155"/>
          <table:table-cell table:style-name="ce186" office:value-type="float" office:value="8" calcext:value-type="float">
            <text:p>8</text:p>
          </table:table-cell>
          <table:table-cell table:style-name="ce184" table:formula="of:=[.E48]*[.$E$4]" office:value-type="float" office:value="32" calcext:value-type="float">
            <text:p>32</text:p>
          </table:table-cell>
          <table:table-cell table:style-name="ce184" office:value-type="string" calcext:value-type="string">
            <text:p>Bricovis</text:p>
          </table:table-cell>
          <table:table-cell table:style-name="ce221" office:value-type="string" calcext:value-type="string">
            <text:p>https://www.bricovis.fr/produit-vis-a-tete-cylindrique-hexagonale-creuse-inox-a4-filetage-total-din-912-tchca4ef/#TCHC02.5/006A4EF</text:p>
          </table:table-cell>
          <table:table-cell table:style-name="ce236" office:value-type="currency" office:currency="EUR" office:value="0.108" calcext:value-type="currency">
            <text:p>0,11 €</text:p>
          </table:table-cell>
          <table:table-cell table:style-name="ce176" table:formula="of:=[.I48]*[.E48]" office:value-type="currency" office:currency="EUR" office:value="0.864" calcext:value-type="currency">
            <text:p>0,86 €</text:p>
          </table:table-cell>
          <table:table-cell table:style-name="ce176" table:formula="of:=[.I48]*[.F48]" office:value-type="currency" office:currency="EUR" office:value="3.456" calcext:value-type="currency">
            <text:p>3,46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48]-[.N48]&lt;0;0;[.F48]-[.N48])" office:value-type="float" office:value="0" calcext:value-type="float">
            <text:p>0</text:p>
          </table:table-cell>
          <table:table-cell table:style-name="ce296" table:formula="of:=[.I48]*[.O48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4" office:value-type="string" calcext:value-type="string">
            <text:p>Vis TCHC M2,5*12mm</text:p>
          </table:table-cell>
          <table:table-cell table:style-name="ce154"/>
          <table:table-cell table:style-name="ce185" office:value-type="float" office:value="9" calcext:value-type="float">
            <text:p>9</text:p>
          </table:table-cell>
          <table:table-cell table:style-name="ce183" table:formula="of:=[.E49]*[.$E$4]" office:value-type="float" office:value="36" calcext:value-type="float">
            <text:p>36</text:p>
          </table:table-cell>
          <table:table-cell table:style-name="ce185" office:value-type="string" calcext:value-type="string">
            <text:p>Bricovis</text:p>
          </table:table-cell>
          <table:table-cell table:style-name="ce220" office:value-type="string" calcext:value-type="string">
            <text:p>https://www.bricovis.fr/produit-vis-a-tete-cylindrique-hexagonale-creuse-inox-a4-filetage-total-din-912-tchca4ef/#TCHC02.5/012A4EF</text:p>
          </table:table-cell>
          <table:table-cell table:style-name="ce235" office:value-type="currency" office:currency="EUR" office:value="0.144" calcext:value-type="currency">
            <text:p>0,14 €</text:p>
          </table:table-cell>
          <table:table-cell table:style-name="ce179" table:formula="of:=[.I49]*[.E49]" office:value-type="currency" office:currency="EUR" office:value="1.296" calcext:value-type="currency">
            <text:p>1,30 €</text:p>
          </table:table-cell>
          <table:table-cell table:style-name="ce179" table:formula="of:=[.I49]*[.F49]" office:value-type="currency" office:currency="EUR" office:value="5.184" calcext:value-type="currency">
            <text:p>5,18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49]-[.N49]&lt;0;0;[.F49]-[.N49])" office:value-type="float" office:value="0" calcext:value-type="float">
            <text:p>0</text:p>
          </table:table-cell>
          <table:table-cell table:style-name="ce296" table:formula="of:=[.I49]*[.O49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5" office:value-type="string" calcext:value-type="string">
            <text:p>Vis TCHC M2,5*18mm</text:p>
          </table:table-cell>
          <table:table-cell table:style-name="ce155"/>
          <table:table-cell table:style-name="ce186" office:value-type="float" office:value="3" calcext:value-type="float">
            <text:p>3</text:p>
          </table:table-cell>
          <table:table-cell table:style-name="ce184" table:formula="of:=[.E50]*[.$E$4]" office:value-type="float" office:value="12" calcext:value-type="float">
            <text:p>12</text:p>
          </table:table-cell>
          <table:table-cell table:style-name="ce184" office:value-type="string" calcext:value-type="string">
            <text:p>Bricovis</text:p>
          </table:table-cell>
          <table:table-cell table:style-name="ce221" office:value-type="string" calcext:value-type="string">
            <text:p>https://www.bricovis.fr/produit-vis-a-tete-cylindrique-hexagonale-creuse-inox-a4-filetage-total-din-912-tchca4ef/#TCHC02.5/018A4EF</text:p>
          </table:table-cell>
          <table:table-cell table:style-name="ce236" office:value-type="currency" office:currency="EUR" office:value="0.18" calcext:value-type="currency">
            <text:p>0,18 €</text:p>
          </table:table-cell>
          <table:table-cell table:style-name="ce176" table:formula="of:=[.I50]*[.E50]" office:value-type="currency" office:currency="EUR" office:value="0.54" calcext:value-type="currency">
            <text:p>0,54 €</text:p>
          </table:table-cell>
          <table:table-cell table:style-name="ce176" table:formula="of:=[.I50]*[.F50]" office:value-type="currency" office:currency="EUR" office:value="2.16" calcext:value-type="currency">
            <text:p>2,16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50]-[.N50]&lt;0;0;[.F50]-[.N50])" office:value-type="float" office:value="0" calcext:value-type="float">
            <text:p>0</text:p>
          </table:table-cell>
          <table:table-cell table:style-name="ce296" table:formula="of:=[.I50]*[.O50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4" office:value-type="string" calcext:value-type="string">
            <text:p>Vis TCHC M3*5mm</text:p>
          </table:table-cell>
          <table:table-cell table:style-name="ce154"/>
          <table:table-cell table:style-name="ce185" office:value-type="float" office:value="2" calcext:value-type="float">
            <text:p>2</text:p>
          </table:table-cell>
          <table:table-cell table:style-name="ce183" table:formula="of:=[.E51]*[.$E$4]" office:value-type="float" office:value="8" calcext:value-type="float">
            <text:p>8</text:p>
          </table:table-cell>
          <table:table-cell table:style-name="ce185" office:value-type="string" calcext:value-type="string">
            <text:p>Bricovis</text:p>
          </table:table-cell>
          <table:table-cell table:style-name="ce220" office:value-type="string" calcext:value-type="string">
            <text:p>https://www.bricovis.fr/produit-vis-a-tete-cylindrique-hexagonale-creuse-inox-a4-filetage-total-din-912-tchca4ef/#TCHC03/005A4</text:p>
          </table:table-cell>
          <table:table-cell table:style-name="ce235" office:value-type="currency" office:currency="EUR" office:value="0.096" calcext:value-type="currency">
            <text:p>0,10 €</text:p>
          </table:table-cell>
          <table:table-cell table:style-name="ce179" table:formula="of:=[.I51]*[.E51]" office:value-type="currency" office:currency="EUR" office:value="0.192" calcext:value-type="currency">
            <text:p>0,19 €</text:p>
          </table:table-cell>
          <table:table-cell table:style-name="ce179" table:formula="of:=[.I51]*[.F51]" office:value-type="currency" office:currency="EUR" office:value="0.768" calcext:value-type="currency">
            <text:p>0,77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51]-[.N51]&lt;0;0;[.F51]-[.N51])" office:value-type="float" office:value="0" calcext:value-type="float">
            <text:p>0</text:p>
          </table:table-cell>
          <table:table-cell table:style-name="ce296" table:formula="of:=[.I51]*[.O51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5" office:value-type="string" calcext:value-type="string">
            <text:p>Vis TCHC M3*8mm</text:p>
          </table:table-cell>
          <table:table-cell table:style-name="ce155"/>
          <table:table-cell table:style-name="ce186" office:value-type="float" office:value="6" calcext:value-type="float">
            <text:p>6</text:p>
          </table:table-cell>
          <table:table-cell table:style-name="ce184" table:formula="of:=[.E52]*[.$E$4]" office:value-type="float" office:value="24" calcext:value-type="float">
            <text:p>24</text:p>
          </table:table-cell>
          <table:table-cell table:style-name="ce184" office:value-type="string" calcext:value-type="string">
            <text:p>Bricovis</text:p>
          </table:table-cell>
          <table:table-cell table:style-name="ce221" office:value-type="string" calcext:value-type="string">
            <text:p>https://www.bricovis.fr/produit-vis-a-tete-cylindrique-hexagonale-creuse-inox-a4-filetage-total-din-912-tchca4ef/#TCHC03/008A4EF</text:p>
          </table:table-cell>
          <table:table-cell table:style-name="ce236" office:value-type="currency" office:currency="EUR" office:value="0.084" calcext:value-type="currency">
            <text:p>0,08 €</text:p>
          </table:table-cell>
          <table:table-cell table:style-name="ce176" table:formula="of:=[.I52]*[.E52]" office:value-type="currency" office:currency="EUR" office:value="0.504" calcext:value-type="currency">
            <text:p>0,50 €</text:p>
          </table:table-cell>
          <table:table-cell table:style-name="ce176" table:formula="of:=[.I52]*[.F52]" office:value-type="currency" office:currency="EUR" office:value="2.016" calcext:value-type="currency">
            <text:p>2,02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52]-[.N52]&lt;0;0;[.F52]-[.N52])" office:value-type="float" office:value="0" calcext:value-type="float">
            <text:p>0</text:p>
          </table:table-cell>
          <table:table-cell table:style-name="ce296" table:formula="of:=[.I52]*[.O52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4" office:value-type="string" calcext:value-type="string">
            <text:p>Vis TCHC M3*10mm</text:p>
          </table:table-cell>
          <table:table-cell table:style-name="ce154"/>
          <table:table-cell table:style-name="ce185" office:value-type="float" office:value="6" calcext:value-type="float">
            <text:p>6</text:p>
          </table:table-cell>
          <table:table-cell table:style-name="ce183" table:formula="of:=[.E53]*[.$E$4]" office:value-type="float" office:value="24" calcext:value-type="float">
            <text:p>24</text:p>
          </table:table-cell>
          <table:table-cell table:style-name="ce185" office:value-type="string" calcext:value-type="string">
            <text:p>Bricovis</text:p>
          </table:table-cell>
          <table:table-cell table:style-name="ce220" office:value-type="string" calcext:value-type="string">
            <text:p>https://www.bricovis.fr/produit-vis-a-tete-cylindrique-hexagonale-creuse-inox-a4-filetage-total-din-912-tchca4ef/#TCHC03/010A4EF</text:p>
          </table:table-cell>
          <table:table-cell table:style-name="ce235" office:value-type="currency" office:currency="EUR" office:value="0.084" calcext:value-type="currency">
            <text:p>0,08 €</text:p>
          </table:table-cell>
          <table:table-cell table:style-name="ce179" table:formula="of:=[.I53]*[.E53]" office:value-type="currency" office:currency="EUR" office:value="0.504" calcext:value-type="currency">
            <text:p>0,50 €</text:p>
          </table:table-cell>
          <table:table-cell table:style-name="ce179" table:formula="of:=[.I53]*[.F53]" office:value-type="currency" office:currency="EUR" office:value="2.016" calcext:value-type="currency">
            <text:p>2,02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53]-[.N53]&lt;0;0;[.F53]-[.N53])" office:value-type="float" office:value="0" calcext:value-type="float">
            <text:p>0</text:p>
          </table:table-cell>
          <table:table-cell table:style-name="ce296" table:formula="of:=[.I53]*[.O53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5" office:value-type="string" calcext:value-type="string">
            <text:p>Vis TCHC M3*14mm</text:p>
          </table:table-cell>
          <table:table-cell table:style-name="ce155"/>
          <table:table-cell table:style-name="ce186" office:value-type="float" office:value="19" calcext:value-type="float">
            <text:p>19</text:p>
          </table:table-cell>
          <table:table-cell table:style-name="ce184" table:formula="of:=[.E54]*[.$E$4]" office:value-type="float" office:value="76" calcext:value-type="float">
            <text:p>76</text:p>
          </table:table-cell>
          <table:table-cell table:style-name="ce184" office:value-type="string" calcext:value-type="string">
            <text:p>Bricovis</text:p>
          </table:table-cell>
          <table:table-cell table:style-name="ce221" office:value-type="string" calcext:value-type="string">
            <text:p>https://www.bricovis.fr/produit-vis-a-tete-cylindrique-hexagonale-creuse-inox-a4-filetage-total-din-912-tchca4ef/#TCHC03/014A4EF</text:p>
          </table:table-cell>
          <table:table-cell table:style-name="ce236" office:value-type="currency" office:currency="EUR" office:value="0.132" calcext:value-type="currency">
            <text:p>0,13 €</text:p>
          </table:table-cell>
          <table:table-cell table:style-name="ce176" table:formula="of:=[.I54]*[.E54]" office:value-type="currency" office:currency="EUR" office:value="2.508" calcext:value-type="currency">
            <text:p>2,51 €</text:p>
          </table:table-cell>
          <table:table-cell table:style-name="ce176" table:formula="of:=[.I54]*[.F54]" office:value-type="currency" office:currency="EUR" office:value="10.032" calcext:value-type="currency">
            <text:p>10,03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54]-[.N54]&lt;0;0;[.F54]-[.N54])" office:value-type="float" office:value="26" calcext:value-type="float">
            <text:p>26</text:p>
          </table:table-cell>
          <table:table-cell table:style-name="ce296" table:formula="of:=[.I54]*[.O54]" office:value-type="currency" office:currency="EUR" office:value="3.432" calcext:value-type="currency">
            <text:p>3,43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4" office:value-type="string" calcext:value-type="string">
            <text:p>Vis TCHC M3*16mm</text:p>
          </table:table-cell>
          <table:table-cell table:style-name="ce154"/>
          <table:table-cell table:style-name="ce185" office:value-type="float" office:value="2" calcext:value-type="float">
            <text:p>2</text:p>
          </table:table-cell>
          <table:table-cell table:style-name="ce183" table:formula="of:=[.E55]*[.$E$4]" office:value-type="float" office:value="8" calcext:value-type="float">
            <text:p>8</text:p>
          </table:table-cell>
          <table:table-cell table:style-name="ce185" office:value-type="string" calcext:value-type="string">
            <text:p>Bricovis</text:p>
          </table:table-cell>
          <table:table-cell table:style-name="ce220" office:value-type="string" calcext:value-type="string">
            <text:p>https://www.bricovis.fr/produit-vis-a-tete-cylindrique-hexagonale-creuse-inox-a4-filetage-total-din-912-tchca4ef/#TCHC03/016A4EF</text:p>
          </table:table-cell>
          <table:table-cell table:style-name="ce235" office:value-type="currency" office:currency="EUR" office:value="0.108" calcext:value-type="currency">
            <text:p>0,11 €</text:p>
          </table:table-cell>
          <table:table-cell table:style-name="ce179" table:formula="of:=[.I55]*[.E55]" office:value-type="currency" office:currency="EUR" office:value="0.216" calcext:value-type="currency">
            <text:p>0,22 €</text:p>
          </table:table-cell>
          <table:table-cell table:style-name="ce179" table:formula="of:=[.I55]*[.F55]" office:value-type="currency" office:currency="EUR" office:value="0.864" calcext:value-type="currency">
            <text:p>0,86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5]-[.N55]&lt;0;0;[.F55]-[.N55])" office:value-type="float" office:value="8" calcext:value-type="float">
            <text:p>8</text:p>
          </table:table-cell>
          <table:table-cell table:style-name="ce296" table:formula="of:=[.I55]*[.O55]" office:value-type="currency" office:currency="EUR" office:value="0.864" calcext:value-type="currency">
            <text:p>0,8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5" office:value-type="string" calcext:value-type="string">
            <text:p>Vis TCHC M3*18mm</text:p>
          </table:table-cell>
          <table:table-cell table:style-name="ce155"/>
          <table:table-cell table:style-name="ce186" office:value-type="float" office:value="4" calcext:value-type="float">
            <text:p>4</text:p>
          </table:table-cell>
          <table:table-cell table:style-name="ce184" table:formula="of:=[.E56]*[.$E$4]" office:value-type="float" office:value="16" calcext:value-type="float">
            <text:p>16</text:p>
          </table:table-cell>
          <table:table-cell table:style-name="ce184" office:value-type="string" calcext:value-type="string">
            <text:p>Bricovis</text:p>
          </table:table-cell>
          <table:table-cell table:style-name="ce221" office:value-type="string" calcext:value-type="string">
            <text:p>https://www.bricovis.fr/produit-vis-a-tete-cylindrique-hexagonale-creuse-inox-a4-filetage-total-din-912-tchca4ef/#TCHC03/018A4EF</text:p>
          </table:table-cell>
          <table:table-cell table:style-name="ce236" office:value-type="currency" office:currency="EUR" office:value="0.168" calcext:value-type="currency">
            <text:p>0,17 €</text:p>
          </table:table-cell>
          <table:table-cell table:style-name="ce176" table:formula="of:=[.I56]*[.E56]" office:value-type="currency" office:currency="EUR" office:value="0.672" calcext:value-type="currency">
            <text:p>0,67 €</text:p>
          </table:table-cell>
          <table:table-cell table:style-name="ce176" table:formula="of:=[.I56]*[.F56]" office:value-type="currency" office:currency="EUR" office:value="2.688" calcext:value-type="currency">
            <text:p>2,69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56]-[.N56]&lt;0;0;[.F56]-[.N56])" office:value-type="float" office:value="0" calcext:value-type="float">
            <text:p>0</text:p>
          </table:table-cell>
          <table:table-cell table:style-name="ce296" table:formula="of:=[.I56]*[.O56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4" office:value-type="string" calcext:value-type="string">
            <text:p>Vis TCHC M3*40mm</text:p>
          </table:table-cell>
          <table:table-cell table:style-name="ce154"/>
          <table:table-cell table:style-name="ce185" office:value-type="float" office:value="3" calcext:value-type="float">
            <text:p>3</text:p>
          </table:table-cell>
          <table:table-cell table:style-name="ce183" table:formula="of:=[.E57]*[.$E$4]" office:value-type="float" office:value="12" calcext:value-type="float">
            <text:p>12</text:p>
          </table:table-cell>
          <table:table-cell table:style-name="ce185" office:value-type="string" calcext:value-type="string">
            <text:p>Bricovis</text:p>
          </table:table-cell>
          <table:table-cell table:style-name="ce220" office:value-type="string" calcext:value-type="string">
            <text:p>https://www.bricovis.fr/produit-vis-a-tete-cylindrique-hexagonale-creuse-inox-a4-filetage-partiel-din-912-tchca4pf/?gclid=CjwKCAjw6raYBhB7EiwABge5KvNUn9Ks6uBn3BXr05G3xM24I59uFrZWAocoSc6wbBDW-5f2KBPg7xoCzMUQAvD_BwE#TCHC03/040A4PF</text:p>
          </table:table-cell>
          <table:table-cell table:style-name="ce235" office:value-type="currency" office:currency="EUR" office:value="0.192" calcext:value-type="currency">
            <text:p>0,19 €</text:p>
          </table:table-cell>
          <table:table-cell table:style-name="ce179" table:formula="of:=[.I57]*[.E57]" office:value-type="currency" office:currency="EUR" office:value="0.576" calcext:value-type="currency">
            <text:p>0,58 €</text:p>
          </table:table-cell>
          <table:table-cell table:style-name="ce179" table:formula="of:=[.I57]*[.F57]" office:value-type="currency" office:currency="EUR" office:value="2.304" calcext:value-type="currency">
            <text:p>2,30 €</text:p>
          </table:table-cell>
          <table:table-cell table:style-name="ce110" table:number-columns-repeated="2"/>
          <table:table-cell table:style-name="ce289" office:value-type="float" office:value="19" calcext:value-type="float">
            <text:p>19</text:p>
          </table:table-cell>
          <table:table-cell table:style-name="ce293" table:formula="of:=IF([.F57]-[.N57]&lt;0;0;[.F57]-[.N57])" office:value-type="float" office:value="0" calcext:value-type="float">
            <text:p>0</text:p>
          </table:table-cell>
          <table:table-cell table:style-name="ce296" table:formula="of:=[.I57]*[.O57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5" office:value-type="string" calcext:value-type="string">
            <text:p>Vis TCHC M4*30mm</text:p>
          </table:table-cell>
          <table:table-cell table:style-name="ce155"/>
          <table:table-cell table:style-name="ce186" office:value-type="float" office:value="2" calcext:value-type="float">
            <text:p>2</text:p>
          </table:table-cell>
          <table:table-cell table:style-name="ce184" table:formula="of:=[.E58]*[.$E$4]" office:value-type="float" office:value="8" calcext:value-type="float">
            <text:p>8</text:p>
          </table:table-cell>
          <table:table-cell table:style-name="ce184" office:value-type="string" calcext:value-type="string">
            <text:p>Bricovis</text:p>
          </table:table-cell>
          <table:table-cell table:style-name="ce221" office:value-type="string" calcext:value-type="string">
            <text:p>https://www.bricovis.fr/produit-vis-a-tete-cylindrique-hexagonale-creuse-inox-a4-filetage-partiel-din-912-tchca4pf/?gclid=CjwKCAjw6raYBhB7EiwABge5KvNUn9Ks6uBn3BXr05G3xM24I59uFrZWAocoSc6wbBDW-5f2KBPg7xoCzMUQAvD_BwE#TCHC04/030A4PF</text:p>
          </table:table-cell>
          <table:table-cell table:style-name="ce236" office:value-type="currency" office:currency="EUR" office:value="0.168" calcext:value-type="currency">
            <text:p>0,17 €</text:p>
          </table:table-cell>
          <table:table-cell table:style-name="ce176" table:formula="of:=[.I58]*[.E58]" office:value-type="currency" office:currency="EUR" office:value="0.336" calcext:value-type="currency">
            <text:p>0,34 €</text:p>
          </table:table-cell>
          <table:table-cell table:style-name="ce176" table:formula="of:=[.I58]*[.F58]" office:value-type="currency" office:currency="EUR" office:value="1.344" calcext:value-type="currency">
            <text:p>1,34 €</text:p>
          </table:table-cell>
          <table:table-cell table:style-name="ce110" table:number-columns-repeated="2"/>
          <table:table-cell table:style-name="ce289" office:value-type="float" office:value="20" calcext:value-type="float">
            <text:p>20</text:p>
          </table:table-cell>
          <table:table-cell table:style-name="ce293" table:formula="of:=IF([.F58]-[.N58]&lt;0;0;[.F58]-[.N58])" office:value-type="float" office:value="0" calcext:value-type="float">
            <text:p>0</text:p>
          </table:table-cell>
          <table:table-cell table:style-name="ce296" table:formula="of:=[.I58]*[.O58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4" office:value-type="string" calcext:value-type="string">
            <text:p>Vis TCHC M5*30mm</text:p>
          </table:table-cell>
          <table:table-cell table:style-name="ce152"/>
          <table:table-cell table:style-name="ce183" office:value-type="float" office:value="2" calcext:value-type="float">
            <text:p>2</text:p>
          </table:table-cell>
          <table:table-cell table:style-name="ce183" table:formula="of:=[.E59]*[.$E$4]" office:value-type="float" office:value="8" calcext:value-type="float">
            <text:p>8</text:p>
          </table:table-cell>
          <table:table-cell table:style-name="ce185" office:value-type="string" calcext:value-type="string">
            <text:p>Bricovis</text:p>
          </table:table-cell>
          <table:table-cell table:style-name="ce218" office:value-type="string" calcext:value-type="string">
            <text:p>https://www.bricovis.fr/produit-vis-a-tete-cylindrique-hexagonale-creuse-inox-a4-filetage-partiel-din-912-tchca4pf/?gclid=CjwKCAjw6raYBhB7EiwABge5KvNUn9Ks6uBn3BXr05G3xM24I59uFrZWAocoSc6wbBDW-5f2KBPg7xoCzMUQAvD_BwE#TCHC05/030A4PF</text:p>
          </table:table-cell>
          <table:table-cell table:style-name="ce179" office:value-type="currency" office:currency="EUR" office:value="0.264" calcext:value-type="currency">
            <text:p>0,26 €</text:p>
          </table:table-cell>
          <table:table-cell table:style-name="ce179" table:formula="of:=[.I59]*[.E59]" office:value-type="currency" office:currency="EUR" office:value="0.528" calcext:value-type="currency">
            <text:p>0,53 €</text:p>
          </table:table-cell>
          <table:table-cell table:style-name="ce179" table:formula="of:=[.I59]*[.F59]" office:value-type="currency" office:currency="EUR" office:value="2.112" calcext:value-type="currency">
            <text:p>2,11 €</text:p>
          </table:table-cell>
          <table:table-cell table:style-name="ce110" table:number-columns-repeated="2"/>
          <table:table-cell table:style-name="ce289" office:value-type="float" office:value="1" calcext:value-type="float">
            <text:p>1</text:p>
          </table:table-cell>
          <table:table-cell table:style-name="ce293" table:formula="of:=IF([.F59]-[.N59]&lt;0;0;[.F59]-[.N59])" office:value-type="float" office:value="7" calcext:value-type="float">
            <text:p>7</text:p>
          </table:table-cell>
          <table:table-cell table:style-name="ce296" table:formula="of:=[.I59]*[.O59]" office:value-type="currency" office:currency="EUR" office:value="1.848" calcext:value-type="currency">
            <text:p>1,85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3" office:value-type="string" calcext:value-type="string">
            <text:p>Vis TF M3*20mm</text:p>
          </table:table-cell>
          <table:table-cell table:style-name="ce153"/>
          <table:table-cell table:style-name="ce184" office:value-type="float" office:value="4" calcext:value-type="float">
            <text:p>4</text:p>
          </table:table-cell>
          <table:table-cell table:style-name="ce184" table:formula="of:=[.E60]*[.$E$4]" office:value-type="float" office:value="16" calcext:value-type="float">
            <text:p>16</text:p>
          </table:table-cell>
          <table:table-cell table:style-name="ce184" office:value-type="string" calcext:value-type="string">
            <text:p>Bricovis</text:p>
          </table:table-cell>
          <table:table-cell table:style-name="ce219" office:value-type="string" calcext:value-type="string">
            <text:p>https://www.bricovis.fr/produit-vis-a-tete-fraisee-inox-a4-din-963-tffa4/#TF03/020A4</text:p>
          </table:table-cell>
          <table:table-cell table:style-name="ce176" office:value-type="currency" office:currency="EUR" office:value="0.084" calcext:value-type="currency">
            <text:p>0,08 €</text:p>
          </table:table-cell>
          <table:table-cell table:style-name="ce176" table:formula="of:=[.I60]*[.E60]" office:value-type="currency" office:currency="EUR" office:value="0.336" calcext:value-type="currency">
            <text:p>0,34 €</text:p>
          </table:table-cell>
          <table:table-cell table:style-name="ce176" table:formula="of:=[.I60]*[.F60]" office:value-type="currency" office:currency="EUR" office:value="1.344" calcext:value-type="currency">
            <text:p>1,34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60]-[.N60]&lt;0;0;[.F60]-[.N60])" office:value-type="float" office:value="16" calcext:value-type="float">
            <text:p>16</text:p>
          </table:table-cell>
          <table:table-cell table:style-name="ce296" table:formula="of:=[.I60]*[.O60]" office:value-type="currency" office:currency="EUR" office:value="1.344" calcext:value-type="currency">
            <text:p>1,34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2" office:value-type="string" calcext:value-type="string">
            <text:p>Vis TH M5*20mm</text:p>
          </table:table-cell>
          <table:table-cell table:style-name="ce152"/>
          <table:table-cell table:style-name="ce183" office:value-type="float" office:value="2" calcext:value-type="float">
            <text:p>2</text:p>
          </table:table-cell>
          <table:table-cell table:style-name="ce183" table:formula="of:=[.E61]*[.$E$4]" office:value-type="float" office:value="8" calcext:value-type="float">
            <text:p>8</text:p>
          </table:table-cell>
          <table:table-cell table:style-name="ce183" office:value-type="string" calcext:value-type="string">
            <text:p>Bricovis</text:p>
          </table:table-cell>
          <table:table-cell table:style-name="ce218" office:value-type="string" calcext:value-type="string">
            <text:p>https://www.bricovis.fr/produit-vis-a-tete-hexagonale-inox-a4-filetage-total-din-933-tha4ef/#TH05/020A4EF</text:p>
          </table:table-cell>
          <table:table-cell table:style-name="ce179" office:value-type="currency" office:currency="EUR" office:value="0.18" calcext:value-type="currency">
            <text:p>0,18 €</text:p>
          </table:table-cell>
          <table:table-cell table:style-name="ce179" table:formula="of:=[.I61]*[.E61]" office:value-type="currency" office:currency="EUR" office:value="0.36" calcext:value-type="currency">
            <text:p>0,36 €</text:p>
          </table:table-cell>
          <table:table-cell table:style-name="ce179" table:formula="of:=[.I61]*[.F61]" office:value-type="currency" office:currency="EUR" office:value="1.44" calcext:value-type="currency">
            <text:p>1,44 €</text:p>
          </table:table-cell>
          <table:table-cell table:style-name="ce110" table:number-columns-repeated="2"/>
          <table:table-cell table:style-name="ce289" office:value-type="float" office:value="1" calcext:value-type="float">
            <text:p>1</text:p>
          </table:table-cell>
          <table:table-cell table:style-name="ce293" table:formula="of:=IF([.F61]-[.N61]&lt;0;0;[.F61]-[.N61])" office:value-type="float" office:value="7" calcext:value-type="float">
            <text:p>7</text:p>
          </table:table-cell>
          <table:table-cell table:style-name="ce296" table:formula="of:=[.I61]*[.O61]" office:value-type="currency" office:currency="EUR" office:value="1.26" calcext:value-type="currency">
            <text:p>1,2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3" office:value-type="string" calcext:value-type="string">
            <text:p>Vis TFHC M5*20mm</text:p>
          </table:table-cell>
          <table:table-cell table:style-name="ce153"/>
          <table:table-cell table:style-name="ce184" office:value-type="float" office:value="4" calcext:value-type="float">
            <text:p>4</text:p>
          </table:table-cell>
          <table:table-cell table:style-name="ce184" table:formula="of:=[.E62]*[.$E$4]" office:value-type="float" office:value="16" calcext:value-type="float">
            <text:p>16</text:p>
          </table:table-cell>
          <table:table-cell table:style-name="ce186" office:value-type="string" calcext:value-type="string">
            <text:p>Bricovis</text:p>
          </table:table-cell>
          <table:table-cell table:style-name="ce219" office:value-type="string" calcext:value-type="string">
            <text:p>https://www.bricovis.fr/produit-vis-a-tete-fraisee-hexagonale-creuse-filetage-total-inox-a4-din-7991-tfhca4/#TFHC05/020A4EF</text:p>
          </table:table-cell>
          <table:table-cell table:style-name="ce176" office:value-type="currency" office:currency="EUR" office:value="0.168" calcext:value-type="currency">
            <text:p>0,17 €</text:p>
          </table:table-cell>
          <table:table-cell table:style-name="ce176" table:formula="of:=[.I62]*[.E62]" office:value-type="currency" office:currency="EUR" office:value="0.672" calcext:value-type="currency">
            <text:p>0,67 €</text:p>
          </table:table-cell>
          <table:table-cell table:style-name="ce176" table:formula="of:=[.I62]*[.F62]" office:value-type="currency" office:currency="EUR" office:value="2.688" calcext:value-type="currency">
            <text:p>2,69 €</text:p>
          </table:table-cell>
          <table:table-cell table:style-name="ce110" table:number-columns-repeated="2"/>
          <table:table-cell table:style-name="ce289" office:value-type="float" office:value="3" calcext:value-type="float">
            <text:p>3</text:p>
          </table:table-cell>
          <table:table-cell table:style-name="ce293" table:formula="of:=IF([.F62]-[.N62]&lt;0;0;[.F62]-[.N62])" office:value-type="float" office:value="13" calcext:value-type="float">
            <text:p>13</text:p>
          </table:table-cell>
          <table:table-cell table:style-name="ce296" table:formula="of:=[.I62]*[.O62]" office:value-type="currency" office:currency="EUR" office:value="2.184" calcext:value-type="currency">
            <text:p>2,18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2" office:value-type="string" calcext:value-type="string">
            <text:p>Ecrous M3</text:p>
          </table:table-cell>
          <table:table-cell table:style-name="ce152"/>
          <table:table-cell table:style-name="ce183" office:value-type="float" office:value="28" calcext:value-type="float">
            <text:p>28</text:p>
          </table:table-cell>
          <table:table-cell table:style-name="ce183" table:formula="of:=[.E63]*[.$E$4]" office:value-type="float" office:value="112" calcext:value-type="float">
            <text:p>112</text:p>
          </table:table-cell>
          <table:table-cell table:style-name="ce183" office:value-type="string" calcext:value-type="string">
            <text:p>Bricovis</text:p>
          </table:table-cell>
          <table:table-cell table:style-name="ce218" office:value-type="string" calcext:value-type="string">
            <text:p>https://www.bricovis.fr/produit-ecrou-hu-inox-a4-din-934-ecrhua4/#ECRHU03A4</text:p>
          </table:table-cell>
          <table:table-cell table:style-name="ce179" office:value-type="currency" office:currency="EUR" office:value="0.048" calcext:value-type="currency">
            <text:p>0,05 €</text:p>
          </table:table-cell>
          <table:table-cell table:style-name="ce179" table:formula="of:=[.I63]*[.E63]" office:value-type="currency" office:currency="EUR" office:value="1.344" calcext:value-type="currency">
            <text:p>1,34 €</text:p>
          </table:table-cell>
          <table:table-cell table:style-name="ce179" table:formula="of:=[.I63]*[.F63]" office:value-type="currency" office:currency="EUR" office:value="5.376" calcext:value-type="currency">
            <text:p>5,38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63]-[.N63]&lt;0;0;[.F63]-[.N63])" office:value-type="float" office:value="62" calcext:value-type="float">
            <text:p>62</text:p>
          </table:table-cell>
          <table:table-cell table:style-name="ce296" table:formula="of:=[.I63]*[.O63]" office:value-type="currency" office:currency="EUR" office:value="2.976" calcext:value-type="currency">
            <text:p>2,98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3" office:value-type="string" calcext:value-type="string">
            <text:p>Ecrous freins M5</text:p>
          </table:table-cell>
          <table:table-cell table:style-name="ce153"/>
          <table:table-cell table:style-name="ce184" office:value-type="float" office:value="2" calcext:value-type="float">
            <text:p>2</text:p>
          </table:table-cell>
          <table:table-cell table:style-name="ce184" table:formula="of:=[.E64]*[.$E$4]" office:value-type="float" office:value="8" calcext:value-type="float">
            <text:p>8</text:p>
          </table:table-cell>
          <table:table-cell table:style-name="ce186" office:value-type="string" calcext:value-type="string">
            <text:p>Bricovis</text:p>
          </table:table-cell>
          <table:table-cell table:style-name="ce219" office:value-type="string" calcext:value-type="string">
            <text:p>https://www.bricovis.fr/produit-ecrou-nylstop-inox-a4-din-985-ecrnyla4/#ECRNYL05A4</text:p>
          </table:table-cell>
          <table:table-cell table:style-name="ce176" office:value-type="currency" office:currency="EUR" office:value="0.084" calcext:value-type="currency">
            <text:p>0,08 €</text:p>
          </table:table-cell>
          <table:table-cell table:style-name="ce176" table:formula="of:=[.I64]*[.E64]" office:value-type="currency" office:currency="EUR" office:value="0.168" calcext:value-type="currency">
            <text:p>0,17 €</text:p>
          </table:table-cell>
          <table:table-cell table:style-name="ce176" table:formula="of:=[.I64]*[.F64]" office:value-type="currency" office:currency="EUR" office:value="0.672" calcext:value-type="currency">
            <text:p>0,67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64]-[.N64]&lt;0;0;[.F64]-[.N64])" office:value-type="float" office:value="0" calcext:value-type="float">
            <text:p>0</text:p>
          </table:table-cell>
          <table:table-cell table:style-name="ce296" table:formula="of:=[.I64]*[.O64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2" office:value-type="string" calcext:value-type="string">
            <text:p>Ecrous M4</text:p>
          </table:table-cell>
          <table:table-cell table:style-name="ce152"/>
          <table:table-cell table:style-name="ce183" office:value-type="float" office:value="2" calcext:value-type="float">
            <text:p>2</text:p>
          </table:table-cell>
          <table:table-cell table:style-name="ce183" table:formula="of:=[.E65]*[.$E$4]" office:value-type="float" office:value="8" calcext:value-type="float">
            <text:p>8</text:p>
          </table:table-cell>
          <table:table-cell table:style-name="ce183" office:value-type="string" calcext:value-type="string">
            <text:p>Bricovis</text:p>
          </table:table-cell>
          <table:table-cell table:style-name="ce218" office:value-type="string" calcext:value-type="string">
            <text:p>https://www.bricovis.fr/produit-ecrou-hu-inox-a4-din-934-ecrhua4/#ECRHU04A4</text:p>
          </table:table-cell>
          <table:table-cell table:style-name="ce179" office:value-type="currency" office:currency="EUR" office:value="0.048" calcext:value-type="currency">
            <text:p>0,05 €</text:p>
          </table:table-cell>
          <table:table-cell table:style-name="ce179" table:formula="of:=[.I65]*[.E65]" office:value-type="currency" office:currency="EUR" office:value="0.096" calcext:value-type="currency">
            <text:p>0,10 €</text:p>
          </table:table-cell>
          <table:table-cell table:style-name="ce179" table:formula="of:=[.I65]*[.F65]" office:value-type="currency" office:currency="EUR" office:value="0.384" calcext:value-type="currency">
            <text:p>0,38 €</text:p>
          </table:table-cell>
          <table:table-cell table:style-name="ce110" table:number-columns-repeated="2"/>
          <table:table-cell table:style-name="ce289" office:value-type="float" office:value="20" calcext:value-type="float">
            <text:p>20</text:p>
          </table:table-cell>
          <table:table-cell table:style-name="ce293" table:formula="of:=IF([.F65]-[.N65]&lt;0;0;[.F65]-[.N65])" office:value-type="float" office:value="0" calcext:value-type="float">
            <text:p>0</text:p>
          </table:table-cell>
          <table:table-cell table:style-name="ce296" table:formula="of:=[.I65]*[.O65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3" office:value-type="string" calcext:value-type="string">
            <text:p>Ecrous M8</text:p>
          </table:table-cell>
          <table:table-cell table:style-name="ce153"/>
          <table:table-cell table:style-name="ce184" office:value-type="float" office:value="2" calcext:value-type="float">
            <text:p>2</text:p>
          </table:table-cell>
          <table:table-cell table:style-name="ce184" table:formula="of:=[.E66]*[.$E$4]" office:value-type="float" office:value="8" calcext:value-type="float">
            <text:p>8</text:p>
          </table:table-cell>
          <table:table-cell table:style-name="ce186" office:value-type="string" calcext:value-type="string">
            <text:p>Bricovis</text:p>
          </table:table-cell>
          <table:table-cell table:style-name="ce219" office:value-type="string" calcext:value-type="string">
            <text:p>https://www.bricovis.fr/produit-ecrou-hu-inox-a4-din-934-ecrhua4/#ECRHU08A4</text:p>
          </table:table-cell>
          <table:table-cell table:style-name="ce176" office:value-type="currency" office:currency="EUR" office:value="0.18" calcext:value-type="currency">
            <text:p>0,18 €</text:p>
          </table:table-cell>
          <table:table-cell table:style-name="ce176" table:formula="of:=[.I66]*[.E66]" office:value-type="currency" office:currency="EUR" office:value="0.36" calcext:value-type="currency">
            <text:p>0,36 €</text:p>
          </table:table-cell>
          <table:table-cell table:style-name="ce176" table:formula="of:=[.I66]*[.F66]" office:value-type="currency" office:currency="EUR" office:value="1.44" calcext:value-type="currency">
            <text:p>1,44 €</text:p>
          </table:table-cell>
          <table:table-cell table:style-name="ce110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66]-[.N66]&lt;0;0;[.F66]-[.N66])" office:value-type="float" office:value="4" calcext:value-type="float">
            <text:p>4</text:p>
          </table:table-cell>
          <table:table-cell table:style-name="ce296" table:formula="of:=[.I66]*[.O66]" office:value-type="currency" office:currency="EUR" office:value="0.72" calcext:value-type="currency">
            <text:p>0,72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2" office:value-type="string" calcext:value-type="string">
            <text:p>Ecrous freins M8</text:p>
          </table:table-cell>
          <table:table-cell table:style-name="ce152"/>
          <table:table-cell table:style-name="ce183" office:value-type="float" office:value="6" calcext:value-type="float">
            <text:p>6</text:p>
          </table:table-cell>
          <table:table-cell table:style-name="ce183" table:formula="of:=[.E67]*[.$E$4]" office:value-type="float" office:value="24" calcext:value-type="float">
            <text:p>24</text:p>
          </table:table-cell>
          <table:table-cell table:style-name="ce183" office:value-type="string" calcext:value-type="string">
            <text:p>Bricovis</text:p>
          </table:table-cell>
          <table:table-cell table:style-name="ce218" office:value-type="string" calcext:value-type="string">
            <text:p>https://www.bricovis.fr/produit-ecrou-nylstop-inox-a4-din-985-ecrnyla4/#ECRNYL08A4</text:p>
          </table:table-cell>
          <table:table-cell table:style-name="ce179" office:value-type="currency" office:currency="EUR" office:value="0.216" calcext:value-type="currency">
            <text:p>0,22 €</text:p>
          </table:table-cell>
          <table:table-cell table:style-name="ce179" table:formula="of:=[.I67]*[.E67]" office:value-type="currency" office:currency="EUR" office:value="1.296" calcext:value-type="currency">
            <text:p>1,30 €</text:p>
          </table:table-cell>
          <table:table-cell table:style-name="ce179" table:formula="of:=[.I67]*[.F67]" office:value-type="currency" office:currency="EUR" office:value="5.184" calcext:value-type="currency">
            <text:p>5,18 €</text:p>
          </table:table-cell>
          <table:table-cell table:style-name="ce110" table:number-columns-repeated="2"/>
          <table:table-cell table:style-name="ce289" office:value-type="float" office:value="20" calcext:value-type="float">
            <text:p>20</text:p>
          </table:table-cell>
          <table:table-cell table:style-name="ce293" table:formula="of:=IF([.F67]-[.N67]&lt;0;0;[.F67]-[.N67])" office:value-type="float" office:value="4" calcext:value-type="float">
            <text:p>4</text:p>
          </table:table-cell>
          <table:table-cell table:style-name="ce296" table:formula="of:=[.I67]*[.O67]" office:value-type="currency" office:currency="EUR" office:value="0.864" calcext:value-type="currency">
            <text:p>0,8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3" office:value-type="string" calcext:value-type="string">
            <text:p>Rondelles M2,5</text:p>
          </table:table-cell>
          <table:table-cell table:style-name="ce153"/>
          <table:table-cell table:style-name="ce184" office:value-type="float" office:value="8" calcext:value-type="float">
            <text:p>8</text:p>
          </table:table-cell>
          <table:table-cell table:style-name="ce184" table:formula="of:=[.E68]*[.$E$4]" office:value-type="float" office:value="32" calcext:value-type="float">
            <text:p>32</text:p>
          </table:table-cell>
          <table:table-cell table:style-name="ce186" office:value-type="string" calcext:value-type="string">
            <text:p>Bricovis</text:p>
          </table:table-cell>
          <table:table-cell table:style-name="ce219" office:value-type="string" calcext:value-type="string">
            <text:p>https://www.bricovis.fr/produit-rondelle-m-inox-a4-nfe-25513-ronma4/#RONM02.5A4</text:p>
          </table:table-cell>
          <table:table-cell table:style-name="ce176" office:value-type="currency" office:currency="EUR" office:value="0.024" calcext:value-type="currency">
            <text:p>0,02 €</text:p>
          </table:table-cell>
          <table:table-cell table:style-name="ce176" table:formula="of:=[.I68]*[.E68]" office:value-type="currency" office:currency="EUR" office:value="0.192" calcext:value-type="currency">
            <text:p>0,19 €</text:p>
          </table:table-cell>
          <table:table-cell table:style-name="ce176" table:formula="of:=[.I68]*[.F68]" office:value-type="currency" office:currency="EUR" office:value="0.768" calcext:value-type="currency">
            <text:p>0,77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68]-[.N68]&lt;0;0;[.F68]-[.N68])" office:value-type="float" office:value="0" calcext:value-type="float">
            <text:p>0</text:p>
          </table:table-cell>
          <table:table-cell table:style-name="ce296" table:formula="of:=[.I68]*[.O68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2" office:value-type="string" calcext:value-type="string">
            <text:p>Rondelle M3</text:p>
          </table:table-cell>
          <table:table-cell table:style-name="ce152"/>
          <table:table-cell table:style-name="ce183" office:value-type="float" office:value="1" calcext:value-type="float">
            <text:p>1</text:p>
          </table:table-cell>
          <table:table-cell table:style-name="ce183" table:formula="of:=[.E69]*[.$E$4]" office:value-type="float" office:value="4" calcext:value-type="float">
            <text:p>4</text:p>
          </table:table-cell>
          <table:table-cell table:style-name="ce183" office:value-type="string" calcext:value-type="string">
            <text:p>Bricovis</text:p>
          </table:table-cell>
          <table:table-cell table:style-name="ce218" office:value-type="string" calcext:value-type="string">
            <text:p>https://www.bricovis.fr/produit-rondelle-m-inox-a4-nfe-25513-ronma4/#RONM03A4</text:p>
          </table:table-cell>
          <table:table-cell table:style-name="ce179" office:value-type="currency" office:currency="EUR" office:value="0.024" calcext:value-type="currency">
            <text:p>0,02 €</text:p>
          </table:table-cell>
          <table:table-cell table:style-name="ce179" table:formula="of:=[.I69]*[.E69]" office:value-type="currency" office:currency="EUR" office:value="0.024" calcext:value-type="currency">
            <text:p>0,02 €</text:p>
          </table:table-cell>
          <table:table-cell table:style-name="ce179" table:formula="of:=[.I69]*[.F69]" office:value-type="currency" office:currency="EUR" office:value="0.096" calcext:value-type="currency">
            <text:p>0,10 €</text:p>
          </table:table-cell>
          <table:table-cell table:style-name="ce110" table:number-columns-repeated="2"/>
          <table:table-cell table:style-name="ce289" office:value-type="float" office:value="30" calcext:value-type="float">
            <text:p>30</text:p>
          </table:table-cell>
          <table:table-cell table:style-name="ce293" table:formula="of:=IF([.F69]-[.N69]&lt;0;0;[.F69]-[.N69])" office:value-type="float" office:value="0" calcext:value-type="float">
            <text:p>0</text:p>
          </table:table-cell>
          <table:table-cell table:style-name="ce296" table:formula="of:=[.I69]*[.O69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3" office:value-type="string" calcext:value-type="string">
            <text:p>Rondelles M8*22mm</text:p>
          </table:table-cell>
          <table:table-cell table:style-name="ce153"/>
          <table:table-cell table:style-name="ce184" office:value-type="float" office:value="1" calcext:value-type="float">
            <text:p>1</text:p>
          </table:table-cell>
          <table:table-cell table:style-name="ce184" table:formula="of:=[.E70]*[.$E$4]" office:value-type="float" office:value="4" calcext:value-type="float">
            <text:p>4</text:p>
          </table:table-cell>
          <table:table-cell table:style-name="ce186" office:value-type="string" calcext:value-type="string">
            <text:p>Bricovis</text:p>
          </table:table-cell>
          <table:table-cell table:style-name="ce219" office:value-type="string" calcext:value-type="string">
            <text:p>https://www.bricovis.fr/produit-rondelle-l-inox-a4-nfe-25513-ronla4/#RONL08A4</text:p>
          </table:table-cell>
          <table:table-cell table:style-name="ce176" office:value-type="currency" office:currency="EUR" office:value="0.156" calcext:value-type="currency">
            <text:p>0,16 €</text:p>
          </table:table-cell>
          <table:table-cell table:style-name="ce176" table:formula="of:=[.I70]*[.E70]" office:value-type="currency" office:currency="EUR" office:value="0.156" calcext:value-type="currency">
            <text:p>0,16 €</text:p>
          </table:table-cell>
          <table:table-cell table:style-name="ce176" table:formula="of:=[.I70]*[.F70]" office:value-type="currency" office:currency="EUR" office:value="0.624" calcext:value-type="currency">
            <text:p>0,62 €</text:p>
          </table:table-cell>
          <table:table-cell table:style-name="ce110" table:number-columns-repeated="2"/>
          <table:table-cell table:style-name="ce289" office:value-type="float" office:value="30" calcext:value-type="float">
            <text:p>30</text:p>
          </table:table-cell>
          <table:table-cell table:style-name="ce293" table:formula="of:=IF([.F70]-[.N70]&lt;0;0;[.F70]-[.N70])" office:value-type="float" office:value="0" calcext:value-type="float">
            <text:p>0</text:p>
          </table:table-cell>
          <table:table-cell table:style-name="ce296" table:formula="of:=[.I70]*[.O70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2" office:value-type="string" calcext:value-type="string">
            <text:p>Rondelles M8*18mm</text:p>
          </table:table-cell>
          <table:table-cell table:style-name="ce152"/>
          <table:table-cell table:style-name="ce183" office:value-type="float" office:value="6" calcext:value-type="float">
            <text:p>6</text:p>
          </table:table-cell>
          <table:table-cell table:style-name="ce183" table:formula="of:=[.E71]*[.$E$4]" office:value-type="float" office:value="24" calcext:value-type="float">
            <text:p>24</text:p>
          </table:table-cell>
          <table:table-cell table:style-name="ce183" office:value-type="string" calcext:value-type="string">
            <text:p>Bricovis</text:p>
          </table:table-cell>
          <table:table-cell table:style-name="ce218" office:value-type="string" calcext:value-type="string">
            <text:p>https://www.bricovis.fr/produit-rondelle-m-inox-a4-nfe-25513-ronma4/#RONM08A4</text:p>
          </table:table-cell>
          <table:table-cell table:style-name="ce179" office:value-type="currency" office:currency="EUR" office:value="0.096" calcext:value-type="currency">
            <text:p>0,10 €</text:p>
          </table:table-cell>
          <table:table-cell table:style-name="ce179" table:formula="of:=[.I71]*[.E71]" office:value-type="currency" office:currency="EUR" office:value="0.576" calcext:value-type="currency">
            <text:p>0,58 €</text:p>
          </table:table-cell>
          <table:table-cell table:style-name="ce179" table:formula="of:=[.I71]*[.F71]" office:value-type="currency" office:currency="EUR" office:value="2.304" calcext:value-type="currency">
            <text:p>2,30 €</text:p>
          </table:table-cell>
          <table:table-cell table:style-name="ce110" table:number-columns-repeated="2"/>
          <table:table-cell table:style-name="ce289" office:value-type="float" office:value="30" calcext:value-type="float">
            <text:p>30</text:p>
          </table:table-cell>
          <table:table-cell table:style-name="ce293" table:formula="of:=IF([.F71]-[.N71]&lt;0;0;[.F71]-[.N71])" office:value-type="float" office:value="0" calcext:value-type="float">
            <text:p>0</text:p>
          </table:table-cell>
          <table:table-cell table:style-name="ce296" table:formula="of:=[.I71]*[.O71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3" office:value-type="string" calcext:value-type="string">
            <text:p>Rondelles M10*22mm</text:p>
          </table:table-cell>
          <table:table-cell table:style-name="ce153"/>
          <table:table-cell table:style-name="ce184" office:value-type="float" office:value="4" calcext:value-type="float">
            <text:p>4</text:p>
          </table:table-cell>
          <table:table-cell table:style-name="ce184" table:formula="of:=[.E72]*[.$E$4]" office:value-type="float" office:value="16" calcext:value-type="float">
            <text:p>16</text:p>
          </table:table-cell>
          <table:table-cell table:style-name="ce186" office:value-type="string" calcext:value-type="string">
            <text:p>Bricovis</text:p>
          </table:table-cell>
          <table:table-cell table:style-name="ce219" office:value-type="string" calcext:value-type="string">
            <text:p>https://www.bricovis.fr/produit-rondelle-m-inox-a4-nfe-25513-ronma4/#RONM10A4</text:p>
          </table:table-cell>
          <table:table-cell table:style-name="ce176" office:value-type="currency" office:currency="EUR" office:value="0.192" calcext:value-type="currency">
            <text:p>0,19 €</text:p>
          </table:table-cell>
          <table:table-cell table:style-name="ce176" table:formula="of:=[.I72]*[.E72]" office:value-type="currency" office:currency="EUR" office:value="0.768" calcext:value-type="currency">
            <text:p>0,77 €</text:p>
          </table:table-cell>
          <table:table-cell table:style-name="ce176" table:formula="of:=[.I72]*[.F72]" office:value-type="currency" office:currency="EUR" office:value="3.072" calcext:value-type="currency">
            <text:p>3,07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72]-[.N72]&lt;0;0;[.F72]-[.N72])" office:value-type="float" office:value="0" calcext:value-type="float">
            <text:p>0</text:p>
          </table:table-cell>
          <table:table-cell table:style-name="ce296" table:formula="of:=[.I72]*[.O72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152" office:value-type="string" calcext:value-type="string">
            <text:p>Kit de plots raspberry</text:p>
          </table:table-cell>
          <table:table-cell table:style-name="ce152"/>
          <table:table-cell table:style-name="ce183" office:value-type="float" office:value="1" calcext:value-type="float">
            <text:p>1</text:p>
          </table:table-cell>
          <table:table-cell table:style-name="ce183" table:formula="of:=[.E73]*[.$E$4]" office:value-type="float" office:value="4" calcext:value-type="float">
            <text:p>4</text:p>
          </table:table-cell>
          <table:table-cell table:style-name="ce183" office:value-type="string" calcext:value-type="string">
            <text:p>Amazon</text:p>
          </table:table-cell>
          <table:table-cell table:style-name="ce218" office:value-type="string" calcext:value-type="string">
            <text:p>https://www.amazon.fr/Geekworm-Raspberry-Installation-Hexagonale-Accessoires/dp/B07MN2GY6Y/ref=sr_1_21?keywords=entretoise+raspberry+pi&amp;qid=1664547094&amp;qu=eyJxc2MiOiIzLjU0IiwicXNhIjoiMi42OSIsInFzcCI6IjIuMzUifQ%3D%3D&amp;sprefix=entretoises+rasp%2Caps%2C145&amp;sr=8-21</text:p>
          </table:table-cell>
          <table:table-cell table:style-name="ce179" office:value-type="currency" office:currency="EUR" office:value="14.268" calcext:value-type="currency">
            <text:p>14,27 €</text:p>
          </table:table-cell>
          <table:table-cell table:style-name="ce179" table:formula="of:=[.I73]*[.E73]" office:value-type="currency" office:currency="EUR" office:value="14.268" calcext:value-type="currency">
            <text:p>14,27 €</text:p>
          </table:table-cell>
          <table:table-cell table:style-name="ce179" table:formula="of:=[.I73]*[.F73]" office:value-type="currency" office:currency="EUR" office:value="57.072" calcext:value-type="currency">
            <text:p>57,07 €</text:p>
          </table:table-cell>
          <table:table-cell table:style-name="ce112" table:formula="of:=SUM([.J45:.J73])" office:value-type="currency" office:currency="EUR" office:value="53.604" calcext:value-type="currency">
            <text:p>53,60 €</text:p>
          </table:table-cell>
          <table:table-cell table:style-name="ce112" table:formula="of:=SUM([.K45:.K73])" office:value-type="currency" office:currency="EUR" office:value="214.416" calcext:value-type="currency">
            <text:p>214,42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73]-[.N73]&lt;0;0;[.F73]-[.N73])" office:value-type="float" office:value="4" calcext:value-type="float">
            <text:p>4</text:p>
          </table:table-cell>
          <table:table-cell table:style-name="ce296" table:formula="of:=[.I73]*[.O73]" office:value-type="currency" office:currency="EUR" office:value="57.072" calcext:value-type="currency">
            <text:p>57,07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5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Default"/>
          <table:table-cell table:style-name="ce131"/>
          <table:table-cell table:style-name="ce211"/>
          <table:table-cell table:style-name="ce230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24" table:content-validation-name="val2"/>
          <table:table-cell table:style-name="ce4" table:number-columns-repeated="1007"/>
        </table:table-row>
        <table:table-row table:style-name="ro12">
          <table:table-cell table:style-name="ce4"/>
          <table:table-cell table:style-name="ce138" office:value-type="string" calcext:value-type="string" table:number-columns-spanned="1" table:number-rows-spanned="3">
            <text:p>Matériaux</text:p>
          </table:table-cell>
          <table:table-cell table:style-name="ce156" office:value-type="string" calcext:value-type="string">
            <text:p>Bobine de PETG pour imprimante 3D 1Kg</text:p>
          </table:table-cell>
          <table:table-cell table:style-name="ce156" office:value-type="string" calcext:value-type="string">
            <text:p>S’assurer que le diamètre et la marque convienne pour l’imprimante 3D qui sera utilisé. Choisir une couleur qui distinguera vos KOSMOS</text:p>
          </table:table-cell>
          <table:table-cell table:style-name="ce187" office:value-type="float" office:value="1" calcext:value-type="float">
            <text:p>1</text:p>
          </table:table-cell>
          <table:table-cell table:style-name="ce187" table:formula="of:=[.E75]*[.$E$4]" office:value-type="float" office:value="4" calcext:value-type="float">
            <text:p>4</text:p>
          </table:table-cell>
          <table:table-cell table:style-name="ce187" office:value-type="string" calcext:value-type="string">
            <text:p>Arianeplast</text:p>
          </table:table-cell>
          <table:table-cell table:style-name="ce222" office:value-type="string" calcext:value-type="string">
            <text:p>https://www.arianeplast.com/218-3d-filament-petg</text:p>
          </table:table-cell>
          <table:table-cell table:style-name="ce237" office:value-type="currency" office:currency="EUR" office:value="24" calcext:value-type="currency">
            <text:p>24,00 €</text:p>
          </table:table-cell>
          <table:table-cell table:style-name="ce237" table:formula="of:=[.I75]*[.E75]" office:value-type="currency" office:currency="EUR" office:value="24" calcext:value-type="currency">
            <text:p>24,00 €</text:p>
          </table:table-cell>
          <table:table-cell table:style-name="ce237" table:formula="of:=[.I75]*[.F75]" office:value-type="currency" office:currency="EUR" office:value="96" calcext:value-type="currency">
            <text:p>96,00 €</text:p>
          </table:table-cell>
          <table:table-cell table:style-name="ce109" table:number-columns-repeated="2"/>
          <table:table-cell table:style-name="ce289" office:value-type="float" office:value="2" calcext:value-type="float">
            <text:p>2</text:p>
          </table:table-cell>
          <table:table-cell table:style-name="ce293" table:formula="of:=IF([.F75]-[.N75]&lt;0;0;[.F75]-[.N75])" office:value-type="float" office:value="2" calcext:value-type="float">
            <text:p>2</text:p>
          </table:table-cell>
          <table:table-cell table:style-name="ce296" table:formula="of:=[.I75]*[.O75]" office:value-type="currency" office:currency="EUR" office:value="48" calcext:value-type="currency">
            <text:p>48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2">
          <table:table-cell table:style-name="ce4"/>
          <table:covered-table-cell table:style-name="ce138"/>
          <table:table-cell table:style-name="ce157" office:value-type="string" calcext:value-type="string">
            <text:p>Plaque de PMMA incolore 5mm 450* 350mm</text:p>
          </table:table-cell>
          <table:table-cell table:style-name="ce157" office:value-type="string" calcext:value-type="string">
            <text:p>Pour une découpe au laser, assurez-vous qu’il s’agit d’un matériau sans chlore. Choisir les dimensions convenants au plateau du laser.</text:p>
          </table:table-cell>
          <table:table-cell table:style-name="ce188" office:value-type="float" office:value="1" calcext:value-type="float">
            <text:p>1</text:p>
          </table:table-cell>
          <table:table-cell table:style-name="ce188" table:formula="of:=[.E76]*[.$E$4]" office:value-type="float" office:value="4" calcext:value-type="float">
            <text:p>4</text:p>
          </table:table-cell>
          <table:table-cell table:style-name="ce188" office:value-type="string" calcext:value-type="string">
            <text:p>A la decoupe</text:p>
          </table:table-cell>
          <table:table-cell table:style-name="ce223" office:value-type="string" calcext:value-type="string">
            <text:p>https://www.aladecoupe.com/fr/pmma-transparent-plexi/13-pmma-extrude-transparent-5-mm.html</text:p>
          </table:table-cell>
          <table:table-cell table:style-name="ce252" office:value-type="currency" office:currency="EUR" office:value="12.35" calcext:value-type="currency">
            <text:p>12,35 €</text:p>
          </table:table-cell>
          <table:table-cell table:style-name="ce252" table:formula="of:=[.I76]*[.E76]" office:value-type="currency" office:currency="EUR" office:value="12.35" calcext:value-type="currency">
            <text:p>12,35 €</text:p>
          </table:table-cell>
          <table:table-cell table:style-name="ce252" table:formula="of:=[.I76]*[.F76]" office:value-type="currency" office:currency="EUR" office:value="49.4" calcext:value-type="currency">
            <text:p>49,40 €</text:p>
          </table:table-cell>
          <table:table-cell table:style-name="ce110" table:number-columns-repeated="2"/>
          <table:table-cell table:style-name="ce289" office:value-type="float" office:value="2" calcext:value-type="float">
            <text:p>2</text:p>
          </table:table-cell>
          <table:table-cell table:style-name="ce293" table:formula="of:=IF([.F76]-[.N76]&lt;0;0;[.F76]-[.N76])" office:value-type="float" office:value="2" calcext:value-type="float">
            <text:p>2</text:p>
          </table:table-cell>
          <table:table-cell table:style-name="ce296" table:formula="of:=[.I76]*[.O76]" office:value-type="currency" office:currency="EUR" office:value="24.7" calcext:value-type="currency">
            <text:p>24,7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4">
          <table:table-cell table:style-name="ce4"/>
          <table:covered-table-cell table:style-name="ce138"/>
          <table:table-cell table:style-name="ce156" office:value-type="string" calcext:value-type="string">
            <text:p>Plaque de POM 5mm</text:p>
          </table:table-cell>
          <table:table-cell table:style-name="ce156" office:value-type="string" calcext:value-type="string">
            <text:p>Choisir les dimensions convenants au plateau du laser.</text:p>
          </table:table-cell>
          <table:table-cell table:style-name="ce187" office:value-type="float" office:value="1" calcext:value-type="float">
            <text:p>1</text:p>
          </table:table-cell>
          <table:table-cell table:style-name="ce187" table:formula="of:=[.E77]*[.$E$4]" office:value-type="float" office:value="4" calcext:value-type="float">
            <text:p>4</text:p>
          </table:table-cell>
          <table:table-cell table:style-name="ce187" office:value-type="string" calcext:value-type="string">
            <text:p>Plastique sur mesure</text:p>
          </table:table-cell>
          <table:table-cell table:style-name="ce222" office:value-type="string" calcext:value-type="string">
            <text:p>https://plastiquesurmesure.com/plaque-pom-sur-mesure-delrin/477-plaque-pom-delrin-blanc-opaque-satine-ep-5-mm.html</text:p>
          </table:table-cell>
          <table:table-cell table:style-name="ce237" office:value-type="currency" office:currency="EUR" office:value="41.2" calcext:value-type="currency">
            <text:p>41,20 €</text:p>
          </table:table-cell>
          <table:table-cell table:style-name="ce237" table:formula="of:=[.I77]*[.E77]" office:value-type="currency" office:currency="EUR" office:value="41.2" calcext:value-type="currency">
            <text:p>41,20 €</text:p>
          </table:table-cell>
          <table:table-cell table:style-name="ce237" table:formula="of:=[.I77]*[.F77]" office:value-type="currency" office:currency="EUR" office:value="164.8" calcext:value-type="currency">
            <text:p>164,80 €</text:p>
          </table:table-cell>
          <table:table-cell table:style-name="ce112" table:formula="of:=SUM([.J75:.J77])" office:value-type="currency" office:currency="EUR" office:value="77.55" calcext:value-type="currency">
            <text:p>77,55 €</text:p>
          </table:table-cell>
          <table:table-cell table:style-name="ce112" table:formula="of:=SUM([.K75:.K77])" office:value-type="currency" office:currency="EUR" office:value="310.2" calcext:value-type="currency">
            <text:p>310,20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77]-[.N77]&lt;0;0;[.F77]-[.N77])" office:value-type="float" office:value="4" calcext:value-type="float">
            <text:p>4</text:p>
          </table:table-cell>
          <table:table-cell table:style-name="ce296" table:formula="of:=[.I77]*[.O77]" office:value-type="currency" office:currency="EUR" office:value="164.8" calcext:value-type="currency">
            <text:p>164,8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6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Default"/>
          <table:table-cell table:style-name="ce131"/>
          <table:table-cell table:style-name="ce211"/>
          <table:table-cell table:style-name="ce230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24" table:content-validation-name="val2"/>
          <table:table-cell table:style-name="ce4" table:number-columns-repeated="1007"/>
        </table:table-row>
        <table:table-row table:style-name="ro4">
          <table:table-cell table:style-name="ce4"/>
          <table:table-cell table:style-name="ce139" office:value-type="string" calcext:value-type="string" table:number-columns-spanned="1" table:number-rows-spanned="3">
            <text:p>Autres</text:p>
          </table:table-cell>
          <table:table-cell table:style-name="ce158" office:value-type="string" calcext:value-type="string">
            <text:p>Jeu de rilsans</text:p>
          </table:table-cell>
          <table:table-cell table:style-name="ce158" office:value-type="string" calcext:value-type="string">
            <text:p>Divers rilsans pour des petites pièces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[.E79]*[.$E$4]" office:value-type="float" office:value="4" calcext:value-type="float">
            <text:p>4</text:p>
          </table:table-cell>
          <table:table-cell table:style-name="ce189" office:value-type="string" calcext:value-type="string">
            <text:p>Amazon</text:p>
          </table:table-cell>
          <table:table-cell table:style-name="ce224" office:value-type="string" calcext:value-type="string">
            <text:p>https://www.amazon.fr/intervisio-Collier-Serrage-Colliers-Serre-Cable/dp/B0894YPC93/ref=sr_1_20?__mk_fr_FR=%C3%85M%C3%85%C5%BD%C3%95%C3%91&amp;crid=3PU6RNSVLQ05J&amp;keywords=rilsan&amp;qid=1664527901&amp;qu=eyJxc2MiOiI1LjMwIiwicXNhIjoiNS4wOSIsInFzcCI6IjQuOTcifQ%3D%3D&amp;s=hi&amp;sprefix=rilsans%2Cdiy%2C174&amp;sr=1-20</text:p>
          </table:table-cell>
          <table:table-cell table:style-name="ce100" office:value-type="currency" office:currency="EUR" office:value="7.95" calcext:value-type="currency">
            <text:p>7,95 €</text:p>
          </table:table-cell>
          <table:table-cell table:style-name="ce100" table:formula="of:=[.I79]*[.E79]" office:value-type="currency" office:currency="EUR" office:value="7.95" calcext:value-type="currency">
            <text:p>7,95 €</text:p>
          </table:table-cell>
          <table:table-cell table:style-name="ce100" table:formula="of:=[.I79]*[.F79]" office:value-type="currency" office:currency="EUR" office:value="31.8" calcext:value-type="currency">
            <text:p>31,80 €</text:p>
          </table:table-cell>
          <table:table-cell table:style-name="ce109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79]-[.N79]&lt;0;0;[.F79]-[.N79])" office:value-type="float" office:value="0" calcext:value-type="float">
            <text:p>0</text:p>
          </table:table-cell>
          <table:table-cell table:style-name="ce296" table:formula="of:=[.I79]*[.O79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6">
          <table:table-cell table:style-name="ce4"/>
          <table:covered-table-cell table:style-name="ce139"/>
          <table:table-cell table:style-name="ce159" office:value-type="string" calcext:value-type="string">
            <text:p>PCB</text:p>
          </table:table-cell>
          <table:table-cell table:style-name="ce159" office:value-type="string" calcext:value-type="string">
            <text:p>Le PCB sera a fabriquer soit même ou <text:s/>à commander à un fabriquant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formula="of:=[.E80]*[.$E$4]" office:value-type="float" office:value="4" calcext:value-type="float">
            <text:p>4</text:p>
          </table:table-cell>
          <table:table-cell table:style-name="ce190" office:value-type="string" calcext:value-type="string">
            <text:p>Konk Ar Lab</text:p>
          </table:table-cell>
          <table:table-cell table:style-name="ce225"/>
          <table:table-cell table:style-name="ce101" office:value-type="currency" office:currency="EUR" office:value="20" calcext:value-type="currency">
            <text:p>20,00 €</text:p>
          </table:table-cell>
          <table:table-cell table:style-name="ce101" table:formula="of:=[.I80]*[.E80]" office:value-type="currency" office:currency="EUR" office:value="20" calcext:value-type="currency">
            <text:p>20,00 €</text:p>
          </table:table-cell>
          <table:table-cell table:style-name="ce101" table:formula="of:=[.I80]*[.F80]" office:value-type="currency" office:currency="EUR" office:value="80" calcext:value-type="currency">
            <text:p>80,00 €</text:p>
          </table:table-cell>
          <table:table-cell table:style-name="ce110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80]-[.N80]&lt;0;0;[.F80]-[.N80])" office:value-type="float" office:value="0" calcext:value-type="float">
            <text:p>0</text:p>
          </table:table-cell>
          <table:table-cell table:style-name="ce296" table:formula="of:=[.I80]*[.O80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4">
          <table:table-cell table:style-name="ce4"/>
          <table:covered-table-cell table:style-name="ce139"/>
          <table:table-cell table:style-name="ce158" office:value-type="string" calcext:value-type="string">
            <text:p>Aimants néodymes carrée</text:p>
          </table:table-cell>
          <table:table-cell table:style-name="ce158" office:value-type="string" calcext:value-type="string">
            <text:p>S’assurer des dimensions : 10*10*4mm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[.E81]*[.$E$4]" office:value-type="float" office:value="4" calcext:value-type="float">
            <text:p>4</text:p>
          </table:table-cell>
          <table:table-cell table:style-name="ce189" office:value-type="string" calcext:value-type="string">
            <text:p>Amazon</text:p>
          </table:table-cell>
          <table:table-cell table:style-name="ce224" office:value-type="string" calcext:value-type="string">
            <text:p>https://www.amazon.fr/Yizhet-Puissant-Bricolage-r%C3%A9frig%C3%A9rateur-10X10X4mm/dp/B07H2BVXDL/ref=sr_1_11?__mk_fr_FR=%C3%85M%C3%85%C5%BD%C3%95%C3%91&amp;crid=17OKZJ7TGVX0Q&amp;keywords=aimant%2Bn%C3%A9odyme&amp;qid=1664539337&amp;qu=eyJxc2MiOiI2LjA5IiwicXNhIjoiNS43OCIsInFzcCI6IjUuNTQifQ%3D%3D&amp;sprefix=aimant%2Bn%C3%A9odyme%2Caps%2C254&amp;sr=8-11&amp;th=1</text:p>
          </table:table-cell>
          <table:table-cell table:style-name="ce100" office:value-type="currency" office:currency="EUR" office:value="12.46" calcext:value-type="currency">
            <text:p>12,46 €</text:p>
          </table:table-cell>
          <table:table-cell table:style-name="ce100" table:formula="of:=[.I81]*[.E81]" office:value-type="currency" office:currency="EUR" office:value="12.46" calcext:value-type="currency">
            <text:p>12,46 €</text:p>
          </table:table-cell>
          <table:table-cell table:style-name="ce100" table:formula="of:=[.I81]*[.F81]" office:value-type="currency" office:currency="EUR" office:value="49.84" calcext:value-type="currency">
            <text:p>49,84 €</text:p>
          </table:table-cell>
          <table:table-cell table:style-name="ce112" table:formula="of:=SUM([.J79:.J81])" office:value-type="currency" office:currency="EUR" office:value="40.41" calcext:value-type="currency">
            <text:p>40,41 €</text:p>
          </table:table-cell>
          <table:table-cell table:style-name="ce112" table:formula="of:=SUM([.K79:.K81])" office:value-type="currency" office:currency="EUR" office:value="161.64" calcext:value-type="currency">
            <text:p>161,64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81]-[.N81]&lt;0;0;[.F81]-[.N81])" office:value-type="float" office:value="4" calcext:value-type="float">
            <text:p>4</text:p>
          </table:table-cell>
          <table:table-cell table:style-name="ce296" table:formula="of:=[.I81]*[.O81]" office:value-type="currency" office:currency="EUR" office:value="49.84" calcext:value-type="currency">
            <text:p>49,84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7">
          <table:table-cell table:style-name="ce4"/>
          <table:table-cell table:style-name="ce131" table:number-columns-repeated="6"/>
          <table:table-cell table:style-name="ce211"/>
          <table:table-cell table:style-name="ce230"/>
          <table:table-cell table:style-name="Default" table:number-columns-repeated="2"/>
          <table:table-cell table:style-name="ce131" table:number-columns-repeated="2"/>
          <table:table-cell table:number-columns-repeated="2"/>
          <table:table-cell table:style-name="ce297"/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table-cell table:style-name="ce132" office:value-type="string" calcext:value-type="string" table:number-columns-spanned="1" table:number-rows-spanned="12">
            <text:p>Frais de ports</text:p>
          </table:table-cell>
          <table:table-cell table:style-name="ce160" office:value-type="string" calcext:value-type="string">
            <text:p>Frais de ports</text:p>
          </table:table-cell>
          <table:table-cell table:style-name="ce160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Amazon</text:p>
          </table:table-cell>
          <table:table-cell table:style-name="ce160"/>
          <table:table-cell table:style-name="ce160" office:value-type="float" office:value="0" calcext:value-type="float">
            <text:p>0</text:p>
          </table:table-cell>
          <table:table-cell table:style-name="ce260" table:formula="of:=[.I83]*[.E83]" office:value-type="currency" office:currency="EUR" office:value="0" calcext:value-type="currency">
            <text:p>0,00 €</text:p>
          </table:table-cell>
          <table:table-cell table:style-name="ce260" table:formula="of:=[.I83]*[.F83]" office:value-type="currency" office:currency="EUR" office:value="0" calcext:value-type="currency">
            <text:p>0,00 €</text:p>
          </table:table-cell>
          <table:table-cell table:style-name="ce109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3]-[.N83]&lt;0;0;[.F83]-[.N83])" office:value-type="float" office:value="1" calcext:value-type="float">
            <text:p>1</text:p>
          </table:table-cell>
          <table:table-cell table:style-name="ce296" table:formula="of:=[.I83]*[.O83]" office:value-type="currency" office:currency="EUR" office:value="0" calcext:value-type="currency">
            <text:p>0,00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covered-table-cell table:style-name="ce133"/>
          <table:table-cell table:style-name="ce161" office:value-type="string" calcext:value-type="string">
            <text:p>Frais de ports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Conrad</text:p>
          </table:table-cell>
          <table:table-cell table:style-name="ce161"/>
          <table:table-cell table:style-name="ce161" office:value-type="float" office:value="9.59" calcext:value-type="float">
            <text:p>9,59</text:p>
          </table:table-cell>
          <table:table-cell table:style-name="ce261" table:formula="of:=[.I84]*[.E84]" office:value-type="currency" office:currency="EUR" office:value="9.59" calcext:value-type="currency">
            <text:p>9,59 €</text:p>
          </table:table-cell>
          <table:table-cell table:style-name="ce261" table:formula="of:=[.I84]*[.F84]" office:value-type="currency" office:currency="EUR" office:value="9.59" calcext:value-type="currency">
            <text:p>9,59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4]-[.N84]&lt;0;0;[.F84]-[.N84])" office:value-type="float" office:value="1" calcext:value-type="float">
            <text:p>1</text:p>
          </table:table-cell>
          <table:table-cell table:style-name="ce296" table:formula="of:=[.I84]*[.O84]" office:value-type="currency" office:currency="EUR" office:value="9.59" calcext:value-type="currency">
            <text:p>9,59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covered-table-cell table:style-name="ce133"/>
          <table:table-cell table:style-name="ce160" office:value-type="string" calcext:value-type="string">
            <text:p>Frais de ports</text:p>
          </table:table-cell>
          <table:table-cell table:style-name="ce160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Bricovis</text:p>
          </table:table-cell>
          <table:table-cell table:style-name="ce160"/>
          <table:table-cell table:style-name="ce160" office:value-type="float" office:value="7.73" calcext:value-type="float">
            <text:p>7,73</text:p>
          </table:table-cell>
          <table:table-cell table:style-name="ce260" table:formula="of:=[.I85]*[.E85]" office:value-type="currency" office:currency="EUR" office:value="7.73" calcext:value-type="currency">
            <text:p>7,73 €</text:p>
          </table:table-cell>
          <table:table-cell table:style-name="ce260" table:formula="of:=[.I85]*[.F85]" office:value-type="currency" office:currency="EUR" office:value="7.73" calcext:value-type="currency">
            <text:p>7,73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5]-[.N85]&lt;0;0;[.F85]-[.N85])" office:value-type="float" office:value="1" calcext:value-type="float">
            <text:p>1</text:p>
          </table:table-cell>
          <table:table-cell table:style-name="ce296" table:formula="of:=[.I85]*[.O85]" office:value-type="currency" office:currency="EUR" office:value="7.73" calcext:value-type="currency">
            <text:p>7,73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covered-table-cell table:style-name="ce133"/>
          <table:table-cell table:style-name="ce161" office:value-type="string" calcext:value-type="string">
            <text:p>Frais de ports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Konk Ar Lab</text:p>
          </table:table-cell>
          <table:table-cell table:style-name="ce161"/>
          <table:table-cell table:style-name="ce161" office:value-type="float" office:value="0" calcext:value-type="float">
            <text:p>0</text:p>
          </table:table-cell>
          <table:table-cell table:style-name="ce261" table:formula="of:=[.I86]*[.E86]" office:value-type="currency" office:currency="EUR" office:value="0" calcext:value-type="currency">
            <text:p>0,00 €</text:p>
          </table:table-cell>
          <table:table-cell table:style-name="ce261" table:formula="of:=[.I86]*[.F86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6]-[.N86]&lt;0;0;[.F86]-[.N86])" office:value-type="float" office:value="1" calcext:value-type="float">
            <text:p>1</text:p>
          </table:table-cell>
          <table:table-cell table:style-name="ce296" table:formula="of:=[.I86]*[.O86]" office:value-type="currency" office:currency="EUR" office:value="0" calcext:value-type="currency">
            <text:p>0,00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4">
          <table:table-cell table:style-name="ce4"/>
          <table:covered-table-cell table:style-name="ce133"/>
          <table:table-cell table:style-name="ce160" office:value-type="string" calcext:value-type="string">
            <text:p>Frais de ports</text:p>
          </table:table-cell>
          <table:table-cell table:style-name="ce160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Plastique sur mesure</text:p>
          </table:table-cell>
          <table:table-cell table:style-name="ce160"/>
          <table:table-cell table:style-name="ce160" office:value-type="float" office:value="10" calcext:value-type="float">
            <text:p>10</text:p>
          </table:table-cell>
          <table:table-cell table:style-name="ce260" table:formula="of:=[.I87]*[.E87]" office:value-type="currency" office:currency="EUR" office:value="10" calcext:value-type="currency">
            <text:p>10,00 €</text:p>
          </table:table-cell>
          <table:table-cell table:style-name="ce260" table:formula="of:=[.I87]*[.F87]" office:value-type="currency" office:currency="EUR" office:value="10" calcext:value-type="currency">
            <text:p>1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7]-[.N87]&lt;0;0;[.F87]-[.N87])" office:value-type="float" office:value="1" calcext:value-type="float">
            <text:p>1</text:p>
          </table:table-cell>
          <table:table-cell table:style-name="ce296" table:formula="of:=[.I87]*[.O87]" office:value-type="currency" office:currency="EUR" office:value="10" calcext:value-type="currency">
            <text:p>10,00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covered-table-cell table:style-name="ce133"/>
          <table:table-cell table:style-name="ce161" office:value-type="string" calcext:value-type="string">
            <text:p>Frais de ports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A la decoupe</text:p>
          </table:table-cell>
          <table:table-cell table:style-name="ce161"/>
          <table:table-cell table:style-name="ce161" office:value-type="float" office:value="16.58" calcext:value-type="float">
            <text:p>16,58</text:p>
          </table:table-cell>
          <table:table-cell table:style-name="ce261" table:formula="of:=[.I88]*[.E88]" office:value-type="currency" office:currency="EUR" office:value="16.58" calcext:value-type="currency">
            <text:p>16,58 €</text:p>
          </table:table-cell>
          <table:table-cell table:style-name="ce261" table:formula="of:=[.I88]*[.F88]" office:value-type="currency" office:currency="EUR" office:value="16.58" calcext:value-type="currency">
            <text:p>16,58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8]-[.N88]&lt;0;0;[.F88]-[.N88])" office:value-type="float" office:value="1" calcext:value-type="float">
            <text:p>1</text:p>
          </table:table-cell>
          <table:table-cell table:style-name="ce296" table:formula="of:=[.I88]*[.O88]" office:value-type="currency" office:currency="EUR" office:value="16.58" calcext:value-type="currency">
            <text:p>16,58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covered-table-cell table:style-name="ce133"/>
          <table:table-cell table:style-name="ce160" office:value-type="string" calcext:value-type="string">
            <text:p>Frais de ports</text:p>
          </table:table-cell>
          <table:table-cell table:style-name="ce160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Arianeplast</text:p>
          </table:table-cell>
          <table:table-cell table:style-name="ce160"/>
          <table:table-cell table:style-name="ce160" office:value-type="float" office:value="10" calcext:value-type="float">
            <text:p>10</text:p>
          </table:table-cell>
          <table:table-cell table:style-name="ce260" table:formula="of:=[.I89]*[.E89]" office:value-type="currency" office:currency="EUR" office:value="10" calcext:value-type="currency">
            <text:p>10,00 €</text:p>
          </table:table-cell>
          <table:table-cell table:style-name="ce260" table:formula="of:=[.I89]*[.F89]" office:value-type="currency" office:currency="EUR" office:value="10" calcext:value-type="currency">
            <text:p>1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9]-[.N89]&lt;0;0;[.F89]-[.N89])" office:value-type="float" office:value="1" calcext:value-type="float">
            <text:p>1</text:p>
          </table:table-cell>
          <table:table-cell table:style-name="ce296" table:formula="of:=[.I89]*[.O89]" office:value-type="currency" office:currency="EUR" office:value="10" calcext:value-type="currency">
            <text:p>10,00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covered-table-cell table:style-name="ce133"/>
          <table:table-cell table:style-name="ce161" office:value-type="string" calcext:value-type="string">
            <text:p>Frais de ports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ROV expert</text:p>
          </table:table-cell>
          <table:table-cell table:style-name="ce161"/>
          <table:table-cell table:style-name="ce161" office:value-type="float" office:value="25" calcext:value-type="float">
            <text:p>25</text:p>
          </table:table-cell>
          <table:table-cell table:style-name="ce261" table:formula="of:=[.I90]*[.E90]" office:value-type="currency" office:currency="EUR" office:value="25" calcext:value-type="currency">
            <text:p>25,00 €</text:p>
          </table:table-cell>
          <table:table-cell table:style-name="ce261" table:formula="of:=[.I90]*[.F90]" office:value-type="currency" office:currency="EUR" office:value="25" calcext:value-type="currency">
            <text:p>25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90]-[.N90]&lt;0;0;[.F90]-[.N90])" office:value-type="float" office:value="1" calcext:value-type="float">
            <text:p>1</text:p>
          </table:table-cell>
          <table:table-cell table:style-name="ce296" table:formula="of:=[.I90]*[.O90]" office:value-type="currency" office:currency="EUR" office:value="25" calcext:value-type="currency">
            <text:p>25,00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covered-table-cell table:style-name="ce133"/>
          <table:table-cell table:style-name="ce160" office:value-type="string" calcext:value-type="string">
            <text:p>Frais de ports</text:p>
          </table:table-cell>
          <table:table-cell table:style-name="ce160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termodel</text:p>
          </table:table-cell>
          <table:table-cell table:style-name="ce160"/>
          <table:table-cell table:style-name="ce160" office:value-type="float" office:value="6.75" calcext:value-type="float">
            <text:p>6,75</text:p>
          </table:table-cell>
          <table:table-cell table:style-name="ce260" table:formula="of:=[.I91]*[.E91]" office:value-type="currency" office:currency="EUR" office:value="6.75" calcext:value-type="currency">
            <text:p>6,75 €</text:p>
          </table:table-cell>
          <table:table-cell table:style-name="ce260" table:formula="of:=[.I91]*[.F91]" office:value-type="currency" office:currency="EUR" office:value="6.75" calcext:value-type="currency">
            <text:p>6,75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91]-[.N91]&lt;0;0;[.F91]-[.N91])" office:value-type="float" office:value="1" calcext:value-type="float">
            <text:p>1</text:p>
          </table:table-cell>
          <table:table-cell table:style-name="ce296" table:formula="of:=[.I91]*[.O91]" office:value-type="currency" office:currency="EUR" office:value="6.75" calcext:value-type="currency">
            <text:p>6,75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covered-table-cell table:style-name="ce133"/>
          <table:table-cell table:style-name="ce161" office:value-type="string" calcext:value-type="string">
            <text:p>Frais de ports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dmund Optics</text:p>
          </table:table-cell>
          <table:table-cell table:style-name="ce161"/>
          <table:table-cell table:style-name="ce161" office:value-type="float" office:value="26" calcext:value-type="float">
            <text:p>26</text:p>
          </table:table-cell>
          <table:table-cell table:style-name="ce261" table:formula="of:=[.I92]*[.E92]" office:value-type="currency" office:currency="EUR" office:value="26" calcext:value-type="currency">
            <text:p>26,00 €</text:p>
          </table:table-cell>
          <table:table-cell table:style-name="ce261" table:formula="of:=[.I92]*[.F92]" office:value-type="currency" office:currency="EUR" office:value="26" calcext:value-type="currency">
            <text:p>26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92]-[.N92]&lt;0;0;[.F92]-[.N92])" office:value-type="float" office:value="1" calcext:value-type="float">
            <text:p>1</text:p>
          </table:table-cell>
          <table:table-cell table:style-name="ce296" table:formula="of:=[.I92]*[.O92]" office:value-type="currency" office:currency="EUR" office:value="26" calcext:value-type="currency">
            <text:p>26,00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covered-table-cell table:style-name="ce133"/>
          <table:table-cell table:style-name="ce160" office:value-type="string" calcext:value-type="string">
            <text:p>Frais de ports</text:p>
          </table:table-cell>
          <table:table-cell table:style-name="ce160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Kubii</text:p>
          </table:table-cell>
          <table:table-cell table:style-name="ce160"/>
          <table:table-cell table:style-name="ce160" office:value-type="float" office:value="0" calcext:value-type="float">
            <text:p>0</text:p>
          </table:table-cell>
          <table:table-cell table:style-name="ce260" table:formula="of:=[.I93]*[.E93]" office:value-type="currency" office:currency="EUR" office:value="0" calcext:value-type="currency">
            <text:p>0,00 €</text:p>
          </table:table-cell>
          <table:table-cell table:style-name="ce260" table:formula="of:=[.I93]*[.F93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93]-[.N93]&lt;0;0;[.F93]-[.N93])" office:value-type="float" office:value="1" calcext:value-type="float">
            <text:p>1</text:p>
          </table:table-cell>
          <table:table-cell table:style-name="ce296" table:formula="of:=[.I93]*[.O93]" office:value-type="currency" office:currency="EUR" office:value="0" calcext:value-type="currency">
            <text:p>0,00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covered-table-cell table:style-name="ce133"/>
          <table:table-cell table:style-name="ce161" office:value-type="string" calcext:value-type="string">
            <text:p>Frais de ports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Acier au Détail</text:p>
          </table:table-cell>
          <table:table-cell table:style-name="ce161"/>
          <table:table-cell table:style-name="ce161" office:value-type="float" office:value="13.14" calcext:value-type="float">
            <text:p>13,14</text:p>
          </table:table-cell>
          <table:table-cell table:style-name="ce261" table:formula="of:=[.I94]*[.E94]" office:value-type="currency" office:currency="EUR" office:value="13.14" calcext:value-type="currency">
            <text:p>13,14 €</text:p>
          </table:table-cell>
          <table:table-cell table:style-name="ce261" table:formula="of:=[.I94]*[.F94]" office:value-type="currency" office:currency="EUR" office:value="13.14" calcext:value-type="currency">
            <text:p>13,14 €</text:p>
          </table:table-cell>
          <table:table-cell table:style-name="ce282" table:formula="of:=SUM([.J83:.J94])" office:value-type="currency" office:currency="EUR" office:value="124.79" calcext:value-type="currency">
            <text:p>124,79 €</text:p>
          </table:table-cell>
          <table:table-cell table:style-name="ce282" table:formula="of:=SUM([.K83:.K94])" office:value-type="currency" office:currency="EUR" office:value="124.79" calcext:value-type="currency">
            <text:p>124,79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94]-[.N94]&lt;0;0;[.F94]-[.N94])" office:value-type="float" office:value="1" calcext:value-type="float">
            <text:p>1</text:p>
          </table:table-cell>
          <table:table-cell table:style-name="ce296" table:formula="of:=[.I94]*[.O94]" office:value-type="currency" office:currency="EUR" office:value="13.14" calcext:value-type="currency">
            <text:p>13,14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17">
          <table:table-cell table:style-name="ce4"/>
          <table:table-cell table:style-name="ce131" table:number-columns-repeated="6"/>
          <table:table-cell table:style-name="ce211"/>
          <table:table-cell table:style-name="ce230" table:number-columns-repeated="3"/>
          <table:table-cell table:style-name="ce131" table:number-columns-repeated="2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8">
          <table:table-cell table:style-name="ce4"/>
          <table:table-cell table:style-name="ce131" table:number-columns-repeated="6"/>
          <table:table-cell table:style-name="ce211"/>
          <table:table-cell table:style-name="ce230"/>
          <table:table-cell table:style-name="ce275" office:value-type="string" calcext:value-type="string" table:number-columns-spanned="2" table:number-rows-spanned="1">
            <text:p>Total (Hors frais de ports)</text:p>
          </table:table-cell>
          <table:covered-table-cell table:style-name="ce275"/>
          <table:table-cell table:style-name="ce262" table:formula="of:=SUM([.L81];[.L77];[.L73];[.L43];[.L33];[.L27];[.L20])" office:value-type="currency" office:currency="EUR" office:value="1632.364" calcext:value-type="currency">
            <text:p>1 632,36 €</text:p>
          </table:table-cell>
          <table:table-cell table:style-name="ce262" table:formula="of:=SUM([.M81];[.M77];[.M73];[.M43];[.M33];[.M27];[.M20])" office:value-type="currency" office:currency="EUR" office:value="6211.496" calcext:value-type="currency">
            <text:p>6 211,50 €</text:p>
          </table:table-cell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5">
          <table:table-cell table:style-name="ce4"/>
          <table:table-cell table:style-name="ce131" table:number-columns-repeated="5"/>
          <table:table-cell table:style-name="ce131" office:value-type="string" calcext:value-type="string">
            <text:p><text:s/></text:p>
          </table:table-cell>
          <table:table-cell table:style-name="ce211"/>
          <table:table-cell table:style-name="ce230"/>
          <table:table-cell table:style-name="ce276" office:value-type="string" calcext:value-type="string" table:number-columns-spanned="2" table:number-rows-spanned="1">
            <text:p>Total (TTC)</text:p>
          </table:table-cell>
          <table:covered-table-cell table:style-name="ce276"/>
          <table:table-cell table:style-name="ce107" table:formula="of:=SUM([.L81];[.L77];[.L73];[.L43];[.L33];[.L27];[.L20];[.L94])" office:value-type="currency" office:currency="EUR" office:value="1757.154" calcext:value-type="currency">
            <text:p>1 757,15 €</text:p>
          </table:table-cell>
          <table:table-cell table:style-name="ce107" table:formula="of:=SUM([.M81];[.M77];[.M73];[.M43];[.M33];[.M27];[.M20];[.M94])" office:value-type="currency" office:currency="EUR" office:value="6336.286" calcext:value-type="currency">
            <text:p>6 336,29 €</text:p>
          </table:table-cell>
          <table:table-cell table:style-name="ce292" office:value-type="string" calcext:value-type="string" table:number-columns-spanned="2" table:number-rows-spanned="1">
            <text:p>Totale des commandes</text:p>
          </table:table-cell>
          <table:covered-table-cell/>
          <table:table-cell table:style-name="ce299" table:formula="of:=SUM([.P7:.P94])" office:value-type="currency" office:currency="EUR" office:value="5846.764" calcext:value-type="currency">
            <text:p>5 846,76 €</text:p>
          </table:table-cell>
          <table:table-cell table:style-name="ce325"/>
          <table:table-cell table:style-name="ce4" table:number-columns-repeated="1007"/>
        </table:table-row>
        <table:table-row table:style-name="ro17">
          <table:table-cell table:style-name="ce4"/>
          <table:table-cell table:style-name="ce131" table:number-columns-repeated="4"/>
          <table:table-cell table:style-name="Default" table:number-columns-repeated="7"/>
          <table:table-cell table:style-name="ce28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7">
          <table:table-cell table:style-name="ce4"/>
          <table:table-cell table:style-name="ce131" table:number-columns-repeated="4"/>
          <table:table-cell table:style-name="Default"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2"/>
          <table:table-cell table:style-name="ce28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7">
          <table:table-cell table:style-name="ce4"/>
          <table:table-cell table:style-name="ce131" table:number-columns-repeated="4"/>
          <table:table-cell table:style-name="Default" table:number-columns-repeated="7"/>
          <table:table-cell table:style-name="ce28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7">
          <table:table-cell table:style-name="ce4"/>
          <table:table-cell table:style-name="ce131" table:number-columns-repeated="4"/>
          <table:table-cell table:style-name="Default" table:number-columns-repeated="7"/>
          <table:table-cell table:style-name="ce131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" table:number-rows-repeated="6">
          <table:table-cell table:style-name="ce4" table:number-columns-repeated="5"/>
          <table:table-cell table:style-name="Default" table:number-columns-repeated="7"/>
          <table:table-cell table:style-name="ce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">
          <table:table-cell table:style-name="ce4" table:number-columns-repeated="5"/>
          <table:table-cell table:style-name="Default"/>
          <table:table-cell table:style-name="ce212" office:value-type="string" calcext:value-type="string">
            <office:annotation draw:style-name="gr1" draw:text-style-name="P2" svg:width="2.899cm" svg:height="2.176cm" svg:x="21.68cm" svg:y="91.728cm" draw:caption-point-x="-0.61cm" draw:caption-point-y="1.51cm">
              <dc:date>2022-10-24T00:00:00</dc:date>
              <text:p text:style-name="P1"><text:span text:style-name="T1">Champs nécéssaires pour liste déroulante colonne Q</text:span></text:p>
              <text:p text:style-name="P1"><text:span text:style-name="T1"/></text:p>
            </office:annotation>
            <text:p>Etat</text:p>
          </table:table-cell>
          <table:table-cell table:style-name="Default" table:number-columns-repeated="5"/>
          <table:table-cell table:style-name="ce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">
          <table:table-cell table:style-name="ce4" table:number-columns-repeated="5"/>
          <table:table-cell table:style-name="Default"/>
          <table:table-cell table:style-name="ce119" table:content-validation-name="val1" office:value-type="string" calcext:value-type="string">
            <text:p>A commander</text:p>
          </table:table-cell>
          <table:table-cell table:style-name="Default" table:number-columns-repeated="5"/>
          <table:table-cell table:style-name="ce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9">
          <table:table-cell table:style-name="ce4" table:number-columns-repeated="5"/>
          <table:table-cell table:style-name="Default"/>
          <table:table-cell table:style-name="ce119" table:content-validation-name="val1" office:value-type="string" calcext:value-type="string">
            <text:p>En attente de réception</text:p>
          </table:table-cell>
          <table:table-cell table:style-name="Default" table:number-columns-repeated="5"/>
          <table:table-cell table:style-name="ce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">
          <table:table-cell table:style-name="ce4" table:number-columns-repeated="5"/>
          <table:table-cell table:style-name="Default"/>
          <table:table-cell table:style-name="ce119" table:content-validation-name="val1" office:value-type="string" calcext:value-type="string">
            <text:p>Reçu</text:p>
          </table:table-cell>
          <table:table-cell table:style-name="Default" table:number-columns-repeated="5"/>
          <table:table-cell table:style-name="ce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">
          <table:table-cell table:style-name="ce4" table:number-columns-repeated="5"/>
          <table:table-cell table:style-name="Default"/>
          <table:table-cell table:style-name="ce119" table:content-validation-name="val1" office:value-type="string" calcext:value-type="string">
            <text:p>Colis perdu</text:p>
          </table:table-cell>
          <table:table-cell table:style-name="Default" table:number-columns-repeated="5"/>
          <table:table-cell table:style-name="ce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" table:number-rows-repeated="2">
          <table:table-cell table:style-name="ce4" table:number-columns-repeated="5"/>
          <table:table-cell table:style-name="Default" table:number-columns-repeated="7"/>
          <table:table-cell table:style-name="ce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20">
          <table:table-cell table:style-name="ce4" table:number-columns-repeated="5"/>
          <table:table-cell table:style-name="Default" table:number-columns-repeated="7"/>
          <table:table-cell table:style-name="ce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" table:number-rows-repeated="27">
          <table:table-cell table:style-name="ce4" table:number-columns-repeated="7"/>
          <table:table-cell table:style-name="ce226"/>
          <table:table-cell table:style-name="ce255" table:number-columns-repeated="3"/>
          <table:table-cell table:style-name="ce4" table:number-columns-repeated="2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" table:number-rows-repeated="31">
          <table:table-cell table:number-columns-repeated="9"/>
          <table:table-cell table:style-name="ce255" table:number-columns-repeated="2"/>
          <table:table-cell table:number-columns-repeated="1013"/>
        </table:table-row>
        <table:table-row table:style-name="ro1" table:number-rows-repeated="104840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iste_Materiel.Q1:Liste_Materiel.Q1048576">
            <calcext:condition calcext:apply-style-name="A commander" calcext:value="=&quot;a commander&quot;" calcext:base-cell-address="Liste_Materiel.Q1"/>
            <calcext:condition calcext:apply-style-name="En attente de réception" calcext:value="=[$Liste_Materiel.$G$110]" calcext:base-cell-address="Liste_Materiel.Q1"/>
            <calcext:condition calcext:apply-style-name="Sans nom1" calcext:value="=[$Liste_Materiel.$G$111]" calcext:base-cell-address="Liste_Materiel.Q1"/>
            <calcext:condition calcext:apply-style-name="colis perdu" calcext:value="=[$Liste_Materiel.$G$112]" calcext:base-cell-address="Liste_Materiel.Q1"/>
          </calcext:conditional-format>
        </calcext:conditional-formats>
      </table:table>
      <table:named-expressions/>
      <table:database-ranges>
        <table:database-range table:name="etat" table:target-range-address="Liste_Materiel.G109:Liste_Materiel.G112" table:on-update-keep-styles="true" table:on-update-keep-size="false" table:orientation="column"/>
      </table:database-ranges>
      <table:data-pilot-tables>
        <table:data-pilot-table table:name="DataPilot2" table:application-data="" table:target-range-address="NT_Aladecoupe.A20:NT_Aladecoupe.C26" table:buttons="NT_Aladecoupe.A20 NT_Aladecoupe.A22 NT_Aladecoupe.B22" table:ignore-empty-rows="true" table:show-filter-button="false" table:drill-down-on-double-click="false">
          <table:source-cell-range table:cell-range-address="Liste_Materiel.C6:Liste_Materiel.P94"/>
          <table:data-pilot-field table:source-field-name="Fournisseur" table:orientation="page" table:used-hierarchy="0" table:function="auto" loext:ignore-selected-page="true" table:selected-page="A la decoupe">
            <table:data-pilot-level table:show-empty="false" calcext:repeat-item-labels="false">
              <table:data-pilot-members>
                <table:data-pilot-member table:name="A la decoupe" table:display="tru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6" table:display="true" table:show-details="true"/>
                <table:data-pilot-member table:name="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72 €" table:display="true" table:show-details="true"/>
                <table:data-pilot-member table:name="0,86 €" table:display="true" table:show-details="true"/>
                <table:data-pilot-member table:name="1,26 €" table:display="true" table:show-details="true"/>
                <table:data-pilot-member table:name="1,34 €" table:display="true" table:show-details="true"/>
                <table:data-pilot-member table:name="1,85 €" table:display="true" table:show-details="true"/>
                <table:data-pilot-member table:name="1,96 €" table:display="true" table:show-details="true"/>
                <table:data-pilot-member table:name="2,18 €" table:display="true" table:show-details="true"/>
                <table:data-pilot-member table:name="2,98 €" table:display="true" table:show-details="true"/>
                <table:data-pilot-member table:name="3,43 €" table:display="true" table:show-details="true"/>
                <table:data-pilot-member table:name="3,76 €" table:display="true" table:show-details="true"/>
                <table:data-pilot-member table:name="3,84 €" table:display="true" table:show-details="true"/>
                <table:data-pilot-member table:name="4,40 €" table:display="true" table:show-details="true"/>
                <table:data-pilot-member table:name="5,36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0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0,72 €" table:display="true" table:show-details="true"/>
                <table:data-pilot-member table:name="13,14 €" table:display="true" table:show-details="true"/>
                <table:data-pilot-member table:name="14,00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4,70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48,00 €" table:display="true" table:show-details="true"/>
                <table:data-pilot-member table:name="49,84 €" table:display="true" table:show-details="true"/>
                <table:data-pilot-member table:name="57,07 €" table:display="true" table:show-details="true"/>
                <table:data-pilot-member table:name="59,97 €" table:display="true" table:show-details="true"/>
                <table:data-pilot-member table:name="65,72 €" table:display="true" table:show-details="true"/>
                <table:data-pilot-member table:name="71,76 €" table:display="true" table:show-details="true"/>
                <table:data-pilot-member table:name="71,96 €" table:display="true" table:show-details="true"/>
                <table:data-pilot-member table:name="143,20 €" table:display="true" table:show-details="true"/>
                <table:data-pilot-member table:name="164,80 €" table:display="true" table:show-details="true"/>
                <table:data-pilot-member table:name="165,56 €" table:display="true" table:show-details="true"/>
                <table:data-pilot-member table:name="188,80 €" table:display="true" table:show-details="true"/>
                <table:data-pilot-member table:name="279,60 €" table:display="true" table:show-details="true"/>
                <table:data-pilot-member table:name="88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NT_Acieraudetail.A20:NT_Acieraudetail.C26" table:buttons="NT_Acieraudetail.A20 NT_Acieraudetail.A22 NT_Acieraudetail.B22" table:ignore-empty-rows="true" table:show-filter-button="false" table:drill-down-on-double-click="false">
          <table:source-cell-range table:cell-range-address="Liste_Materiel.C6:Liste_Materiel.P94"/>
          <table:data-pilot-field table:source-field-name="Fournisseur" table:orientation="page" table:used-hierarchy="0" table:function="auto" loext:ignore-selected-page="true" table:selected-page="Acier au Détail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tru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6" table:display="true" table:show-details="true"/>
                <table:data-pilot-member table:name="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72 €" table:display="true" table:show-details="true"/>
                <table:data-pilot-member table:name="0,86 €" table:display="true" table:show-details="true"/>
                <table:data-pilot-member table:name="1,26 €" table:display="true" table:show-details="true"/>
                <table:data-pilot-member table:name="1,34 €" table:display="true" table:show-details="true"/>
                <table:data-pilot-member table:name="1,85 €" table:display="true" table:show-details="true"/>
                <table:data-pilot-member table:name="1,96 €" table:display="true" table:show-details="true"/>
                <table:data-pilot-member table:name="2,18 €" table:display="true" table:show-details="true"/>
                <table:data-pilot-member table:name="2,98 €" table:display="true" table:show-details="true"/>
                <table:data-pilot-member table:name="3,43 €" table:display="true" table:show-details="true"/>
                <table:data-pilot-member table:name="3,76 €" table:display="true" table:show-details="true"/>
                <table:data-pilot-member table:name="3,84 €" table:display="true" table:show-details="true"/>
                <table:data-pilot-member table:name="4,40 €" table:display="true" table:show-details="true"/>
                <table:data-pilot-member table:name="5,36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0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0,72 €" table:display="true" table:show-details="true"/>
                <table:data-pilot-member table:name="13,14 €" table:display="true" table:show-details="true"/>
                <table:data-pilot-member table:name="14,00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4,70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48,00 €" table:display="true" table:show-details="true"/>
                <table:data-pilot-member table:name="49,84 €" table:display="true" table:show-details="true"/>
                <table:data-pilot-member table:name="57,07 €" table:display="true" table:show-details="true"/>
                <table:data-pilot-member table:name="59,97 €" table:display="true" table:show-details="true"/>
                <table:data-pilot-member table:name="65,72 €" table:display="true" table:show-details="true"/>
                <table:data-pilot-member table:name="71,76 €" table:display="true" table:show-details="true"/>
                <table:data-pilot-member table:name="71,96 €" table:display="true" table:show-details="true"/>
                <table:data-pilot-member table:name="143,20 €" table:display="true" table:show-details="true"/>
                <table:data-pilot-member table:name="164,80 €" table:display="true" table:show-details="true"/>
                <table:data-pilot-member table:name="165,56 €" table:display="true" table:show-details="true"/>
                <table:data-pilot-member table:name="188,80 €" table:display="true" table:show-details="true"/>
                <table:data-pilot-member table:name="279,60 €" table:display="true" table:show-details="true"/>
                <table:data-pilot-member table:name="88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NT_Amazon.A20:NT_Amazon.C33" table:buttons="NT_Amazon.A20 NT_Amazon.A22 NT_Amazon.B22" table:ignore-empty-rows="true" table:identify-categories="true" table:show-filter-button="false" table:drill-down-on-double-click="false">
          <table:source-cell-range table:cell-range-address="Liste_Materiel.C6:Liste_Materiel.P94"/>
          <table:data-pilot-field table:source-field-name="Fournisseur" table:orientation="page" table:used-hierarchy="0" table:function="auto" loext:ignore-selected-page="true" table:selected-page="Amazon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tru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6" table:display="true" table:show-details="true"/>
                <table:data-pilot-member table:name="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72 €" table:display="true" table:show-details="true"/>
                <table:data-pilot-member table:name="0,86 €" table:display="true" table:show-details="true"/>
                <table:data-pilot-member table:name="1,26 €" table:display="true" table:show-details="true"/>
                <table:data-pilot-member table:name="1,34 €" table:display="true" table:show-details="true"/>
                <table:data-pilot-member table:name="1,85 €" table:display="true" table:show-details="true"/>
                <table:data-pilot-member table:name="1,96 €" table:display="true" table:show-details="true"/>
                <table:data-pilot-member table:name="2,18 €" table:display="true" table:show-details="true"/>
                <table:data-pilot-member table:name="2,98 €" table:display="true" table:show-details="true"/>
                <table:data-pilot-member table:name="3,43 €" table:display="true" table:show-details="true"/>
                <table:data-pilot-member table:name="3,76 €" table:display="true" table:show-details="true"/>
                <table:data-pilot-member table:name="3,84 €" table:display="true" table:show-details="true"/>
                <table:data-pilot-member table:name="4,40 €" table:display="true" table:show-details="true"/>
                <table:data-pilot-member table:name="5,36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0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0,72 €" table:display="true" table:show-details="true"/>
                <table:data-pilot-member table:name="13,14 €" table:display="true" table:show-details="true"/>
                <table:data-pilot-member table:name="14,00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4,70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48,00 €" table:display="true" table:show-details="true"/>
                <table:data-pilot-member table:name="49,84 €" table:display="true" table:show-details="true"/>
                <table:data-pilot-member table:name="57,07 €" table:display="true" table:show-details="true"/>
                <table:data-pilot-member table:name="59,97 €" table:display="true" table:show-details="true"/>
                <table:data-pilot-member table:name="65,72 €" table:display="true" table:show-details="true"/>
                <table:data-pilot-member table:name="71,76 €" table:display="true" table:show-details="true"/>
                <table:data-pilot-member table:name="71,96 €" table:display="true" table:show-details="true"/>
                <table:data-pilot-member table:name="143,20 €" table:display="true" table:show-details="true"/>
                <table:data-pilot-member table:name="164,80 €" table:display="true" table:show-details="true"/>
                <table:data-pilot-member table:name="165,56 €" table:display="true" table:show-details="true"/>
                <table:data-pilot-member table:name="188,80 €" table:display="true" table:show-details="true"/>
                <table:data-pilot-member table:name="279,60 €" table:display="true" table:show-details="true"/>
                <table:data-pilot-member table:name="88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NT_Arianeplast.A20:NT_Arianeplast.C26" table:buttons="NT_Arianeplast.A20 NT_Arianeplast.A22 NT_Arianeplast.B22" table:ignore-empty-rows="true" table:show-filter-button="false" table:drill-down-on-double-click="false">
          <table:source-cell-range table:cell-range-address="Liste_Materiel.C6:Liste_Materiel.P94"/>
          <table:data-pilot-field table:source-field-name="Fournisseur" table:orientation="page" table:used-hierarchy="0" table:function="auto" loext:ignore-selected-page="true" table:selected-page="Arianeplast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tru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6" table:display="true" table:show-details="true"/>
                <table:data-pilot-member table:name="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72 €" table:display="true" table:show-details="true"/>
                <table:data-pilot-member table:name="0,86 €" table:display="true" table:show-details="true"/>
                <table:data-pilot-member table:name="1,26 €" table:display="true" table:show-details="true"/>
                <table:data-pilot-member table:name="1,34 €" table:display="true" table:show-details="true"/>
                <table:data-pilot-member table:name="1,85 €" table:display="true" table:show-details="true"/>
                <table:data-pilot-member table:name="1,96 €" table:display="true" table:show-details="true"/>
                <table:data-pilot-member table:name="2,18 €" table:display="true" table:show-details="true"/>
                <table:data-pilot-member table:name="2,98 €" table:display="true" table:show-details="true"/>
                <table:data-pilot-member table:name="3,43 €" table:display="true" table:show-details="true"/>
                <table:data-pilot-member table:name="3,76 €" table:display="true" table:show-details="true"/>
                <table:data-pilot-member table:name="3,84 €" table:display="true" table:show-details="true"/>
                <table:data-pilot-member table:name="4,40 €" table:display="true" table:show-details="true"/>
                <table:data-pilot-member table:name="5,36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0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0,72 €" table:display="true" table:show-details="true"/>
                <table:data-pilot-member table:name="13,14 €" table:display="true" table:show-details="true"/>
                <table:data-pilot-member table:name="14,00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4,70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48,00 €" table:display="true" table:show-details="true"/>
                <table:data-pilot-member table:name="49,84 €" table:display="true" table:show-details="true"/>
                <table:data-pilot-member table:name="57,07 €" table:display="true" table:show-details="true"/>
                <table:data-pilot-member table:name="59,97 €" table:display="true" table:show-details="true"/>
                <table:data-pilot-member table:name="65,72 €" table:display="true" table:show-details="true"/>
                <table:data-pilot-member table:name="71,76 €" table:display="true" table:show-details="true"/>
                <table:data-pilot-member table:name="71,96 €" table:display="true" table:show-details="true"/>
                <table:data-pilot-member table:name="143,20 €" table:display="true" table:show-details="true"/>
                <table:data-pilot-member table:name="164,80 €" table:display="true" table:show-details="true"/>
                <table:data-pilot-member table:name="165,56 €" table:display="true" table:show-details="true"/>
                <table:data-pilot-member table:name="188,80 €" table:display="true" table:show-details="true"/>
                <table:data-pilot-member table:name="279,60 €" table:display="true" table:show-details="true"/>
                <table:data-pilot-member table:name="88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NT_Bricovis.A20:NT_Bricovis.C52" table:buttons="NT_Bricovis.A20 NT_Bricovis.A22 NT_Bricovis.B22" table:ignore-empty-rows="true" table:show-filter-button="false" table:drill-down-on-double-click="false">
          <table:source-cell-range table:cell-range-address="Liste_Materiel.C6:Liste_Materiel.P94"/>
          <table:data-pilot-field table:source-field-name="Fournisseur" table:orientation="page" table:used-hierarchy="0" table:function="auto" loext:ignore-selected-page="true" table:selected-page="Bricovis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tru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6" table:display="true" table:show-details="true"/>
                <table:data-pilot-member table:name="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72 €" table:display="true" table:show-details="true"/>
                <table:data-pilot-member table:name="0,86 €" table:display="true" table:show-details="true"/>
                <table:data-pilot-member table:name="1,26 €" table:display="true" table:show-details="true"/>
                <table:data-pilot-member table:name="1,34 €" table:display="true" table:show-details="true"/>
                <table:data-pilot-member table:name="1,85 €" table:display="true" table:show-details="true"/>
                <table:data-pilot-member table:name="1,96 €" table:display="true" table:show-details="true"/>
                <table:data-pilot-member table:name="2,18 €" table:display="true" table:show-details="true"/>
                <table:data-pilot-member table:name="2,98 €" table:display="true" table:show-details="true"/>
                <table:data-pilot-member table:name="3,43 €" table:display="true" table:show-details="true"/>
                <table:data-pilot-member table:name="3,76 €" table:display="true" table:show-details="true"/>
                <table:data-pilot-member table:name="3,84 €" table:display="true" table:show-details="true"/>
                <table:data-pilot-member table:name="4,40 €" table:display="true" table:show-details="true"/>
                <table:data-pilot-member table:name="5,36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0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0,72 €" table:display="true" table:show-details="true"/>
                <table:data-pilot-member table:name="13,14 €" table:display="true" table:show-details="true"/>
                <table:data-pilot-member table:name="14,00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4,70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48,00 €" table:display="true" table:show-details="true"/>
                <table:data-pilot-member table:name="49,84 €" table:display="true" table:show-details="true"/>
                <table:data-pilot-member table:name="57,07 €" table:display="true" table:show-details="true"/>
                <table:data-pilot-member table:name="59,97 €" table:display="true" table:show-details="true"/>
                <table:data-pilot-member table:name="65,72 €" table:display="true" table:show-details="true"/>
                <table:data-pilot-member table:name="71,76 €" table:display="true" table:show-details="true"/>
                <table:data-pilot-member table:name="71,96 €" table:display="true" table:show-details="true"/>
                <table:data-pilot-member table:name="143,20 €" table:display="true" table:show-details="true"/>
                <table:data-pilot-member table:name="164,80 €" table:display="true" table:show-details="true"/>
                <table:data-pilot-member table:name="165,56 €" table:display="true" table:show-details="true"/>
                <table:data-pilot-member table:name="188,80 €" table:display="true" table:show-details="true"/>
                <table:data-pilot-member table:name="279,60 €" table:display="true" table:show-details="true"/>
                <table:data-pilot-member table:name="88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NT_Conrad.A20:NT_Conrad.C36" table:buttons="NT_Conrad.A20 NT_Conrad.A22 NT_Conrad.B22" table:ignore-empty-rows="true" table:show-filter-button="false" table:drill-down-on-double-click="false">
          <table:source-cell-range table:cell-range-address="Liste_Materiel.C6:Liste_Materiel.P94"/>
          <table:data-pilot-field table:source-field-name="Fournisseur" table:orientation="page" table:used-hierarchy="0" table:function="auto" loext:ignore-selected-page="true" table:selected-page="Conrad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tru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6" table:display="true" table:show-details="true"/>
                <table:data-pilot-member table:name="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72 €" table:display="true" table:show-details="true"/>
                <table:data-pilot-member table:name="0,86 €" table:display="true" table:show-details="true"/>
                <table:data-pilot-member table:name="1,26 €" table:display="true" table:show-details="true"/>
                <table:data-pilot-member table:name="1,34 €" table:display="true" table:show-details="true"/>
                <table:data-pilot-member table:name="1,85 €" table:display="true" table:show-details="true"/>
                <table:data-pilot-member table:name="1,96 €" table:display="true" table:show-details="true"/>
                <table:data-pilot-member table:name="2,18 €" table:display="true" table:show-details="true"/>
                <table:data-pilot-member table:name="2,98 €" table:display="true" table:show-details="true"/>
                <table:data-pilot-member table:name="3,43 €" table:display="true" table:show-details="true"/>
                <table:data-pilot-member table:name="3,76 €" table:display="true" table:show-details="true"/>
                <table:data-pilot-member table:name="3,84 €" table:display="true" table:show-details="true"/>
                <table:data-pilot-member table:name="4,40 €" table:display="true" table:show-details="true"/>
                <table:data-pilot-member table:name="5,36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0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0,72 €" table:display="true" table:show-details="true"/>
                <table:data-pilot-member table:name="13,14 €" table:display="true" table:show-details="true"/>
                <table:data-pilot-member table:name="14,00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4,70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48,00 €" table:display="true" table:show-details="true"/>
                <table:data-pilot-member table:name="49,84 €" table:display="true" table:show-details="true"/>
                <table:data-pilot-member table:name="57,07 €" table:display="true" table:show-details="true"/>
                <table:data-pilot-member table:name="59,97 €" table:display="true" table:show-details="true"/>
                <table:data-pilot-member table:name="65,72 €" table:display="true" table:show-details="true"/>
                <table:data-pilot-member table:name="71,76 €" table:display="true" table:show-details="true"/>
                <table:data-pilot-member table:name="71,96 €" table:display="true" table:show-details="true"/>
                <table:data-pilot-member table:name="143,20 €" table:display="true" table:show-details="true"/>
                <table:data-pilot-member table:name="164,80 €" table:display="true" table:show-details="true"/>
                <table:data-pilot-member table:name="165,56 €" table:display="true" table:show-details="true"/>
                <table:data-pilot-member table:name="188,80 €" table:display="true" table:show-details="true"/>
                <table:data-pilot-member table:name="279,60 €" table:display="true" table:show-details="true"/>
                <table:data-pilot-member table:name="88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NT_Edmundoptics.A20:NT_Edmundoptics.C26" table:buttons="NT_Edmundoptics.A20 NT_Edmundoptics.A22 NT_Edmundoptics.B22" table:ignore-empty-rows="true" table:show-filter-button="false" table:drill-down-on-double-click="false">
          <table:source-cell-range table:cell-range-address="Liste_Materiel.C6:Liste_Materiel.P94"/>
          <table:data-pilot-field table:source-field-name="Fournisseur" table:orientation="page" table:used-hierarchy="0" table:function="auto" loext:ignore-selected-page="true" table:selected-page="Edmund Optics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tru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6" table:display="true" table:show-details="true"/>
                <table:data-pilot-member table:name="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72 €" table:display="true" table:show-details="true"/>
                <table:data-pilot-member table:name="0,86 €" table:display="true" table:show-details="true"/>
                <table:data-pilot-member table:name="1,26 €" table:display="true" table:show-details="true"/>
                <table:data-pilot-member table:name="1,34 €" table:display="true" table:show-details="true"/>
                <table:data-pilot-member table:name="1,85 €" table:display="true" table:show-details="true"/>
                <table:data-pilot-member table:name="1,96 €" table:display="true" table:show-details="true"/>
                <table:data-pilot-member table:name="2,18 €" table:display="true" table:show-details="true"/>
                <table:data-pilot-member table:name="2,98 €" table:display="true" table:show-details="true"/>
                <table:data-pilot-member table:name="3,43 €" table:display="true" table:show-details="true"/>
                <table:data-pilot-member table:name="3,76 €" table:display="true" table:show-details="true"/>
                <table:data-pilot-member table:name="3,84 €" table:display="true" table:show-details="true"/>
                <table:data-pilot-member table:name="4,40 €" table:display="true" table:show-details="true"/>
                <table:data-pilot-member table:name="5,36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0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0,72 €" table:display="true" table:show-details="true"/>
                <table:data-pilot-member table:name="13,14 €" table:display="true" table:show-details="true"/>
                <table:data-pilot-member table:name="14,00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4,70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48,00 €" table:display="true" table:show-details="true"/>
                <table:data-pilot-member table:name="49,84 €" table:display="true" table:show-details="true"/>
                <table:data-pilot-member table:name="57,07 €" table:display="true" table:show-details="true"/>
                <table:data-pilot-member table:name="59,97 €" table:display="true" table:show-details="true"/>
                <table:data-pilot-member table:name="65,72 €" table:display="true" table:show-details="true"/>
                <table:data-pilot-member table:name="71,76 €" table:display="true" table:show-details="true"/>
                <table:data-pilot-member table:name="71,96 €" table:display="true" table:show-details="true"/>
                <table:data-pilot-member table:name="143,20 €" table:display="true" table:show-details="true"/>
                <table:data-pilot-member table:name="164,80 €" table:display="true" table:show-details="true"/>
                <table:data-pilot-member table:name="165,56 €" table:display="true" table:show-details="true"/>
                <table:data-pilot-member table:name="188,80 €" table:display="true" table:show-details="true"/>
                <table:data-pilot-member table:name="279,60 €" table:display="true" table:show-details="true"/>
                <table:data-pilot-member table:name="88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NT_Intermodel.A20:NT_Intermodel.C29" table:buttons="NT_Intermodel.A20 NT_Intermodel.A22 NT_Intermodel.B22" table:ignore-empty-rows="true" table:show-filter-button="false" table:drill-down-on-double-click="false">
          <table:source-cell-range table:cell-range-address="Liste_Materiel.C6:Liste_Materiel.P94"/>
          <table:data-pilot-field table:source-field-name="Fournisseur" table:orientation="page" table:used-hierarchy="0" table:function="auto" loext:ignore-selected-page="true" table:selected-page="Intermodel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tru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6" table:display="true" table:show-details="true"/>
                <table:data-pilot-member table:name="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72 €" table:display="true" table:show-details="true"/>
                <table:data-pilot-member table:name="0,86 €" table:display="true" table:show-details="true"/>
                <table:data-pilot-member table:name="1,26 €" table:display="true" table:show-details="true"/>
                <table:data-pilot-member table:name="1,34 €" table:display="true" table:show-details="true"/>
                <table:data-pilot-member table:name="1,85 €" table:display="true" table:show-details="true"/>
                <table:data-pilot-member table:name="1,96 €" table:display="true" table:show-details="true"/>
                <table:data-pilot-member table:name="2,18 €" table:display="true" table:show-details="true"/>
                <table:data-pilot-member table:name="2,98 €" table:display="true" table:show-details="true"/>
                <table:data-pilot-member table:name="3,43 €" table:display="true" table:show-details="true"/>
                <table:data-pilot-member table:name="3,76 €" table:display="true" table:show-details="true"/>
                <table:data-pilot-member table:name="3,84 €" table:display="true" table:show-details="true"/>
                <table:data-pilot-member table:name="4,40 €" table:display="true" table:show-details="true"/>
                <table:data-pilot-member table:name="5,36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0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0,72 €" table:display="true" table:show-details="true"/>
                <table:data-pilot-member table:name="13,14 €" table:display="true" table:show-details="true"/>
                <table:data-pilot-member table:name="14,00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4,70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48,00 €" table:display="true" table:show-details="true"/>
                <table:data-pilot-member table:name="49,84 €" table:display="true" table:show-details="true"/>
                <table:data-pilot-member table:name="57,07 €" table:display="true" table:show-details="true"/>
                <table:data-pilot-member table:name="59,97 €" table:display="true" table:show-details="true"/>
                <table:data-pilot-member table:name="65,72 €" table:display="true" table:show-details="true"/>
                <table:data-pilot-member table:name="71,76 €" table:display="true" table:show-details="true"/>
                <table:data-pilot-member table:name="71,96 €" table:display="true" table:show-details="true"/>
                <table:data-pilot-member table:name="143,20 €" table:display="true" table:show-details="true"/>
                <table:data-pilot-member table:name="164,80 €" table:display="true" table:show-details="true"/>
                <table:data-pilot-member table:name="165,56 €" table:display="true" table:show-details="true"/>
                <table:data-pilot-member table:name="188,80 €" table:display="true" table:show-details="true"/>
                <table:data-pilot-member table:name="279,60 €" table:display="true" table:show-details="true"/>
                <table:data-pilot-member table:name="88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9" table:application-data="" table:target-range-address="NT_Kubii.A20:NT_Kubii.C28" table:buttons="NT_Kubii.A20 NT_Kubii.A22 NT_Kubii.B22" table:ignore-empty-rows="true" table:show-filter-button="false" table:drill-down-on-double-click="false">
          <table:source-cell-range table:cell-range-address="Liste_Materiel.C6:Liste_Materiel.P94"/>
          <table:data-pilot-field table:source-field-name="Fournisseur" table:orientation="page" table:used-hierarchy="0" table:function="auto" loext:ignore-selected-page="true" table:selected-page="Kubii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tru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6" table:display="true" table:show-details="true"/>
                <table:data-pilot-member table:name="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72 €" table:display="true" table:show-details="true"/>
                <table:data-pilot-member table:name="0,86 €" table:display="true" table:show-details="true"/>
                <table:data-pilot-member table:name="1,26 €" table:display="true" table:show-details="true"/>
                <table:data-pilot-member table:name="1,34 €" table:display="true" table:show-details="true"/>
                <table:data-pilot-member table:name="1,85 €" table:display="true" table:show-details="true"/>
                <table:data-pilot-member table:name="1,96 €" table:display="true" table:show-details="true"/>
                <table:data-pilot-member table:name="2,18 €" table:display="true" table:show-details="true"/>
                <table:data-pilot-member table:name="2,98 €" table:display="true" table:show-details="true"/>
                <table:data-pilot-member table:name="3,43 €" table:display="true" table:show-details="true"/>
                <table:data-pilot-member table:name="3,76 €" table:display="true" table:show-details="true"/>
                <table:data-pilot-member table:name="3,84 €" table:display="true" table:show-details="true"/>
                <table:data-pilot-member table:name="4,40 €" table:display="true" table:show-details="true"/>
                <table:data-pilot-member table:name="5,36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0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0,72 €" table:display="true" table:show-details="true"/>
                <table:data-pilot-member table:name="13,14 €" table:display="true" table:show-details="true"/>
                <table:data-pilot-member table:name="14,00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4,70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48,00 €" table:display="true" table:show-details="true"/>
                <table:data-pilot-member table:name="49,84 €" table:display="true" table:show-details="true"/>
                <table:data-pilot-member table:name="57,07 €" table:display="true" table:show-details="true"/>
                <table:data-pilot-member table:name="59,97 €" table:display="true" table:show-details="true"/>
                <table:data-pilot-member table:name="65,72 €" table:display="true" table:show-details="true"/>
                <table:data-pilot-member table:name="71,76 €" table:display="true" table:show-details="true"/>
                <table:data-pilot-member table:name="71,96 €" table:display="true" table:show-details="true"/>
                <table:data-pilot-member table:name="143,20 €" table:display="true" table:show-details="true"/>
                <table:data-pilot-member table:name="164,80 €" table:display="true" table:show-details="true"/>
                <table:data-pilot-member table:name="165,56 €" table:display="true" table:show-details="true"/>
                <table:data-pilot-member table:name="188,80 €" table:display="true" table:show-details="true"/>
                <table:data-pilot-member table:name="279,60 €" table:display="true" table:show-details="true"/>
                <table:data-pilot-member table:name="88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0" table:application-data="" table:target-range-address="NT_Plastiquesurmesure.A20:NT_Plastiquesurmesure.C26" table:buttons="NT_Plastiquesurmesure.A20 NT_Plastiquesurmesure.A22 NT_Plastiquesurmesure.B22" table:ignore-empty-rows="true" table:show-filter-button="false" table:drill-down-on-double-click="false">
          <table:source-cell-range table:cell-range-address="Liste_Materiel.C6:Liste_Materiel.P94"/>
          <table:data-pilot-field table:source-field-name="Fournisseur" table:orientation="page" table:used-hierarchy="0" table:function="auto" loext:ignore-selected-page="true" table:selected-page="Plastique sur mesure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tru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6" table:display="true" table:show-details="true"/>
                <table:data-pilot-member table:name="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72 €" table:display="true" table:show-details="true"/>
                <table:data-pilot-member table:name="0,86 €" table:display="true" table:show-details="true"/>
                <table:data-pilot-member table:name="1,26 €" table:display="true" table:show-details="true"/>
                <table:data-pilot-member table:name="1,34 €" table:display="true" table:show-details="true"/>
                <table:data-pilot-member table:name="1,85 €" table:display="true" table:show-details="true"/>
                <table:data-pilot-member table:name="1,96 €" table:display="true" table:show-details="true"/>
                <table:data-pilot-member table:name="2,18 €" table:display="true" table:show-details="true"/>
                <table:data-pilot-member table:name="2,98 €" table:display="true" table:show-details="true"/>
                <table:data-pilot-member table:name="3,43 €" table:display="true" table:show-details="true"/>
                <table:data-pilot-member table:name="3,76 €" table:display="true" table:show-details="true"/>
                <table:data-pilot-member table:name="3,84 €" table:display="true" table:show-details="true"/>
                <table:data-pilot-member table:name="4,40 €" table:display="true" table:show-details="true"/>
                <table:data-pilot-member table:name="5,36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0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0,72 €" table:display="true" table:show-details="true"/>
                <table:data-pilot-member table:name="13,14 €" table:display="true" table:show-details="true"/>
                <table:data-pilot-member table:name="14,00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4,70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48,00 €" table:display="true" table:show-details="true"/>
                <table:data-pilot-member table:name="49,84 €" table:display="true" table:show-details="true"/>
                <table:data-pilot-member table:name="57,07 €" table:display="true" table:show-details="true"/>
                <table:data-pilot-member table:name="59,97 €" table:display="true" table:show-details="true"/>
                <table:data-pilot-member table:name="65,72 €" table:display="true" table:show-details="true"/>
                <table:data-pilot-member table:name="71,76 €" table:display="true" table:show-details="true"/>
                <table:data-pilot-member table:name="71,96 €" table:display="true" table:show-details="true"/>
                <table:data-pilot-member table:name="143,20 €" table:display="true" table:show-details="true"/>
                <table:data-pilot-member table:name="164,80 €" table:display="true" table:show-details="true"/>
                <table:data-pilot-member table:name="165,56 €" table:display="true" table:show-details="true"/>
                <table:data-pilot-member table:name="188,80 €" table:display="true" table:show-details="true"/>
                <table:data-pilot-member table:name="279,60 €" table:display="true" table:show-details="true"/>
                <table:data-pilot-member table:name="88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1" table:application-data="" table:target-range-address="NT_ROVexpert.A20:NT_ROVexpert.C34" table:buttons="NT_ROVexpert.A20 NT_ROVexpert.A22 NT_ROVexpert.B22" table:ignore-empty-rows="true" table:show-filter-button="false" table:drill-down-on-double-click="false">
          <table:source-cell-range table:cell-range-address="Liste_Materiel.C6:Liste_Materiel.P94"/>
          <table:data-pilot-field table:source-field-name="Fournisseur" table:orientation="page" table:used-hierarchy="0" table:function="auto" loext:ignore-selected-page="true" table:selected-page="Rov Expert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6" table:display="true" table:show-details="true"/>
                <table:data-pilot-member table:name="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72 €" table:display="true" table:show-details="true"/>
                <table:data-pilot-member table:name="0,86 €" table:display="true" table:show-details="true"/>
                <table:data-pilot-member table:name="1,26 €" table:display="true" table:show-details="true"/>
                <table:data-pilot-member table:name="1,34 €" table:display="true" table:show-details="true"/>
                <table:data-pilot-member table:name="1,85 €" table:display="true" table:show-details="true"/>
                <table:data-pilot-member table:name="1,96 €" table:display="true" table:show-details="true"/>
                <table:data-pilot-member table:name="2,18 €" table:display="true" table:show-details="true"/>
                <table:data-pilot-member table:name="2,98 €" table:display="true" table:show-details="true"/>
                <table:data-pilot-member table:name="3,43 €" table:display="true" table:show-details="true"/>
                <table:data-pilot-member table:name="3,76 €" table:display="true" table:show-details="true"/>
                <table:data-pilot-member table:name="3,84 €" table:display="true" table:show-details="true"/>
                <table:data-pilot-member table:name="4,40 €" table:display="true" table:show-details="true"/>
                <table:data-pilot-member table:name="5,36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0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0,72 €" table:display="true" table:show-details="true"/>
                <table:data-pilot-member table:name="13,14 €" table:display="true" table:show-details="true"/>
                <table:data-pilot-member table:name="14,00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4,70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48,00 €" table:display="true" table:show-details="true"/>
                <table:data-pilot-member table:name="49,84 €" table:display="true" table:show-details="true"/>
                <table:data-pilot-member table:name="57,07 €" table:display="true" table:show-details="true"/>
                <table:data-pilot-member table:name="59,97 €" table:display="true" table:show-details="true"/>
                <table:data-pilot-member table:name="65,72 €" table:display="true" table:show-details="true"/>
                <table:data-pilot-member table:name="71,76 €" table:display="true" table:show-details="true"/>
                <table:data-pilot-member table:name="71,96 €" table:display="true" table:show-details="true"/>
                <table:data-pilot-member table:name="143,20 €" table:display="true" table:show-details="true"/>
                <table:data-pilot-member table:name="164,80 €" table:display="true" table:show-details="true"/>
                <table:data-pilot-member table:name="165,56 €" table:display="true" table:show-details="true"/>
                <table:data-pilot-member table:name="188,80 €" table:display="true" table:show-details="true"/>
                <table:data-pilot-member table:name="279,60 €" table:display="true" table:show-details="true"/>
                <table:data-pilot-member table:name="88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A_20_commander" style:display-name="A commander" style:family="table-cell" style:parent-style-name="Default">
      <style:table-cell-properties fo:background-color="#ff7b59" style:diagonal-bl-tr="none" style:diagonal-tl-br="none"/>
    </style:style>
    <style:style style:name="En_20_attente_20_de_20_réception" style:display-name="En attente de réception" style:family="table-cell" style:parent-style-name="A_20_commander">
      <style:table-cell-properties fo:background-color="#e16173"/>
    </style:style>
    <style:style style:name="Sans_20_nom1" style:display-name="Sans nom1" style:family="table-cell" style:parent-style-name="A_20_commander">
      <style:table-cell-properties fo:background-color="#00a933"/>
    </style:style>
    <style:style style:name="colis_20_perdu" style:display-name="colis perdu" style:family="table-cell" style:parent-style-name="Default">
      <style:table-cell-properties fo:background-color="#ff0000" style:diagonal-bl-tr="none" style:diagonal-tl-br="none" fo:border="1.05pt double #000000" style:border-line-width="0.012cm 0.012cm 0.012cm"/>
      <style:text-properties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margin-top="0.744cm" fo:margin-bottom="0.459cm" fo:margin-left="1.584cm" fo:margin-right="1.475cm" style:scale-to="116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/00/0000</text:date>, <text:time style:data-style-name="N2" text:time-value="11:30:13.929330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10:25:47.100496443</meta:creation-date>
    <dc:date>2022-11-10T16:21:10.770419762</dc:date>
    <meta:editing-duration>PT14H59M56S</meta:editing-duration>
    <meta:editing-cycles>46</meta:editing-cycles>
    <meta:generator>LibreOffice/6.4.7.2$Linux_X86_64 LibreOffice_project/40$Build-2</meta:generator>
    <meta:document-statistic meta:table-count="12" meta:cell-count="1516" meta:object-count="0"/>
  </office:meta>
</office:document-meta>
</file>